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8953in"/>
    </style:style>
    <style:style style:name="co2" style:family="table-column">
      <style:table-column-properties fo:break-before="auto" style:column-width="0.7583in"/>
    </style:style>
    <style:style style:name="co3" style:family="table-column">
      <style:table-column-properties fo:break-before="auto" style:column-width="0.6138in"/>
    </style:style>
    <style:style style:name="co4" style:family="table-column">
      <style:table-column-properties fo:break-before="auto" style:column-width="4.0902in"/>
    </style:style>
    <style:style style:name="co5" style:family="table-column">
      <style:table-column-properties fo:break-before="auto" style:column-width="0.889in"/>
    </style:style>
    <style:style style:name="ro1" style:family="table-row">
      <style:table-row-properties style:row-height="0.9799in" fo:break-before="auto" style:use-optimal-row-height="false"/>
    </style:style>
    <style:style style:name="ro2" style:family="table-row">
      <style:table-row-properties style:row-height="1.2807in" fo:break-before="auto" style:use-optimal-row-height="false"/>
    </style:style>
    <style:style style:name="ro3" style:family="table-row">
      <style:table-row-properties style:row-height="1.3917in" fo:break-before="auto" style:use-optimal-row-height="false"/>
    </style:style>
    <style:style style:name="ro4" style:family="table-row">
      <style:table-row-properties style:row-height="1.2138in" fo:break-before="auto" style:use-optimal-row-height="false"/>
    </style:style>
    <style:style style:name="ro5" style:family="table-row">
      <style:table-row-properties style:row-height="1.0728in" fo:break-before="auto" style:use-optimal-row-height="false"/>
    </style:style>
    <style:style style:name="ro6" style:family="table-row">
      <style:table-row-properties style:row-height="1.1398in" fo:break-before="auto" style:use-optimal-row-height="false"/>
    </style:style>
    <style:style style:name="ro7" style:family="table-row">
      <style:table-row-properties style:row-height="1.0882in" fo:break-before="auto" style:use-optimal-row-height="fals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style:text-align-source="fix" style:repeat-content="false" fo:wrap-option="wrap" style:vertical-align="middle"/>
      <style:paragraph-properties fo:text-align="center" fo:margin-left="0in"/>
    </style:style>
    <style:style style:name="ce4" style:family="table-cell" style:parent-style-name="Default">
      <style:table-cell-properties style:text-align-source="fix" style:repeat-content="false" style:vertical-align="middle"/>
      <style:paragraph-properties fo:text-align="center" fo:margin-left="0in"/>
    </style:style>
  </office:automatic-styles>
  <office:body>
    <office:spreadsheet>
      <table:calculation-settings table:automatic-find-labels="false" table:use-regular-expressions="false" table:use-wildcards="true"/>
      <table:table table:name="raw_answers" table:style-name="ta1">
        <table:table-column table:style-name="co1" table:default-cell-style-name="ce2"/>
        <table:table-column table:style-name="co2" table:default-cell-style-name="ce2"/>
        <table:table-column table:style-name="co3" table:default-cell-style-name="ce2"/>
        <table:table-column table:style-name="co3" table:default-cell-style-name="ce4"/>
        <table:table-column table:style-name="co4" table:default-cell-style-name="ce2"/>
        <table:table-column table:style-name="co5" table:default-cell-style-name="Default"/>
        <table:table-column table:style-name="co5" table:number-columns-repeated="16378"/>
        <table:table-row table:style-name="ro1">
          <table:table-cell table:style-name="ce1" office:value-type="string" calcext:value-type="string">
            <text:p>Question</text:p>
          </table:table-cell>
          <table:table-cell table:style-name="ce1" office:value-type="string" calcext:value-type="string">
            <text:p>Modality</text:p>
          </table:table-cell>
          <table:table-cell table:style-name="ce1" office:value-type="string" calcext:value-type="string">
            <text:p>Correct</text:p>
          </table:table-cell>
          <table:table-cell table:style-name="ce1" office:value-type="string" calcext:value-type="string">
            <text:p>Slide number</text:p>
          </table:table-cell>
          <table:table-cell table:style-name="ce1" office:value-type="string" calcext:value-type="string">
            <text:p>Content</text:p>
          </table:table-cell>
          <table:table-cell/>
          <table:table-cell table:style-name="ce2" table:number-columns-repeated="16378"/>
        </table:table-row>
        <table:table-row table:style-name="ro1">
          <table:table-cell office:value-type="string" calcext:value-type="string">
            <text:p>Why do we intentionally block the architecture from evaluating certain elements of the sequence during both the learning phase and the text generation phase?</text:p>
          </table:table-cell>
          <table:table-cell office:value-type="string" calcext:value-type="string">
            <text:p>Text</text:p>
          </table:table-cell>
          <table:table-cell office:value-type="float" office:value="32" calcext:value-type="float">
            <text:p>32</text:p>
          </table:table-cell>
          <table:table-cell table:style-name="ce3" office:value-type="float" office:value="32" calcext:value-type="float">
            <text:p>32</text:p>
          </table:table-cell>
          <table:table-cell office:value-type="string" calcext:value-type="string">
            <text:p>Masked Self-Attention Layer</text:p>
            <text:p>Masked self-attention is used The architecture of to ensure that the modelVision Transformer (ViT) does not attend to some of the tokens in the input sequence during training or generation. 32 Source: Attention is All You Need, NIPS. 2017.</text:p>
          </table:table-cell>
          <table:table-cell/>
          <table:table-cell table:style-name="ce2" table:number-columns-repeated="16378"/>
        </table:table-row>
        <table:table-row table:style-name="ro1">
          <table:table-cell office:value-type="string" calcext:value-type="string">
            <text:p>When attempting to restore incomplete audio-visual streams, how is the backward noise-reduction step visually differentiated when it combines authentic input with artificially generated substitute data?</text:p>
          </table:table-cell>
          <table:table-cell office:value-type="string" calcext:value-type="string">
            <text:p>Text</text:p>
          </table:table-cell>
          <table:table-cell office:value-type="float" office:value="138" calcext:value-type="float">
            <text:p>138</text:p>
          </table:table-cell>
          <table:table-cell table:style-name="ce3" office:value-type="float" office:value="138" calcext:value-type="float">
            <text:p>138</text:p>
          </table:table-cell>
          <table:table-cell office:value-type="string" calcext:value-type="string">
            <text:p>Method 1: Modality Imputation</text:p>
            <text:p>AVR: Audio-Visual Relation-aware diffusion model depicts the diffusion and reverse process of concatenated features between real features, while represents the reverse process of features where the pseudo feature and the real feature are concatenated.</text:p>
          </table:table-cell>
          <table:table-cell/>
          <table:table-cell table:style-name="ce2" table:number-columns-repeated="16378"/>
        </table:table-row>
        <table:table-row table:style-name="ro1">
          <table:table-cell office:value-type="string" calcext:value-type="string">
            <text:p>Based on a cited 2022 NAACL paper, what are the three distinct streams of information required to successfully predict an answer when combining visual comprehension with outside databases?</text:p>
          </table:table-cell>
          <table:table-cell office:value-type="string" calcext:value-type="string">
            <text:p>Text</text:p>
          </table:table-cell>
          <table:table-cell office:value-type="float" office:value="149" calcext:value-type="float">
            <text:p>149</text:p>
          </table:table-cell>
          <table:table-cell table:style-name="ce3" office:value-type="float" office:value="149" calcext:value-type="float">
            <text:p>149</text:p>
          </table:table-cell>
          <table:table-cell office:value-type="string" calcext:value-type="string">
            <text:p>Knowledge-based VQA</text:p>
            <text:p>Knowledge-based VQA takes three different information sources to predict the answer: input visual information (image), input question, and the external knowledge. Source: KAT: Knowledge Augmented Transformer for Vision-and-Language, NAACL, 2022.46</text:p>
          </table:table-cell>
          <table:table-cell/>
          <table:table-cell table:style-name="ce2" table:number-columns-repeated="16378"/>
        </table:table-row>
        <table:table-row table:style-name="ro2">
          <table:table-cell office:value-type="string" calcext:value-type="string">
            <text:p>What specific flaw is introduced when a system clumsily merges the user's prompt with the written descriptions of visual elements to form a single, giant search string?</text:p>
          </table:table-cell>
          <table:table-cell office:value-type="string" calcext:value-type="string">
            <text:p>Text</text:p>
          </table:table-cell>
          <table:table-cell office:value-type="float" office:value="158" calcext:value-type="float">
            <text:p>158</text:p>
          </table:table-cell>
          <table:table-cell table:style-name="ce3" office:value-type="float" office:value="158" calcext:value-type="float">
            <text:p>158</text:p>
          </table:table-cell>
          <table:table-cell office:value-type="string" calcext:value-type="string">
            <text:p>Challenges with mRAG</text:p>
            <text:p>Heuristic mRAG methods typically predefined fixed retrieval processes, suffering from challenges: (1) Non-adaptive Retrieval Queries Referring to the fixed retrieval processes and query structures of heuristic mRAG methods (2) Overloaded Retrieval Queries Referring to heuristic mRAG methods merely format single query by concatenating textual descriptions of objects in images with input questions</text:p>
          </table:table-cell>
          <table:table-cell/>
          <table:table-cell table:style-name="ce2" table:number-columns-repeated="16378"/>
        </table:table-row>
        <table:table-row table:style-name="ro1">
          <table:table-cell office:value-type="string" calcext:value-type="string">
            <text:p>In the introduced benchmark collection for information-seeking tasks, what exact temporal metric is used as the threshold to categorize a fact's evolution speed as either sluggish or rapid?</text:p>
          </table:table-cell>
          <table:table-cell office:value-type="string" calcext:value-type="string">
            <text:p>Text</text:p>
          </table:table-cell>
          <table:table-cell office:value-type="float" office:value="166" calcext:value-type="float">
            <text:p>166</text:p>
          </table:table-cell>
          <table:table-cell table:style-name="ce3" office:value-type="float" office:value="166" calcext:value-type="float">
            <text:p>166</text:p>
          </table:table-cell>
          <table:table-cell office:value-type="string" calcext:value-type="string">
            <text:p>The Dyn-VQA dataset</text:p>
            <text:p>Comparison of knowledge-seeking VQA datasets The annotation of fast or slow is determined by whether the updating occurs on yearly basis.</text:p>
          </table:table-cell>
          <table:table-cell/>
          <table:table-cell table:style-name="ce2" table:number-columns-repeated="16378"/>
        </table:table-row>
        <table:table-row table:style-name="ro3">
          <table:table-cell office:value-type="string" calcext:value-type="string">
            <text:p>What specific phrase describes the logical validity of a conditional rule when its triggering premise simply does not occur, thereby neutralizing the rule entirely?</text:p>
          </table:table-cell>
          <table:table-cell office:value-type="string" calcext:value-type="string">
            <text:p>Text</text:p>
          </table:table-cell>
          <table:table-cell office:value-type="float" office:value="188" calcext:value-type="float">
            <text:p>188</text:p>
          </table:table-cell>
          <table:table-cell table:style-name="ce3" office:value-type="float" office:value="188" calcext:value-type="float">
            <text:p>188</text:p>
          </table:table-cell>
          <table:table-cell office:value-type="string" calcext:value-type="string">
            <text:p>However, when the antecedent is false, the implication is</text:p>
            <text:p>always true, regardless of the consequent. Logically, we can learn anything from an implication if the antecedent is false. Looking at our example, if it is not raining, the implication does not say anything about whether indoors or not. could be an indoors type and never walk outside, even when it is not raining, or could be an outdoors type and be outside all the time when it is not raining. When the antecedent is false, we say that the implication is trivially true.</text:p>
          </table:table-cell>
          <table:table-cell/>
          <table:table-cell table:style-name="ce2" table:number-columns-repeated="16378"/>
        </table:table-row>
        <table:table-row table:style-name="ro1">
          <table:table-cell office:value-type="string" calcext:value-type="string">
            <text:p>When a network teaches itself to invoke external computing utilities, what specific mathematical metric dictates whether a candidate invocation is ultimately kept or discarded before being interwoven into the output?</text:p>
          </table:table-cell>
          <table:table-cell office:value-type="string" calcext:value-type="string">
            <text:p>Text</text:p>
          </table:table-cell>
          <table:table-cell office:value-type="float" office:value="73" calcext:value-type="float">
            <text:p>73</text:p>
          </table:table-cell>
          <table:table-cell table:style-name="ce3" office:value-type="float" office:value="174" calcext:value-type="float">
            <text:p>174</text:p>
          </table:table-cell>
          <table:table-cell office:value-type="string" calcext:value-type="string">
            <text:p>Some of the following slides credit to:</text:p>
            <text:p>Harvard University-CS 50: Artificial Intelligence in Python</text:p>
          </table:table-cell>
          <table:table-cell/>
          <table:table-cell table:style-name="ce2" table:number-columns-repeated="16378"/>
        </table:table-row>
        <table:table-row table:style-name="ro1">
          <table:table-cell office:value-type="string" calcext:value-type="string">
            <text:p>When comparing generative baseline models for tracking extreme meteorological events, what visual indicator is explicitly utilized to point out unwanted artifacts or physically unrealistic anomalies?</text:p>
          </table:table-cell>
          <table:table-cell office:value-type="string" calcext:value-type="string">
            <text:p>Image (OCR + Captioning)</text:p>
          </table:table-cell>
          <table:table-cell office:value-type="float" office:value="3" calcext:value-type="float">
            <text:p>3</text:p>
          </table:table-cell>
          <table:table-cell table:style-name="ce3" office:value-type="float" office:value="46" calcext:value-type="float">
            <text:p>46</text:p>
          </table:table-cell>
          <table:table-cell office:value-type="string" calcext:value-type="string">
            <text:p>Example: Stable Diffusion</text:p>
            <text:p>46 Source: High-Resolution Image Synthesis with Latent Diffusion Models, CVPR, 2022.</text:p>
          </table:table-cell>
          <table:table-cell/>
          <table:table-cell table:style-name="ce2" table:number-columns-repeated="16378"/>
        </table:table-row>
        <table:table-row table:style-name="ro1">
          <table:table-cell office:value-type="string" calcext:value-type="string">
            <text:p>Is the structural design of the generating module fundamentally different from the analyzing module, or do they share most of their architecture?</text:p>
          </table:table-cell>
          <table:table-cell office:value-type="string" calcext:value-type="string">
            <text:p>Text (Needs implicit clues)</text:p>
          </table:table-cell>
          <table:table-cell office:value-type="float" office:value="9" calcext:value-type="float">
            <text:p>9</text:p>
          </table:table-cell>
          <table:table-cell table:style-name="ce3" office:value-type="float" office:value="29" calcext:value-type="float">
            <text:p>29</text:p>
          </table:table-cell>
          <table:table-cell office:value-type="string" calcext:value-type="string">
            <text:p>The Transformer Decoder Block (1)</text:p>
            <text:p>Made up of decoder blocks. 29 Source: https://cs231n.stanford.edu/slides/2022/lecture_11_ruohan.pdf</text:p>
          </table:table-cell>
          <table:table-cell/>
          <table:table-cell table:style-name="ce2" table:number-columns-repeated="16378"/>
        </table:table-row>
        <table:table-row table:style-name="ro1">
          <table:table-cell office:value-type="string" calcext:value-type="string">
            <text:p>When charting the cumulative success rates of different self-assessment methodologies for binary categorization, exactly how many distinct challenges were analyzed in the provided graph?</text:p>
          </table:table-cell>
          <table:table-cell office:value-type="string" calcext:value-type="string">
            <text:p>Text</text:p>
          </table:table-cell>
          <table:table-cell office:value-type="float" office:value="86" calcext:value-type="float">
            <text:p>86</text:p>
          </table:table-cell>
          <table:table-cell table:style-name="ce3" office:value-type="float" office:value="86" calcext:value-type="float">
            <text:p>86</text:p>
          </table:table-cell>
          <table:table-cell office:value-type="string" calcext:value-type="string">
            <text:p>More Reflection, Greater Success</text:p>
            <text:p>AlfWorld performance across 134 tasks showing cumulative proportions of solved tasks using self- evaluation techniques of (Heuristic) and (GPT) for binary classification. ReAct [ICLR 2023]</text:p>
          </table:table-cell>
          <table:table-cell/>
          <table:table-cell table:style-name="ce2" table:number-columns-repeated="16378"/>
        </table:table-row>
        <table:table-row table:style-name="ro1">
          <table:table-cell office:value-type="string" calcext:value-type="string">
            <text:p>In the showcased examples of integrated functional calls, what precise mathematical division is demonstrated alongside its percentage result?</text:p>
          </table:table-cell>
          <table:table-cell office:value-type="string" calcext:value-type="string">
            <text:p>Image (OCR)</text:p>
          </table:table-cell>
          <table:table-cell office:value-type="float" office:value="74" calcext:value-type="float">
            <text:p>74</text:p>
          </table:table-cell>
          <table:table-cell table:style-name="ce3" office:value-type="float" office:value="89" calcext:value-type="float">
            <text:p>89</text:p>
          </table:table-cell>
          <table:table-cell office:value-type="string" calcext:value-type="string">
            <text:p>A Running Example (1/4)</text:p>
            <text:p/>
          </table:table-cell>
          <table:table-cell/>
          <table:table-cell table:style-name="ce2" table:number-columns-repeated="16378"/>
        </table:table-row>
        <table:table-row table:style-name="ro1">
          <table:table-cell office:value-type="string" calcext:value-type="string">
            <text:p>In the hierarchical memory diagram for a specific villager, what core self-identity is ultimately derived from recursively synthesizing the foundational nodes of his worldly observations?</text:p>
          </table:table-cell>
          <table:table-cell office:value-type="string" calcext:value-type="string">
            <text:p>Text</text:p>
          </table:table-cell>
          <table:table-cell office:value-type="float" office:value="102" calcext:value-type="float">
            <text:p>102</text:p>
          </table:table-cell>
          <table:table-cell table:style-name="ce3" office:value-type="float" office:value="102" calcext:value-type="float">
            <text:p>102</text:p>
          </table:table-cell>
          <table:table-cell office:value-type="string" calcext:value-type="string">
            <text:p>Stanford AI Village [UIST 2023]</text:p>
            <text:p>Episodic memory of experience reflection tree for Klaus Mueller. The agent observations of the world, represented in the leaf nodes, are recursively synthesized to derive Klaus self-notion that he is highly dedicated to his research.</text:p>
          </table:table-cell>
          <table:table-cell/>
          <table:table-cell table:style-name="ce2" table:number-columns-repeated="16378"/>
        </table:table-row>
        <table:table-row table:style-name="ro1">
          <table:table-cell office:value-type="string" calcext:value-type="string">
            <text:p>What is the initial mechanical setup required in the tangible mystery game before players can actively begin deducing the culprit's identity?</text:p>
          </table:table-cell>
          <table:table-cell office:value-type="string" calcext:value-type="string">
            <text:p>Text</text:p>
          </table:table-cell>
          <table:table-cell office:value-type="float" office:value="210" calcext:value-type="float">
            <text:p>210</text:p>
          </table:table-cell>
          <table:table-cell table:style-name="ce3" office:value-type="float" office:value="210" calcext:value-type="float">
            <text:p>210</text:p>
          </table:table-cell>
          <table:table-cell office:value-type="string" calcext:value-type="string">
            <text:p>People Rooms Weapons</text:p>
            <text:p>One card of each category is picked at random and put it in an envelope, and it is up to the participants to uncover whodunnit.</text:p>
          </table:table-cell>
          <table:table-cell/>
          <table:table-cell table:style-name="ce2" table:number-columns-repeated="16378"/>
        </table:table-row>
        <table:table-row table:style-name="ro1">
          <table:table-cell office:value-type="string" calcext:value-type="string">
            <text:p>Which specific 2022 academic manuscript involving latent representations is referenced regarding the creation of visual content from linguistic cues?</text:p>
          </table:table-cell>
          <table:table-cell office:value-type="string" calcext:value-type="string">
            <text:p>Text</text:p>
          </table:table-cell>
          <table:table-cell table:style-name="ce3" office:value-type="float" office:value="36" calcext:value-type="float">
            <text:p>36</text:p>
          </table:table-cell>
          <table:table-cell table:style-name="ce3" office:value-type="float" office:value="49" calcext:value-type="float">
            <text:p>49</text:p>
          </table:table-cell>
          <table:table-cell office:value-type="string" calcext:value-type="string">
            <text:p>Multimodal Embedding Spaces</text:p>
            <text:p>Multimodal learning The multi-modal nature of MLLMs is powered by two encoder models (Text encoder and Image encoder) trained to speak the same language.</text:p>
          </table:table-cell>
          <table:table-cell/>
          <table:table-cell table:style-name="ce2" table:number-columns-repeated="16378"/>
        </table:table-row>
        <table:table-row table:style-name="ro1">
          <table:table-cell office:value-type="string" calcext:value-type="string">
            <text:p>What concept describes the ability to flexibly map between completely unrestricted input and output combinations?</text:p>
          </table:table-cell>
          <table:table-cell office:value-type="string" calcext:value-type="string">
            <text:p>Text</text:p>
          </table:table-cell>
          <table:table-cell office:value-type="float" office:value="8" calcext:value-type="float">
            <text:p>8</text:p>
          </table:table-cell>
          <table:table-cell table:style-name="ce3" office:value-type="float" office:value="85" calcext:value-type="float">
            <text:p>85</text:p>
          </table:table-cell>
          <table:table-cell office:value-type="string" calcext:value-type="string">
            <text:p>A decision-making example (1/4)</text:p>
            <text:p>The agent is able to correct its reasoning trace and execute sequence of actions in concise manner!</text:p>
          </table:table-cell>
          <table:table-cell/>
          <table:table-cell table:style-name="ce2" table:number-columns-repeated="16378"/>
        </table:table-row>
        <table:table-row table:style-name="ro1">
          <table:table-cell office:value-type="string" calcext:value-type="string">
            <text:p>When setting up the initial instructions for generating increasingly difficult gaming objectives, what specific format is used to supply supplementary contextual information to the system?</text:p>
          </table:table-cell>
          <table:table-cell office:value-type="string" calcext:value-type="string">
            <text:p>Text (Needs context)</text:p>
          </table:table-cell>
          <table:table-cell office:value-type="float" office:value="93" calcext:value-type="float">
            <text:p>93</text:p>
          </table:table-cell>
          <table:table-cell table:style-name="ce3" office:value-type="float" office:value="93" calcext:value-type="float">
            <text:p>93</text:p>
          </table:table-cell>
          <table:table-cell office:value-type="string" calcext:value-type="string">
            <text:p>The system prompt for automatic curriculum (1/3)</text:p>
            <text:p>(The list of question-answer pairs represents the additional context.)</text:p>
          </table:table-cell>
          <table:table-cell/>
          <table:table-cell table:style-name="ce2" table:number-columns-repeated="16378"/>
        </table:table-row>
        <table:table-row table:style-name="ro1">
          <table:table-cell office:value-type="string" calcext:value-type="string">
            <text:p>In the introduction to the procedural learning system for the block-building game, which specific commercial company's programming interfaces are explicitly credited for improving the grasp of gameplay rules?</text:p>
          </table:table-cell>
          <table:table-cell office:value-type="string" calcext:value-type="string">
            <text:p>Image (OCR + Block diagram analysis)</text:p>
          </table:table-cell>
          <table:table-cell office:value-type="float" office:value="96" calcext:value-type="float">
            <text:p>96</text:p>
          </table:table-cell>
          <table:table-cell table:style-name="ce3" office:value-type="float" office:value="87" calcext:value-type="float">
            <text:p>87</text:p>
          </table:table-cell>
          <table:table-cell office:value-type="string" calcext:value-type="string">
            <text:p>Voyager [TMLR 2024]</text:p>
            <text:p>procedural memory of skills Objective: Leveraging MLLMs (., OpenAI APIs) for improved game mechanics understanding Innovative Features: Introduction of automatic curriculum and skill library Automatic curriculum proposes increasingly complex tasks Skill library serves as learning and evolution basis Iterative prompting mechanism refines the program and incorporates it into the skill library as new skill Source: Voyager: An Open-Ended Embodied Agent with Large Language Models, Transactions on Machine Learning Research (TMLR), 2024.87</text:p>
          </table:table-cell>
          <table:table-cell/>
          <table:table-cell table:style-name="ce2" table:number-columns-repeated="16378"/>
        </table:table-row>
        <table:table-row table:style-name="ro4">
          <table:table-cell office:value-type="string" calcext:value-type="string">
            <text:p>In the section discussing logic challenges, which slide illustrates a scenario where a participant creates a hidden sequence of hues and the opponent attempts to figure it out based on numeric feedback?</text:p>
          </table:table-cell>
          <table:table-cell office:value-type="string" calcext:value-type="string">
            <text:p>Text</text:p>
          </table:table-cell>
          <table:table-cell office:value-type="float" office:value="214" calcext:value-type="float">
            <text:p>214</text:p>
          </table:table-cell>
          <table:table-cell table:style-name="ce3" office:value-type="float" office:value="214" calcext:value-type="float">
            <text:p>214</text:p>
          </table:table-cell>
          <table:table-cell office:value-type="string" calcext:value-type="string">
            <text:p>Mastermind</text:p>
            <text:p>Another type of puzzle that can be solved using propositional logic is Mastermind game. In this game, player one arranges colors in certain order, and then player two has to guess this order. Each turn, player two makes guess, and player one gives back number, indicating how many colors player two got right. Let simulate game with four colors.</text:p>
          </table:table-cell>
          <table:table-cell/>
          <table:table-cell table:style-name="ce2" table:number-columns-repeated="16378"/>
        </table:table-row>
        <table:table-row table:style-name="ro5">
          <table:table-cell office:value-type="string" calcext:value-type="string">
            <text:p>What specific term is mathematically equated to the process of generating outputs without any guiding prompts or context?</text:p>
          </table:table-cell>
          <table:table-cell office:value-type="string" calcext:value-type="string">
            <text:p>Text + Image (Needs block and math expression analysis)</text:p>
          </table:table-cell>
          <table:table-cell office:value-type="float" office:value="44" calcext:value-type="float">
            <text:p>44</text:p>
          </table:table-cell>
          <table:table-cell table:style-name="ce3" office:value-type="float" office:value="11" calcext:value-type="float">
            <text:p>11</text:p>
          </table:table-cell>
          <table:table-cell office:value-type="string" calcext:value-type="string">
            <text:p>Example:</text:p>
            <text:p>Language Translation with Transformers Autoregressive generation is the inference-time procedure of iteratively calling model with its own generated outputs, given few initial inputs. 11 Source: https://huggingface.co/blog/encoder-decoder</text:p>
          </table:table-cell>
          <table:table-cell/>
          <table:table-cell table:style-name="ce2" table:number-columns-repeated="16378"/>
        </table:table-row>
        <table:table-row table:style-name="ro6">
          <table:table-cell office:value-type="string" calcext:value-type="string">
            <text:p>In the simulated block-world environment, when the automated entity attempts to manufacture an optical viewing instrument but fails due to missing inventory, what specific geological resource does the internal critique suggest retrieving from underground?</text:p>
          </table:table-cell>
          <table:table-cell office:value-type="string" calcext:value-type="string">
            <text:p>Image (OCR)</text:p>
          </table:table-cell>
          <table:table-cell office:value-type="float" office:value="98" calcext:value-type="float">
            <text:p>98</text:p>
          </table:table-cell>
          <table:table-cell table:style-name="ce3" office:value-type="float" office:value="215" calcext:value-type="float">
            <text:p>215</text:p>
          </table:table-cell>
          <table:table-cell office:value-type="string" calcext:value-type="string">
            <text:p>Remarks</text:p>
            <text:p>Real-world knowledge plays vital role in human intelligence. Physical World Knowledge Taxonomy Horizon Deep Planning Semantics Temporal Relation (slow-thinking) Situation/Event (Image) Action (Video) Spatial Relation Object Affordance Surface Object Properties Semantics Object Permanence (fast-thinking) 112 Dynamics Static Dynamic</text:p>
          </table:table-cell>
          <table:table-cell/>
          <table:table-cell table:style-name="ce2" table:number-columns-repeated="16378"/>
        </table:table-row>
        <table:table-row table:style-name="ro5">
          <table:table-cell office:value-type="string" calcext:value-type="string">
            <text:p>At which specific machine learning conference was the framework handling dozens of distinct tasks officially presented?</text:p>
          </table:table-cell>
          <table:table-cell table:number-columns-repeated="2"/>
          <table:table-cell table:style-name="ce3" office:value-type="float" office:value="118" calcext:value-type="float">
            <text:p>118</text:p>
          </table:table-cell>
          <table:table-cell office:value-type="string" calcext:value-type="string">
            <text:p>The two main challenges</text:p>
            <text:p>Demanding larger datasets and computations For example, Chameleon (released by Meta, 2024) is trained on 9.2 trillion training tokens (including image tokens) to match LLaMA2, which is trained on 2 trillion training tokens for text performance. Inherent differences in how different modalities are processed In the feature space (across layers), PCA results show the distinct clustering by modality (text, speech, image).</text:p>
          </table:table-cell>
          <table:table-cell/>
          <table:table-cell table:style-name="ce2" table:number-columns-repeated="16378"/>
        </table:table-row>
        <table:table-row table:style-name="ro7">
          <table:table-cell office:value-type="string" calcext:value-type="string">
            <text:p>What generic mathematical variable is utilized in the diagrams to represent the total quantity of stacked processing units comprising the primary analysis framework?</text:p>
          </table:table-cell>
          <table:table-cell table:number-columns-repeated="2"/>
          <table:table-cell table:style-name="ce3" office:value-type="float" office:value="124" calcext:value-type="float">
            <text:p>124</text:p>
          </table:table-cell>
          <table:table-cell office:value-type="string" calcext:value-type="string">
            <text:p>What is a Mixture of Experts (MoE)?</text:p>
            <text:p>Architecture MoE consists of two main elements: Sparse MoE layers are used instead of dense feed-forward network (FFN) layers. MoE layers have certain number of experts (. 8), where each expert is neural network. gate network or router, that determines which tokens are sent to which expert. Source: https://huggingface.co/blog/moe</text:p>
          </table:table-cell>
          <table:table-cell/>
          <table:table-cell table:style-name="ce2" table:number-columns-repeated="16378"/>
        </table:table-row>
        <table:table-row table:style-name="ro1">
          <table:table-cell office:value-type="string" calcext:value-type="string">
            <text:p>During the initial practical attempt of the household chore, what specific sequential error did the virtual entity realize it made regarding the order of finding the light source versus the drinkware?</text:p>
          </table:table-cell>
          <table:table-cell table:number-columns-repeated="2"/>
          <table:table-cell table:style-name="ce3" office:value-type="float" office:value="83" calcext:value-type="float">
            <text:p>83</text:p>
          </table:table-cell>
          <table:table-cell office:value-type="string" calcext:value-type="string">
            <text:p>A decision-making example</text:p>
            <text:p>Task: examine the mug with the desklamp</text:p>
          </table:table-cell>
          <table:table-cell/>
          <table:table-cell table:style-name="ce2" table:number-columns-repeated="16378"/>
        </table:table-row>
        <table:table-row table:style-name="ro1">
          <table:table-cell office:value-type="string" calcext:value-type="string">
            <text:p>In the scripting implementation of the logical tracker, how is the behavioral constraint that a person cannot simultaneously visit two different friends structurally formulated?</text:p>
          </table:table-cell>
          <table:table-cell table:number-columns-repeated="2"/>
          <table:table-cell table:style-name="ce3" office:value-type="float" office:value="85" calcext:value-type="float">
            <text:p>85</text:p>
          </table:table-cell>
          <table:table-cell office:value-type="string" calcext:value-type="string">
            <text:p>A decision-making example (1/4)</text:p>
            <text:p>The agent is able to correct its reasoning trace and execute sequence of actions in concise manner!</text:p>
          </table:table-cell>
          <table:table-cell/>
          <table:table-cell table:style-name="ce2" table:number-columns-repeated="16378"/>
        </table:table-row>
        <table:table-row table:style-name="ro1">
          <table:table-cell office:value-type="string" calcext:value-type="string">
            <text:p>During the process of guessing missing sensory information, what exact type of data substitute is pumped out by the generator designed to analyze relationships between the available inputs?</text:p>
          </table:table-cell>
          <table:table-cell table:number-columns-repeated="2"/>
          <table:table-cell table:style-name="ce3" office:value-type="float" office:value="137" calcext:value-type="float">
            <text:p>137</text:p>
          </table:table-cell>
          <table:table-cell office:value-type="string" calcext:value-type="string">
            <text:p>Method 1: Modality Imputation</text:p>
            <text:p>RMM: Relation-aware Missing Modal generator generating pseudo features 1. 2. 3.</text:p>
          </table:table-cell>
          <table:table-cell/>
          <table:table-cell table:style-name="ce2" table:number-columns-repeated="16378"/>
        </table:table-row>
        <table:table-row table:style-name="ro1">
          <table:table-cell office:value-type="string" calcext:value-type="string">
            <text:p>During the looping phase of a trial, what exact condition must be satisfied for the interactive cycle between the generation, scoring, and summarization components to finally terminate?</text:p>
          </table:table-cell>
          <table:table-cell table:number-columns-repeated="2"/>
          <table:table-cell table:style-name="ce3" office:value-type="float" office:value="80" calcext:value-type="float">
            <text:p>80</text:p>
          </table:table-cell>
          <table:table-cell office:value-type="string" calcext:value-type="string">
            <text:p>The Reflexion process</text:p>
            <text:p>Initialization The Actor produces trajectory " by interacting with the environment. The Evaluator then produces score r" which is computed as #=M$("), where # is only scalar reward for trial t. The Self-Reflection model analyzes the set of {", r"} to produce summary sr" which is stored in the memory mem, where sr# is verbal experience feedback for trial t. Repeat The Actor, Evaluator, and Self-Reflection model work together through trials in loop until the Evaluator deems sr# to be correct. Note that after each trial t, sr#, is appended mem.</text:p>
          </table:table-cell>
          <table:table-cell/>
          <table:table-cell table:style-name="ce2" table:number-columns-repeated="16378"/>
        </table:table-row>
        <table:table-row table:style-name="ro1">
          <table:table-cell office:value-type="string" calcext:value-type="string">
            <text:p>When setting up the initial instructions for the module responsible for proposing increasingly difficult objectives, what specific formatting structure is noted as representing the supplementary background information?</text:p>
          </table:table-cell>
          <table:table-cell table:number-columns-repeated="2"/>
          <table:table-cell table:style-name="ce3" office:value-type="float" office:value="93" calcext:value-type="float">
            <text:p>93</text:p>
          </table:table-cell>
          <table:table-cell office:value-type="string" calcext:value-type="string">
            <text:p>The system prompt for automatic curriculum (1/3)</text:p>
            <text:p>(The list of question-answer pairs represents the additional context.)</text:p>
          </table:table-cell>
          <table:table-cell/>
          <table:table-cell table:style-name="ce2" table:number-columns-repeated="16378"/>
        </table:table-row>
        <table:table-row table:style-name="ro1">
          <table:table-cell office:value-type="string" calcext:value-type="string">
            <text:p>Within the architecture of the self-adjusting orchestrator, which specific component is responsible for analyzing the fetched data and sending real-world reactions back to the main coordinator?</text:p>
          </table:table-cell>
          <table:table-cell table:number-columns-repeated="2"/>
          <table:table-cell table:style-name="ce3" office:value-type="float" office:value="165" calcext:value-type="float">
            <text:p>165</text:p>
          </table:table-cell>
          <table:table-cell office:value-type="string" calcext:value-type="string">
            <text:p>The OmniSearch framework</text:p>
            <text:p>The planning agent is the core module that formulates sub-questions and plans the subsequent retrieval action based on real-world feedback (., retrieved content or solver output). Actual retrieval action is execute by the retriever. Then, sub- question solver generates feedback on sub-question based on the retrieval content and update it to the planner.</text:p>
          </table:table-cell>
          <table:table-cell/>
          <table:table-cell table:style-name="ce2" table:number-columns-repeated="16378"/>
        </table:table-row>
        <table:table-row table:style-name="ro1">
          <table:table-cell office:value-type="string" calcext:value-type="string">
            <text:p>I'm reviewing the mathematical function used to inject sequence order into attention-based architectures. What are the four specific design requirements this mathematical function must satisfy to be considered effective?</text:p>
          </table:table-cell>
          <table:table-cell table:number-columns-repeated="2"/>
          <table:table-cell table:style-name="ce3" office:value-type="float" office:value="26" calcext:value-type="float">
            <text:p>26</text:p>
          </table:table-cell>
          <table:table-cell office:value-type="string" calcext:value-type="string">
            <text:p>Self-Attention Layer</text:p>
            <text:p>Permutation equivariant Self-attention layer does not care about the orders of the inputs! Problem: How can we encode ordered sequences like language or spatially ordered image features? That why we need positional encoding! 26 Source: https://cs231n.stanford.edu/slides/2022/lecture_11_ruohan.pdf</text:p>
          </table:table-cell>
          <table:table-cell/>
          <table:table-cell table:style-name="ce2" table:number-columns-repeated="16378"/>
        </table:table-row>
        <table:table-row table:style-name="ro1">
          <table:table-cell office:value-type="string" calcext:value-type="string">
            <text:p>When dealing with facts that update very quickly, why is a single, initial search step considered inadequate, and what must the system rely on to separate old from new facts?</text:p>
          </table:table-cell>
          <table:table-cell table:number-columns-repeated="2"/>
          <table:table-cell table:style-name="ce3" office:value-type="float" office:value="160" calcext:value-type="float">
            <text:p>160</text:p>
          </table:table-cell>
          <table:table-cell office:value-type="string" calcext:value-type="string">
            <text:p>Dynamic questions</text:p>
            <text:p>Since the context knowledge of such question updates frequently, the retrieved content may be mixed with outdated and newer knowledge that is difficult to distinguish. This requires mARG methods to flexibly plan additional retrievals based on feedback from current retrieved content for further comprehension, rather than merely one-time retrieval.</text:p>
          </table:table-cell>
          <table:table-cell/>
          <table:table-cell table:style-name="ce2" table:number-columns-repeated="16378"/>
        </table:table-row>
        <table:table-row table:style-name="ro1">
          <table:table-cell office:value-type="string" calcext:value-type="string">
            <text:p>In the human-annotated examples demonstrating different descriptive lengths, what specific decorative element is mentioned as being placed alongside the chilled beverage?</text:p>
          </table:table-cell>
          <table:table-cell table:number-columns-repeated="2"/>
          <table:table-cell table:style-name="ce3" office:value-type="float" office:value="83" calcext:value-type="float">
            <text:p>83</text:p>
          </table:table-cell>
          <table:table-cell office:value-type="string" calcext:value-type="string">
            <text:p>A decision-making example</text:p>
            <text:p>Task: examine the mug with the desklamp</text:p>
          </table:table-cell>
          <table:table-cell/>
          <table:table-cell table:style-name="ce2" table:number-columns-repeated="16378"/>
        </table:table-row>
        <table:table-row table:style-name="ro1">
          <table:table-cell office:value-type="string" calcext:value-type="string">
            <text:p>Why does a scenario involving weather conditions and a specific day of the week logically result in exactly four potential truth-value configurations?</text:p>
          </table:table-cell>
          <table:table-cell table:number-columns-repeated="2"/>
          <table:table-cell table:style-name="ce3" office:value-type="float" office:value="191" calcext:value-type="float">
            <text:p>191</text:p>
          </table:table-cell>
          <table:table-cell office:value-type="string" calcext:value-type="string">
            <text:p>P: It is raining.</text:p>
            <text:p>: It is Tuesday. {=true,=false} model In fact, there are more possible models, say 22=4 because we have two propositions.</text:p>
          </table:table-cell>
          <table:table-cell/>
          <table:table-cell table:style-name="ce2" table:number-columns-repeated="16378"/>
        </table:table-row>
        <table:table-row table:style-name="ro1">
          <table:table-cell office:value-type="string" calcext:value-type="string">
            <text:p>How is the production-phase mechanism formally defined when a model iteratively consumes its own previous predictions to continue building a translation?</text:p>
          </table:table-cell>
          <table:table-cell table:number-columns-repeated="2"/>
          <table:table-cell table:style-name="ce3" office:value-type="float" office:value="11" calcext:value-type="float">
            <text:p>11</text:p>
          </table:table-cell>
          <table:table-cell office:value-type="string" calcext:value-type="string">
            <text:p>Example:</text:p>
            <text:p>Language Translation with Transformers Autoregressive generation is the inference-time procedure of iteratively calling model with its own generated outputs, given few initial inputs. 11 Source: https://huggingface.co/blog/encoder-decoder</text:p>
          </table:table-cell>
          <table:table-cell/>
          <table:table-cell table:style-name="ce2" table:number-columns-repeated="16378"/>
        </table:table-row>
        <table:table-row table:style-name="ro1">
          <table:table-cell office:value-type="string" calcext:value-type="string">
            <text:p>What is the primary performance benefit of using a specialized vision-to-language module to rewrite the training labels for large datasets?</text:p>
          </table:table-cell>
          <table:table-cell table:number-columns-repeated="2"/>
          <table:table-cell table:style-name="ce3" office:value-type="float" office:value="54" calcext:value-type="float">
            <text:p>54</text:p>
          </table:table-cell>
          <table:table-cell office:value-type="string" calcext:value-type="string">
            <text:p>The RECAP Framework</text:p>
            <text:p>This work proposes to relabel the corpus with improved captions that are auto-generated by custom I2T (image-to-text) model, so as to increase sample efficiency and allow vision-language model to better understand the relations between captions and images.</text:p>
          </table:table-cell>
          <table:table-cell/>
          <table:table-cell table:style-name="ce2" table:number-columns-repeated="16378"/>
        </table:table-row>
        <table:table-row table:style-name="ro1">
          <table:table-cell office:value-type="string" calcext:value-type="string">
            <text:p>When creating shared representation structures, what are the most common pairs of sensory inputs sourced from online repositories?</text:p>
          </table:table-cell>
          <table:table-cell table:number-columns-repeated="2"/>
          <table:table-cell table:style-name="ce3" office:value-type="float" office:value="48" calcext:value-type="float">
            <text:p>48</text:p>
          </table:table-cell>
          <table:table-cell office:value-type="string" calcext:value-type="string">
            <text:p>Multimodal Embedding Spaces</text:p>
            <text:p>Multimodal embedding spaces are typically learned by collecting large amounts of paired multimodal data from the Internet, often images and text, and learning encoders for each modality using pairwise similarity objective.</text:p>
          </table:table-cell>
          <table:table-cell/>
          <table:table-cell table:style-name="ce2" table:number-columns-repeated="16378"/>
        </table:table-row>
        <table:table-row table:style-name="ro1">
          <table:table-cell office:value-type="string" calcext:value-type="string">
            <text:p>How do we conceptually describe the mechanism that stops positional arrays from gaining information from positions that occur later in the sequence?</text:p>
          </table:table-cell>
          <table:table-cell table:number-columns-repeated="2"/>
          <table:table-cell table:style-name="ce3" office:value-type="float" office:value="26" calcext:value-type="float">
            <text:p>26</text:p>
          </table:table-cell>
          <table:table-cell office:value-type="string" calcext:value-type="string">
            <text:p>Self-Attention Layer</text:p>
            <text:p>Permutation equivariant Self-attention layer does not care about the orders of the inputs! Problem: How can we encode ordered sequences like language or spatially ordered image features? That why we need positional encoding! 26 Source: https://cs231n.stanford.edu/slides/2022/lecture_11_ruohan.pdf</text:p>
          </table:table-cell>
          <table:table-cell/>
          <table:table-cell table:style-name="ce2" table:number-columns-repeated="16378"/>
        </table:table-row>
        <table:table-row table:style-name="ro1">
          <table:table-cell office:value-type="string" calcext:value-type="string">
            <text:p>What is the fully expanded terminology for the standard artificial neural network layer explicitly defined at the very end of the architectural diagram breakdown?</text:p>
          </table:table-cell>
          <table:table-cell table:number-columns-repeated="2"/>
          <table:table-cell table:style-name="ce3" office:value-type="float" office:value="25" calcext:value-type="float">
            <text:p>25</text:p>
          </table:table-cell>
          <table:table-cell office:value-type="string" calcext:value-type="string">
            <text:p>Self-Attention Layer</text:p>
            <text:p>Outputs: Context vectors: (shape:) Operations: Query vectors:=xWq Key vectors:=xWk Value vectors:=xWv Alignment: ei,=qj ki/Attention:=softmax Output: yj=ai, vi Inputs: Input vectors: (shape:) 25 Source: https://cs231n.stanford.edu/slides/2022/lecture_11_ruohan.pdf</text:p>
          </table:table-cell>
          <table:table-cell/>
          <table:table-cell table:style-name="ce2" table:number-columns-repeated="16378"/>
        </table:table-row>
        <table:table-row table:style-name="ro1">
          <table:table-cell office:value-type="string" calcext:value-type="string">
            <text:p>In the case comparing the commercial success of two film industry figures, what was the specific estimated financial revenue attributed to the winning individual?</text:p>
          </table:table-cell>
          <table:table-cell table:number-columns-repeated="2"/>
          <table:table-cell table:style-name="ce3" office:value-type="float" office:value="58" calcext:value-type="float">
            <text:p>58</text:p>
          </table:table-cell>
          <table:table-cell office:value-type="string" calcext:value-type="string">
            <text:p>Results</text:p>
            <text:p/>
          </table:table-cell>
          <table:table-cell/>
          <table:table-cell table:style-name="ce2" table:number-columns-repeated="16378"/>
        </table:table-row>
        <table:table-row table:style-name="ro1">
          <table:table-cell office:value-type="string" calcext:value-type="string">
            <text:p>Why do we have to rely on an artificial neural architecture to approximate the step-by-step reconstruction phase instead of just computing the exact probabilities directly?</text:p>
          </table:table-cell>
          <table:table-cell table:number-columns-repeated="2"/>
          <table:table-cell table:style-name="ce3" office:value-type="float" office:value="44" calcext:value-type="float">
            <text:p>44</text:p>
          </table:table-cell>
          <table:table-cell office:value-type="string" calcext:value-type="string">
            <text:p>Denoising Diffusion Models</text:p>
            <text:p>Reverse denoising process: Removing noise We can directly calculate (xt1xt) because it involves complex data- related calculations. Instead, we model the reverse process with neural network to estimate (xt1xt). Model 44 Source: https://lilianweng.github.io/posts/2021-07-11-diffusion-models/</text:p>
          </table:table-cell>
          <table:table-cell/>
          <table:table-cell table:style-name="ce2" table:number-columns-repeated="16378"/>
        </table:table-row>
        <table:table-row table:style-name="ro1">
          <table:table-cell office:value-type="string" calcext:value-type="string">
            <text:p>What specific mechanism decides the exact pathway that individual pieces of data take when navigating the specialized sub-networks?</text:p>
          </table:table-cell>
          <table:table-cell table:number-columns-repeated="2"/>
          <table:table-cell table:style-name="ce3" office:value-type="float" office:value="31" calcext:value-type="float">
            <text:p>31</text:p>
          </table:table-cell>
          <table:table-cell office:value-type="string" calcext:value-type="string">
            <text:p>The Transformer Decoder Block (3)</text:p>
            <text:p>Most of the network is the same the transformer encoder. Masked Self-attention only interacts with past inputs.</text:p>
          </table:table-cell>
          <table:table-cell/>
          <table:table-cell table:style-name="ce2" table:number-columns-repeated="16378"/>
        </table:table-row>
        <table:table-row table:style-name="ro1">
          <table:table-cell office:value-type="string" calcext:value-type="string">
            <text:p>If we are working with a strict computing allowance, what is the recommended strategy regarding the size of our architecture versus how long we run the learning phase?</text:p>
          </table:table-cell>
          <table:table-cell table:number-columns-repeated="2"/>
          <table:table-cell table:style-name="ce3" office:value-type="float" office:value="70" calcext:value-type="float">
            <text:p>70</text:p>
          </table:table-cell>
          <table:table-cell office:value-type="string" calcext:value-type="string">
            <text:p>Agent Architecture</text:p>
            <text:p>Level 2: Using MLLM to reason to act Level 1: Using MLLM to act (reasoning) (acting) Memory Tool Use 70 Source: https://rdi.berkeley.edu/llm-agents/f24</text:p>
          </table:table-cell>
          <table:table-cell/>
          <table:table-cell table:style-name="ce2" table:number-columns-repeated="16378"/>
        </table:table-row>
        <table:table-row table:style-name="ro1">
          <table:table-cell office:value-type="string" calcext:value-type="string">
            <text:p>How is the system structured to execute multiple independent tracking processes simultaneously, specifically noting a numerical skip in the sequence of the named sub-components?</text:p>
          </table:table-cell>
          <table:table-cell table:number-columns-repeated="2"/>
          <table:table-cell table:style-name="ce3" office:value-type="float" office:value="27" calcext:value-type="float">
            <text:p>27</text:p>
          </table:table-cell>
          <table:table-cell office:value-type="string" calcext:value-type="string">
            <text:p>Multi-Head Self-Attention Layer</text:p>
            <text:p>Multiple self-attention heads in parallel Self-attention of Head0 Self-attention of Head1 Self-attention of Head3. 27 Source: https://cs231n.stanford.edu/slides/2022/lecture_11_ruohan.pdf</text:p>
          </table:table-cell>
          <table:table-cell/>
          <table:table-cell table:style-name="ce2" table:number-columns-repeated="16378"/>
        </table:table-row>
        <table:table-row table:style-name="ro1">
          <table:table-cell office:value-type="string" calcext:value-type="string">
            <text:p>During the automated introspection loop designed to build long-term memory, how does the output structure from the scoring module fundamentally differ in data format from the output produced by the introspection module?</text:p>
          </table:table-cell>
          <table:table-cell table:number-columns-repeated="2"/>
          <table:table-cell table:style-name="ce3" office:value-type="float" office:value="80" calcext:value-type="float">
            <text:p>80</text:p>
          </table:table-cell>
          <table:table-cell office:value-type="string" calcext:value-type="string">
            <text:p>The Reflexion process</text:p>
            <text:p>Initialization The Actor produces trajectory " by interacting with the environment. The Evaluator then produces score r" which is computed as #=M$("), where # is only scalar reward for trial t. The Self-Reflection model analyzes the set of {", r"} to produce summary sr" which is stored in the memory mem, where sr# is verbal experience feedback for trial t. Repeat The Actor, Evaluator, and Self-Reflection model work together through trials in loop until the Evaluator deems sr# to be correct. Note that after each trial t, sr#, is appended mem.</text:p>
          </table:table-cell>
          <table:table-cell/>
          <table:table-cell table:style-name="ce2" table:number-columns-repeated="16378"/>
        </table:table-row>
        <table:table-row table:style-name="ro1">
          <table:table-cell office:value-type="string" calcext:value-type="string">
            <text:p>When discussing existing vehicular simulation paradigms, which specific methodology is described as functioning primarily as an information generator within the visual realm?</text:p>
          </table:table-cell>
          <table:table-cell table:number-columns-repeated="2"/>
          <table:table-cell table:style-name="ce3" office:value-type="float" office:value="64" calcext:value-type="float">
            <text:p>64</text:p>
          </table:table-cell>
          <table:table-cell office:value-type="string" calcext:value-type="string">
            <text:p>Example:</text:p>
            <text:p>Policy World Model for Driving [NeurIPS 2025] Comparison of video world models for autonomous driving Conventional video world models typically serve as data engines for stimulation in pixel space. Unified world models perform video generation and planning as separate tasks. The proposed policy world model performs planning based on the learned world knowledge.</text:p>
          </table:table-cell>
          <table:table-cell/>
          <table:table-cell table:style-name="ce2" table:number-columns-repeated="16378"/>
        </table:table-row>
        <table:table-row table:style-name="ro1">
          <table:table-cell office:value-type="string" calcext:value-type="string">
            <text:p>What is the exact name of the architecture presented in a recent venue that achieves broad adaptability across unconstrained input-output mapping configurations?</text:p>
          </table:table-cell>
          <table:table-cell table:number-columns-repeated="2"/>
          <table:table-cell table:style-name="ce3" office:value-type="float" office:value="120" calcext:value-type="float">
            <text:p>120</text:p>
          </table:table-cell>
          <table:table-cell office:value-type="string" calcext:value-type="string">
            <text:p>Mixture-of-Transformers</text:p>
            <text:p>Architecture (MoT) The proposed MoT decouples the parameters by modality while maintaining global self-attention.</text:p>
          </table:table-cell>
          <table:table-cell/>
          <table:table-cell table:style-name="ce2" table:number-columns-repeated="16378"/>
        </table:table-row>
        <table:table-row table:style-name="ro1">
          <table:table-cell office:value-type="string" calcext:value-type="string">
            <text:p>What specific variable is used to denote the total count of repeating structural sub-units that make up the primary processing architecture?</text:p>
          </table:table-cell>
          <table:table-cell table:number-columns-repeated="2"/>
          <table:table-cell table:style-name="ce3" office:value-type="float" office:value="27" calcext:value-type="float">
            <text:p>27</text:p>
          </table:table-cell>
          <table:table-cell office:value-type="string" calcext:value-type="string">
            <text:p>Multi-Head Self-Attention Layer</text:p>
            <text:p>Multiple self-attention heads in parallel Self-attention of Head0 Self-attention of Head1 Self-attention of Head3. 27 Source: https://cs231n.stanford.edu/slides/2022/lecture_11_ruohan.pdf</text:p>
          </table:table-cell>
          <table:table-cell/>
          <table:table-cell table:style-name="ce2" table:number-columns-repeated="16378"/>
        </table:table-row>
        <table:table-row table:style-name="ro1">
          <table:table-cell office:value-type="string" calcext:value-type="string">
            <text:p>During the tabular evaluation of states, what is the justification for invalidating a scenario where the specific day arrives without precipitation, yet the anticipated jogging activity does not occur?</text:p>
          </table:table-cell>
          <table:table-cell table:number-columns-repeated="2"/>
          <table:table-cell table:style-name="ce3" office:value-type="float" office:value="196" calcext:value-type="float">
            <text:p>196</text:p>
          </table:table-cell>
          <table:table-cell office:value-type="string" calcext:value-type="string">
            <text:p>! If it didn't rain, Amy visited Bobby today.</text:p>
            <text:p>" Amy visited Bobby or Carson today, but not both. # Amy visited Carson today. $ Amy did not visit Bobby today. % It rained today. (4)(5) are inferred from (1)(2)(3).</text:p>
          </table:table-cell>
          <table:table-cell/>
          <table:table-cell table:style-name="ce2" table:number-columns-repeated="16378"/>
        </table:table-row>
        <table:table-row table:style-name="ro1">
          <table:table-cell office:value-type="string" calcext:value-type="string">
            <text:p>What specific formatting flaw causes search requests to become too burdensome in rigidly structured information-seeking pipelines?</text:p>
          </table:table-cell>
          <table:table-cell table:number-columns-repeated="2"/>
          <table:table-cell table:style-name="ce3" office:value-type="float" office:value="158" calcext:value-type="float">
            <text:p>158</text:p>
          </table:table-cell>
          <table:table-cell office:value-type="string" calcext:value-type="string">
            <text:p>Challenges with mRAG</text:p>
            <text:p>Heuristic mRAG methods typically predefined fixed retrieval processes, suffering from challenges: (1) Non-adaptive Retrieval Queries Referring to the fixed retrieval processes and query structures of heuristic mRAG methods (2) Overloaded Retrieval Queries Referring to heuristic mRAG methods merely format single query by concatenating textual descriptions of objects in images with input questions</text:p>
          </table:table-cell>
          <table:table-cell/>
          <table:table-cell table:style-name="ce2" table:number-columns-repeated="16378"/>
        </table:table-row>
        <table:table-row table:style-name="ro1">
          <table:table-cell office:value-type="string" calcext:value-type="string">
            <text:p>Which branch of physics involving systems lacking macroscopic balance serves as the foundational inspiration for the discussed generative algorithms?</text:p>
          </table:table-cell>
          <table:table-cell table:number-columns-repeated="2"/>
          <table:table-cell table:style-name="ce3" office:value-type="float" office:value="37" calcext:value-type="float">
            <text:p>37</text:p>
          </table:table-cell>
          <table:table-cell office:value-type="string" calcext:value-type="string">
            <text:p>Text to Image Generation</text:p>
            <text:p>with Diffusion Based Models Diffusion Process Diffusion models are inspired by non-equilibrium thermodynamics. For small fraction of the time, it is difficult to determine whether particles are moving in the direction of mixing or in the opposite direction. 37 Source: https://sgvr.kaist.ac.kr/~sungeui/CG/Slides/slides_24/CS380_Talk3_Diffusion.pdf</text:p>
          </table:table-cell>
          <table:table-cell/>
          <table:table-cell table:style-name="ce2" table:number-columns-repeated="16378"/>
        </table:table-row>
        <table:table-row table:style-name="ro1">
          <table:table-cell office:value-type="string" calcext:value-type="string">
            <text:p>During the multi-step economic calculation scenario, what is the exact estimated monetary figure for the East Asian country's economic output in the year directly preceding the target forecasting year?</text:p>
          </table:table-cell>
          <table:table-cell table:number-columns-repeated="2"/>
          <table:table-cell table:style-name="ce3" office:value-type="float" office:value="164" calcext:value-type="float">
            <text:p>164</text:p>
          </table:table-cell>
          <table:table-cell office:value-type="string" calcext:value-type="string">
            <text:p>OmniSearch</text:p>
            <text:p>Taiwan South Korea Which one of them has the highest GDP?</text:p>
          </table:table-cell>
          <table:table-cell/>
          <table:table-cell table:style-name="ce2" table:number-columns-repeated="16378"/>
        </table:table-row>
        <table:table-row table:style-name="ro1">
          <table:table-cell office:value-type="string" calcext:value-type="string">
            <text:p>For the 2023 framework that generates one candidate reply per fetched document, what specific strategy is used to combine granular, word-piece level connections to evaluate overall match quality?</text:p>
          </table:table-cell>
          <table:table-cell table:number-columns-repeated="2"/>
          <table:table-cell table:style-name="ce3" office:value-type="float" office:value="156" calcext:value-type="float">
            <text:p>156</text:p>
          </table:table-cell>
          <table:table-cell office:value-type="string" calcext:value-type="string">
            <text:p>RA-VQA-v2 [NeurIPS 2023]</text:p>
            <text:p>Relevance score between the query and the document is computed by aggregating the fine-grained relevance at token level with late interaction mechanism. The answer generator takes the text query, the image, and the retrieved documents as input, generating one candidate answer per retrieved document. The answer with the highest joint probability is selected.</text:p>
          </table:table-cell>
          <table:table-cell/>
          <table:table-cell table:style-name="ce2" table:number-columns-repeated="16378"/>
        </table:table-row>
        <table:table-row table:style-name="ro1">
          <table:table-cell office:value-type="string" calcext:value-type="string">
            <text:p>When evaluating the system's performance on the dataset where either visual or acoustic inputs are omitted, what specific acronym represents the foundational architecture adopted as the comparison baseline?</text:p>
          </table:table-cell>
          <table:table-cell table:number-columns-repeated="2"/>
          <table:table-cell table:style-name="ce3" office:value-type="float" office:value="127" calcext:value-type="float">
            <text:p>127</text:p>
          </table:table-cell>
          <table:table-cell office:value-type="string" calcext:value-type="string">
            <text:p>Experiments: Setting (2)</text:p>
            <text:p>Performance with Speech Integration at 7B Scale</text:p>
          </table:table-cell>
          <table:table-cell/>
          <table:table-cell table:style-name="ce2" table:number-columns-repeated="16378"/>
        </table:table-row>
        <table:table-row table:style-name="ro1">
          <table:table-cell office:value-type="string" calcext:value-type="string">
            <text:p>When integrating external databases to augment generation, what are the two distinct workflows used to translate the initial visual input into a format suitable for searching?</text:p>
          </table:table-cell>
          <table:table-cell table:number-columns-repeated="2"/>
          <table:table-cell table:style-name="ce3" office:value-type="float" office:value="158" calcext:value-type="float">
            <text:p>158</text:p>
          </table:table-cell>
          <table:table-cell office:value-type="string" calcext:value-type="string">
            <text:p>Challenges with mRAG</text:p>
            <text:p>Heuristic mRAG methods typically predefined fixed retrieval processes, suffering from challenges: (1) Non-adaptive Retrieval Queries Referring to the fixed retrieval processes and query structures of heuristic mRAG methods (2) Overloaded Retrieval Queries Referring to heuristic mRAG methods merely format single query by concatenating textual descriptions of objects in images with input questions</text:p>
          </table:table-cell>
          <table:table-cell/>
          <table:table-cell table:style-name="ce2" table:number-columns-repeated="16378"/>
        </table:table-row>
        <table:table-row table:style-name="ro1">
          <table:table-cell office:value-type="string" calcext:value-type="string">
            <text:p>Under the comparative analysis of vehicular autonomy paradigms, which specific approach is noted for treating the creation of visual sequences and the strategizing of movements as completely decoupled processes?</text:p>
          </table:table-cell>
          <table:table-cell table:number-columns-repeated="2"/>
          <table:table-cell table:style-name="ce3" office:value-type="float" office:value="64" calcext:value-type="float">
            <text:p>64</text:p>
          </table:table-cell>
          <table:table-cell office:value-type="string" calcext:value-type="string">
            <text:p>Example:</text:p>
            <text:p>Policy World Model for Driving [NeurIPS 2025] Comparison of video world models for autonomous driving Conventional video world models typically serve as data engines for stimulation in pixel space. Unified world models perform video generation and planning as separate tasks. The proposed policy world model performs planning based on the learned world knowledge.</text:p>
          </table:table-cell>
          <table:table-cell/>
          <table:table-cell table:style-name="ce2" table:number-columns-repeated="16378"/>
        </table:table-row>
        <table:table-row table:style-name="ro1">
          <table:table-cell office:value-type="string" calcext:value-type="string">
            <text:p>Following the step-by-step breakdown of the failed first chore attempt, what ultimate conclusion is drawn regarding the agent's capacity to modify its logical progression?</text:p>
          </table:table-cell>
          <table:table-cell table:number-columns-repeated="2"/>
          <table:table-cell table:style-name="ce3" office:value-type="float" office:value="85" calcext:value-type="float">
            <text:p>85</text:p>
          </table:table-cell>
          <table:table-cell office:value-type="string" calcext:value-type="string">
            <text:p>A decision-making example (1/4)</text:p>
            <text:p>The agent is able to correct its reasoning trace and execute sequence of actions in concise manner!</text:p>
          </table:table-cell>
          <table:table-cell/>
          <table:table-cell table:style-name="ce2" table:number-columns-repeated="16378"/>
        </table:table-row>
        <table:table-row table:style-name="ro1">
          <table:table-cell office:value-type="string" calcext:value-type="string">
            <text:p>During the extraction of dynamic information for generating visual physics simulations, what specific mathematical transformation is concatenated directly with the network's cross-referencing layers?</text:p>
          </table:table-cell>
          <table:table-cell table:number-columns-repeated="2"/>
          <table:table-cell table:style-name="ce3" office:value-type="float" office:value="23" calcext:value-type="float">
            <text:p>23</text:p>
          </table:table-cell>
          <table:table-cell office:value-type="string" calcext:value-type="string">
            <text:p>Self-Attention Layer</text:p>
            <text:p>Outputs: Context vectors: (shape:) Inputs: Input vectors: (shape:) 23 Source: https://cs231n.stanford.edu/slides/2022/lecture_11_ruohan.pdf</text:p>
          </table:table-cell>
          <table:table-cell/>
          <table:table-cell table:style-name="ce2" table:number-columns-repeated="16378"/>
        </table:table-row>
        <table:table-row table:style-name="ro1">
          <table:table-cell office:value-type="string" calcext:value-type="string">
            <text:p>How does the framework presented in the 2023 NeurIPS paper transform simple success or failure signals into a format that the multimodal model can actually read and use for its next attempt?</text:p>
          </table:table-cell>
          <table:table-cell table:number-columns-repeated="2"/>
          <table:table-cell table:style-name="ce3" office:value-type="float" office:value="140" calcext:value-type="float">
            <text:p>140</text:p>
          </table:table-cell>
          <table:table-cell office:value-type="string" calcext:value-type="string">
            <text:p>Method 2: Architecture-Focused Models</text:p>
            <text:p>Core idea: Dynamic adjust to handle the absence of certain modality. electronic health record Source: DrFuse: Learning Disentangled Representation for Clinical Multi-Modal Fusion with Missing Modality and Modal Inconsistency, AAAI, 2024.</text:p>
          </table:table-cell>
          <table:table-cell/>
          <table:table-cell table:style-name="ce2" table:number-columns-repeated="16378"/>
        </table:table-row>
        <table:table-row table:style-name="ro1">
          <table:table-cell office:value-type="string" calcext:value-type="string">
            <text:p>In the detailed diagram outlining an animal biology query, what is the stated count of primary or 'baby' chewing structures typical for a feline?</text:p>
          </table:table-cell>
          <table:table-cell table:number-columns-repeated="2"/>
          <table:table-cell table:style-name="ce3" office:value-type="float" office:value="17" calcext:value-type="float">
            <text:p>17</text:p>
          </table:table-cell>
          <table:table-cell office:value-type="string" calcext:value-type="string">
            <text:p>Positional Encoding</text:p>
            <text:p>Source: Attention is all you need, NeurIPS, 2017.17</text:p>
          </table:table-cell>
          <table:table-cell/>
          <table:table-cell table:style-name="ce2" table:number-columns-repeated="16378"/>
        </table:table-row>
        <table:table-row table:style-name="ro1">
          <table:table-cell office:value-type="string" calcext:value-type="string">
            <text:p>The image generation technique that operates by iteratively manipulating Gaussian distributions traces its core theoretical inspiration back to which specific branch of physics?</text:p>
          </table:table-cell>
          <table:table-cell table:number-columns-repeated="2"/>
          <table:table-cell table:style-name="ce3" office:value-type="float" office:value="38" calcext:value-type="float">
            <text:p>38</text:p>
          </table:table-cell>
          <table:table-cell office:value-type="string" calcext:value-type="string">
            <text:p>Text to Image Generation</text:p>
            <text:p>with Diffusion Based Models Diffusion Process If we look at the movement of single molecule on very short time scale, it follows Gaussian distribution. Since the direction of mixing and the opposite direction are the same in very short time, the opposite direction also follows Gaussian distribution. 38 Source: https://sgvr.kaist.ac.kr/~sungeui/CG/Slides/slides_24/CS380_Talk3_Diffusion.pdf</text:p>
          </table:table-cell>
          <table:table-cell/>
          <table:table-cell table:style-name="ce2" table:number-columns-repeated="16378"/>
        </table:table-row>
        <table:table-row table:style-name="ro1">
          <table:table-cell office:value-type="string" calcext:value-type="string">
            <text:p>Which fundamental scientific concept is explicitly provided alongside a traditional Chinese translation to explain the inspiration behind these generative algorithms?</text:p>
          </table:table-cell>
          <table:table-cell table:number-columns-repeated="2"/>
          <table:table-cell table:style-name="ce3" office:value-type="float" office:value="11" calcext:value-type="float">
            <text:p>11</text:p>
          </table:table-cell>
          <table:table-cell office:value-type="string" calcext:value-type="string">
            <text:p>Example:</text:p>
            <text:p>Language Translation with Transformers Autoregressive generation is the inference-time procedure of iteratively calling model with its own generated outputs, given few initial inputs. 11 Source: https://huggingface.co/blog/encoder-decoder</text:p>
          </table:table-cell>
          <table:table-cell/>
          <table:table-cell table:style-name="ce2" table:number-columns-repeated="16378"/>
        </table:table-row>
        <table:table-row table:style-name="ro1">
          <table:table-cell office:value-type="string" calcext:value-type="string">
            <text:p>In the 2022 framework that successfully identifies a piece of living room furniture in its case study, what specific filtering mechanism is applied directly to the external encyclopedia text?</text:p>
          </table:table-cell>
          <table:table-cell table:number-columns-repeated="2"/>
          <table:table-cell table:style-name="ce3" office:value-type="float" office:value="151" calcext:value-type="float">
            <text:p>151</text:p>
          </table:table-cell>
          <table:table-cell office:value-type="string" calcext:value-type="string">
            <text:p>Example: KAT [NAACL 2022]</text:p>
            <text:p>External Source (., Wikipedia) Sliding Window Knowledge (., Entity: Description) Trainera: trainera is traditional boat of the. Answering Model Answer: couch 48 Source: KAT: Knowledge Augmented Transformer for Vision-and-Language, NAACL, 2022.</text:p>
          </table:table-cell>
          <table:table-cell/>
          <table:table-cell table:style-name="ce2" table:number-columns-repeated="16378"/>
        </table:table-row>
        <table:table-row table:style-name="ro1">
          <table:table-cell office:value-type="string" calcext:value-type="string">
            <text:p>For the newly rewritten detailed descriptions fixing the flawed anatomy metadata, what specific material is the anatomical structure described as being constructed from?</text:p>
          </table:table-cell>
          <table:table-cell table:number-columns-repeated="2"/>
          <table:table-cell table:style-name="ce3" office:value-type="float" office:value="140" calcext:value-type="float">
            <text:p>140</text:p>
          </table:table-cell>
          <table:table-cell office:value-type="string" calcext:value-type="string">
            <text:p>Method 2: Architecture-Focused Models</text:p>
            <text:p>Core idea: Dynamic adjust to handle the absence of certain modality. electronic health record Source: DrFuse: Learning Disentangled Representation for Clinical Multi-Modal Fusion with Missing Modality and Modal Inconsistency, AAAI, 2024.</text:p>
          </table:table-cell>
          <table:table-cell/>
          <table:table-cell table:style-name="ce2" table:number-columns-repeated="16378"/>
        </table:table-row>
        <table:table-row table:style-name="ro1">
          <table:table-cell office:value-type="string" calcext:value-type="string">
            <text:p>How many independent feature extraction frameworks are fundamentally required to enable the cross-sensory functions of advanced foundational models?</text:p>
          </table:table-cell>
          <table:table-cell table:number-columns-repeated="2"/>
          <table:table-cell table:style-name="ce3" office:value-type="float" office:value="50" calcext:value-type="float">
            <text:p>50</text:p>
          </table:table-cell>
          <table:table-cell office:value-type="string" calcext:value-type="string">
            <text:p>Multimodal Embedding Spaces</text:p>
            <text:p>Multimodal learning: Generalization across any-to-any modalities [NeurIPS 2024] Source: 4M-21: An Any-to-Any Vision Model for Tens of Tasks and Modalities, NeurIPS, 2024.50</text:p>
          </table:table-cell>
          <table:table-cell/>
          <table:table-cell table:style-name="ce2" table:number-columns-repeated="16378"/>
        </table:table-row>
        <table:table-row table:style-name="ro1">
          <table:table-cell office:value-type="string" calcext:value-type="string">
            <text:p>Which section of the empirical evaluations specifically analyzes the incorporation of spoken audio into the seven billion parameter framework?</text:p>
          </table:table-cell>
          <table:table-cell table:number-columns-repeated="2"/>
          <table:table-cell table:style-name="ce3" office:value-type="float" office:value="127" calcext:value-type="float">
            <text:p>127</text:p>
          </table:table-cell>
          <table:table-cell office:value-type="string" calcext:value-type="string">
            <text:p>Experiments: Setting (2)</text:p>
            <text:p>Performance with Speech Integration at 7B Scale</text:p>
          </table:table-cell>
          <table:table-cell/>
          <table:table-cell table:style-name="ce2" table:number-columns-repeated="16378"/>
        </table:table-row>
        <table:table-row table:style-name="ro1">
          <table:table-cell office:value-type="string" calcext:value-type="string">
            <text:p>During the self-teaching phase of external utility integration, what mathematical criterion is used to discard unhelpful function executions?</text:p>
          </table:table-cell>
          <table:table-cell table:number-columns-repeated="2"/>
          <table:table-cell table:style-name="ce3" office:value-type="float" office:value="95" calcext:value-type="float">
            <text:p>95</text:p>
          </table:table-cell>
          <table:table-cell office:value-type="string" calcext:value-type="string">
            <text:p>The system prompt for automatic curriculum (3/3)</text:p>
            <text:p/>
          </table:table-cell>
          <table:table-cell/>
          <table:table-cell table:style-name="ce2" table:number-columns-repeated="16378"/>
        </table:table-row>
        <table:table-row table:style-name="ro1">
          <table:table-cell office:value-type="string" calcext:value-type="string">
            <text:p>Why is it stated that the reverse trajectory of matter shares the identical normal probability curve as its blending trajectory during brief observational windows?</text:p>
          </table:table-cell>
          <table:table-cell table:number-columns-repeated="2"/>
          <table:table-cell table:style-name="ce3" office:value-type="float" office:value="38" calcext:value-type="float">
            <text:p>38</text:p>
          </table:table-cell>
          <table:table-cell office:value-type="string" calcext:value-type="string">
            <text:p>Text to Image Generation</text:p>
            <text:p>with Diffusion Based Models Diffusion Process If we look at the movement of single molecule on very short time scale, it follows Gaussian distribution. Since the direction of mixing and the opposite direction are the same in very short time, the opposite direction also follows Gaussian distribution. 38 Source: https://sgvr.kaist.ac.kr/~sungeui/CG/Slides/slides_24/CS380_Talk3_Diffusion.pdf</text:p>
          </table:table-cell>
          <table:table-cell/>
          <table:table-cell table:style-name="ce2" table:number-columns-repeated="16378"/>
        </table:table-row>
        <table:table-row table:style-name="ro1">
          <table:table-cell office:value-type="string" calcext:value-type="string">
            <text:p>How do traditional reasoning entities function when interacting with their internalized frameworks of information?</text:p>
          </table:table-cell>
          <table:table-cell table:number-columns-repeated="2"/>
          <table:table-cell table:style-name="ce3" office:value-type="float" office:value="175" calcext:value-type="float">
            <text:p>175</text:p>
          </table:table-cell>
          <table:table-cell office:value-type="string" calcext:value-type="string">
            <text:p>Classic logic-based agents</text:p>
            <text:p>agents that reason by operating on logic-based representations of knowledge</text:p>
          </table:table-cell>
          <table:table-cell/>
          <table:table-cell table:style-name="ce2" table:number-columns-repeated="16378"/>
        </table:table-row>
        <table:table-row table:style-name="ro1">
          <table:table-cell office:value-type="string" calcext:value-type="string">
            <text:p>Through the recursive synthesis of discrete environmental observations gathered in bottom-tier nodes, what specific personal conviction does the system ultimately deduce for the simulated academic researcher?</text:p>
          </table:table-cell>
          <table:table-cell table:number-columns-repeated="2"/>
          <table:table-cell table:style-name="ce3" office:value-type="float" office:value="102" calcext:value-type="float">
            <text:p>102</text:p>
          </table:table-cell>
          <table:table-cell office:value-type="string" calcext:value-type="string">
            <text:p>Stanford AI Village [UIST 2023]</text:p>
            <text:p>Episodic memory of experience reflection tree for Klaus Mueller. The agent observations of the world, represented in the leaf nodes, are recursively synthesized to derive Klaus self-notion that he is highly dedicated to his research.</text:p>
          </table:table-cell>
          <table:table-cell/>
          <table:table-cell table:style-name="ce2" table:number-columns-repeated="16378"/>
        </table:table-row>
        <table:table-row table:style-name="ro1">
          <table:table-cell office:value-type="string" calcext:value-type="string">
            <text:p>How is the specialized task of converting visual content into descriptive linguistic formats formally defined in this presentation?</text:p>
          </table:table-cell>
          <table:table-cell table:number-columns-repeated="2"/>
          <table:table-cell table:style-name="ce3" office:value-type="float" office:value="54" calcext:value-type="float">
            <text:p>54</text:p>
          </table:table-cell>
          <table:table-cell office:value-type="string" calcext:value-type="string">
            <text:p>The RECAP Framework</text:p>
            <text:p>This work proposes to relabel the corpus with improved captions that are auto-generated by custom I2T (image-to-text) model, so as to increase sample efficiency and allow vision-language model to better understand the relations between captions and images.</text:p>
          </table:table-cell>
          <table:table-cell/>
          <table:table-cell table:style-name="ce2" table:number-columns-repeated="16378"/>
        </table:table-row>
        <table:table-row table:style-name="ro1">
          <table:table-cell office:value-type="string" calcext:value-type="string">
            <text:p>What upcoming 2025 conference presentation outlines a consolidated methodology allowing a solitary system to handle both segmented text and fluid visual data?</text:p>
          </table:table-cell>
          <table:table-cell table:number-columns-repeated="2"/>
          <table:table-cell table:style-name="ce3" office:value-type="float" office:value="128" calcext:value-type="float">
            <text:p>128</text:p>
          </table:table-cell>
          <table:table-cell office:value-type="string" calcext:value-type="string">
            <text:p>Experiments: Setting (3)</text:p>
            <text:p>Transfusion [ICLR 2025] introduces unified framework that enables single transformer model to process both discrete text and continuous image modalities.</text:p>
          </table:table-cell>
          <table:table-cell/>
          <table:table-cell table:style-name="ce2" table:number-columns-repeated="16378"/>
        </table:table-row>
        <table:table-row table:style-name="ro1">
          <table:table-cell office:value-type="string" calcext:value-type="string">
            <text:p>In the context of the newly introduced 2025 autonomous navigation system, what serves as the core foundational basis for its strategic maneuvering?</text:p>
          </table:table-cell>
          <table:table-cell table:number-columns-repeated="2"/>
          <table:table-cell table:style-name="ce3" office:value-type="float" office:value="64" calcext:value-type="float">
            <text:p>64</text:p>
          </table:table-cell>
          <table:table-cell office:value-type="string" calcext:value-type="string">
            <text:p>Example:</text:p>
            <text:p>Policy World Model for Driving [NeurIPS 2025] Comparison of video world models for autonomous driving Conventional video world models typically serve as data engines for stimulation in pixel space. Unified world models perform video generation and planning as separate tasks. The proposed policy world model performs planning based on the learned world knowledge.</text:p>
          </table:table-cell>
          <table:table-cell/>
          <table:table-cell table:style-name="ce2" table:number-columns-repeated="16378"/>
        </table:table-row>
        <table:table-row table:style-name="ro1">
          <table:table-cell office:value-type="string" calcext:value-type="string">
            <text:p>Where can I find the visual samples that demonstrate the creation of novel pictures from scratch by the model exposed to half a trillion data pieces?</text:p>
          </table:table-cell>
          <table:table-cell table:number-columns-repeated="2"/>
          <table:table-cell table:style-name="ce3" office:value-type="float" office:value="64" calcext:value-type="float">
            <text:p>64</text:p>
          </table:table-cell>
          <table:table-cell office:value-type="string" calcext:value-type="string">
            <text:p>Example:</text:p>
            <text:p>Policy World Model for Driving [NeurIPS 2025] Comparison of video world models for autonomous driving Conventional video world models typically serve as data engines for stimulation in pixel space. Unified world models perform video generation and planning as separate tasks. The proposed policy world model performs planning based on the learned world knowledge.</text:p>
          </table:table-cell>
          <table:table-cell/>
          <table:table-cell table:style-name="ce2" table:number-columns-repeated="16378"/>
        </table:table-row>
        <table:table-row table:style-name="ro1">
          <table:table-cell office:value-type="string" calcext:value-type="string">
            <text:p>What specific constraint is placed on the initial processing layer to guarantee it only synthesizes information from historical elements?</text:p>
          </table:table-cell>
          <table:table-cell table:number-columns-repeated="2"/>
          <table:table-cell table:style-name="ce3" office:value-type="float" office:value="101" calcext:value-type="float">
            <text:p>101</text:p>
          </table:table-cell>
          <table:table-cell office:value-type="string" calcext:value-type="string">
            <text:p>Stanford AI Village [UIST 2023]</text:p>
            <text:p>Episodic memory of experience The memory stream comprises large number of observations that are relevant and irrelevant to the agent current situation. Retrieval identifies subset of these observations that should be passed to the language model to condition its response to the situation.</text:p>
          </table:table-cell>
          <table:table-cell/>
          <table:table-cell table:style-name="ce2" table:number-columns-repeated="16378"/>
        </table:table-row>
        <table:table-row table:style-name="ro1">
          <table:table-cell office:value-type="string" calcext:value-type="string">
            <text:p>Which section provides concrete numerical evidence regarding the massive scale of data required to train a recent vision-capable algorithm compared to its text-only predecessor?</text:p>
          </table:table-cell>
          <table:table-cell table:number-columns-repeated="2"/>
          <table:table-cell table:style-name="ce3" office:value-type="float" office:value="118" calcext:value-type="float">
            <text:p>118</text:p>
          </table:table-cell>
          <table:table-cell office:value-type="string" calcext:value-type="string">
            <text:p>The two main challenges</text:p>
            <text:p>Demanding larger datasets and computations For example, Chameleon (released by Meta, 2024) is trained on 9.2 trillion training tokens (including image tokens) to match LLaMA2, which is trained on 2 trillion training tokens for text performance. Inherent differences in how different modalities are processed In the feature space (across layers), PCA results show the distinct clustering by modality (text, speech, image).</text:p>
          </table:table-cell>
          <table:table-cell/>
          <table:table-cell table:style-name="ce2" table:number-columns-repeated="16378"/>
        </table:table-row>
        <table:table-row table:style-name="ro1">
          <table:table-cell office:value-type="string" calcext:value-type="string">
            <text:p>In the 2024 TMLR paper concerning procedural memory, what specific mechanism is responsible for modifying a newly generated program before it gets permanently archived as a capability?</text:p>
          </table:table-cell>
          <table:table-cell table:number-columns-repeated="2"/>
          <table:table-cell table:style-name="ce3" office:value-type="float" office:value="88" calcext:value-type="float">
            <text:p>88</text:p>
          </table:table-cell>
          <table:table-cell office:value-type="string" calcext:value-type="string">
            <text:p>Voyager [TMLR 2024]</text:p>
            <text:p>procedural memory of skills</text:p>
          </table:table-cell>
          <table:table-cell/>
          <table:table-cell table:style-name="ce2" table:number-columns-repeated="16378"/>
        </table:table-row>
        <table:table-row table:style-name="ro1">
          <table:table-cell office:value-type="string" calcext:value-type="string">
            <text:p>Looking at the final, most complete iteration of the four-part workflow diagram for the gaming agent, what specific internal checking mechanism is introduced directly below the 'Refine Program' step?</text:p>
          </table:table-cell>
          <table:table-cell table:number-columns-repeated="2"/>
          <table:table-cell table:style-name="ce3" office:value-type="float" office:value="85" calcext:value-type="float">
            <text:p>85</text:p>
          </table:table-cell>
          <table:table-cell office:value-type="string" calcext:value-type="string">
            <text:p>A decision-making example (1/4)</text:p>
            <text:p>The agent is able to correct its reasoning trace and execute sequence of actions in concise manner!</text:p>
          </table:table-cell>
          <table:table-cell/>
          <table:table-cell table:style-name="ce2" table:number-columns-repeated="16378"/>
        </table:table-row>
        <table:table-row table:style-name="ro1">
          <table:table-cell office:value-type="string" calcext:value-type="string">
            <text:p>In the visual processing pipeline that determines the dental count of a feline, what mathematical operation is applied directly after evaluating the token-level embeddings?</text:p>
          </table:table-cell>
          <table:table-cell table:number-columns-repeated="2"/>
          <table:table-cell table:style-name="ce3" office:value-type="float" office:value="17" calcext:value-type="float">
            <text:p>17</text:p>
          </table:table-cell>
          <table:table-cell office:value-type="string" calcext:value-type="string">
            <text:p>Positional Encoding</text:p>
            <text:p>Source: Attention is all you need, NeurIPS, 2017.17</text:p>
          </table:table-cell>
          <table:table-cell/>
          <table:table-cell table:style-name="ce2" table:number-columns-repeated="16378"/>
        </table:table-row>
        <table:table-row table:style-name="ro1">
          <table:table-cell office:value-type="string" calcext:value-type="string">
            <text:p>Into what specific digital components of an image do the algorithms inject randomized statistical interference, inspired by thermodynamic behavior?</text:p>
          </table:table-cell>
          <table:table-cell table:number-columns-repeated="2"/>
          <table:table-cell table:style-name="ce3" office:value-type="float" office:value="39" calcext:value-type="float">
            <text:p>39</text:p>
          </table:table-cell>
          <table:table-cell office:value-type="string" calcext:value-type="string">
            <text:p>Text to Image Generation</text:p>
            <text:p>with Diffusion Based Models Diffusion Process Just as we viewed the molecule motion as Gaussian-distributed noise We add Gaussian-distributed noise to the pixel 39 Source: https://sgvr.kaist.ac.kr/~sungeui/CG/Slides/slides_24/CS380_Talk3_Diffusion.pdf</text:p>
          </table:table-cell>
          <table:table-cell/>
          <table:table-cell table:style-name="ce2" table:number-columns-repeated="16378"/>
        </table:table-row>
        <table:table-row table:style-name="ro1">
          <table:table-cell office:value-type="string" calcext:value-type="string">
            <text:p>If we choose not to train a parameter matrix for mapping sequence positions, what alternative approach is explicitly proposed to meet the system's requirements?</text:p>
          </table:table-cell>
          <table:table-cell table:number-columns-repeated="2"/>
          <table:table-cell table:style-name="ce3" office:value-type="float" office:value="20" calcext:value-type="float">
            <text:p>20</text:p>
          </table:table-cell>
          <table:table-cell office:value-type="string" calcext:value-type="string">
            <text:p>Positional Encoding</text:p>
            <text:p>Options for pos(.) 1. Learn lookup table: Learn parameters to use for pos for [0,) Lookup table contains parameters. 2. Design fixed function with the desiderata Source: Attention is all you need, NeurIPS, 2017.20</text:p>
          </table:table-cell>
          <table:table-cell/>
          <table:table-cell table:style-name="ce2" table:number-columns-repeated="16378"/>
        </table:table-row>
        <table:table-row table:style-name="ro1">
          <table:table-cell office:value-type="string" calcext:value-type="string">
            <text:p>What core design philosophy inspires the proposed 2025 framework to break down highly complex visual prompts into smaller, sequential steps?</text:p>
          </table:table-cell>
          <table:table-cell table:number-columns-repeated="2"/>
          <table:table-cell table:style-name="ce3" office:value-type="float" office:value="67" calcext:value-type="float">
            <text:p>67</text:p>
          </table:table-cell>
          <table:table-cell office:value-type="string" calcext:value-type="string">
            <text:p>Example:</text:p>
            <text:p>RT-2: Vision-Language-Action Models [PLMR 2023]</text:p>
          </table:table-cell>
          <table:table-cell/>
          <table:table-cell table:style-name="ce2" table:number-columns-repeated="16378"/>
        </table:table-row>
        <table:table-row table:style-name="ro1">
          <table:table-cell office:value-type="string" calcext:value-type="string">
            <text:p>When segregating network weights by data type, which specific architectural components bypass the shared embedding and are maintained independently?</text:p>
          </table:table-cell>
          <table:table-cell table:number-columns-repeated="2"/>
          <table:table-cell table:style-name="ce3" office:value-type="float" office:value="48" calcext:value-type="float">
            <text:p>48</text:p>
          </table:table-cell>
          <table:table-cell office:value-type="string" calcext:value-type="string">
            <text:p>Multimodal Embedding Spaces</text:p>
            <text:p>Multimodal embedding spaces are typically learned by collecting large amounts of paired multimodal data from the Internet, often images and text, and learning encoders for each modality using pairwise similarity objective.</text:p>
          </table:table-cell>
          <table:table-cell/>
          <table:table-cell table:style-name="ce2" table:number-columns-repeated="16378"/>
        </table:table-row>
        <table:table-row table:style-name="ro1">
          <table:table-cell office:value-type="string" calcext:value-type="string">
            <text:p>Which specific typographical symbol is utilized in the provided index to denote a two-way, mutually dependent relationship between statements?</text:p>
          </table:table-cell>
          <table:table-cell table:number-columns-repeated="2"/>
          <table:table-cell table:style-name="ce3" office:value-type="float" office:value="180" calcext:value-type="float">
            <text:p>180</text:p>
          </table:table-cell>
          <table:table-cell office:value-type="string" calcext:value-type="string">
            <text:p>Proposition Symbols</text:p>
            <text:p>used to represent proposition</text:p>
          </table:table-cell>
          <table:table-cell/>
          <table:table-cell table:style-name="ce2" table:number-columns-repeated="16378"/>
        </table:table-row>
        <table:table-row table:style-name="ro1">
          <table:table-cell office:value-type="string" calcext:value-type="string">
            <text:p>In the comparative case study analyzing cinema ticket sales, what exact financial figure is retrieved from the web for the individual who ultimately grossed less?</text:p>
          </table:table-cell>
          <table:table-cell table:number-columns-repeated="2"/>
          <table:table-cell table:style-name="ce3" office:value-type="float" office:value="173" calcext:value-type="float">
            <text:p>173</text:p>
          </table:table-cell>
          <table:table-cell office:value-type="string" calcext:value-type="string">
            <text:p>Case study</text:p>
            <text:p>(bad case): 2/2</text:p>
          </table:table-cell>
          <table:table-cell/>
          <table:table-cell table:style-name="ce2" table:number-columns-repeated="16378"/>
        </table:table-row>
        <table:table-row table:style-name="ro1">
          <table:table-cell office:value-type="string" calcext:value-type="string">
            <text:p>How do traditional simulation engines differ from the newly proposed integrated architecture in the context of autonomous navigation systems?</text:p>
          </table:table-cell>
          <table:table-cell table:number-columns-repeated="2"/>
          <table:table-cell table:style-name="ce3" office:value-type="float" office:value="64" calcext:value-type="float">
            <text:p>64</text:p>
          </table:table-cell>
          <table:table-cell office:value-type="string" calcext:value-type="string">
            <text:p>Example:</text:p>
            <text:p>Policy World Model for Driving [NeurIPS 2025] Comparison of video world models for autonomous driving Conventional video world models typically serve as data engines for stimulation in pixel space. Unified world models perform video generation and planning as separate tasks. The proposed policy world model performs planning based on the learned world knowledge.</text:p>
          </table:table-cell>
          <table:table-cell/>
          <table:table-cell table:style-name="ce2" table:number-columns-repeated="16378"/>
        </table:table-row>
        <table:table-row table:style-name="ro1">
          <table:table-cell office:value-type="string" calcext:value-type="string">
            <text:p>Which section is specifically titled to denote the overarching structural blueprint of an autonomous entity, illustrating its operational hierarchies without indicating that any components will be deferred to a later date?</text:p>
          </table:table-cell>
          <table:table-cell table:number-columns-repeated="2"/>
          <table:table-cell table:style-name="ce3" office:value-type="float" office:value="65" calcext:value-type="float">
            <text:p>65</text:p>
          </table:table-cell>
          <table:table-cell office:value-type="string" calcext:value-type="string">
            <text:p>Example:</text:p>
            <text:p>Policy World Model for Driving [NeurIPS 2025] Overview of the Policy World Model</text:p>
          </table:table-cell>
          <table:table-cell/>
          <table:table-cell table:style-name="ce2" table:number-columns-repeated="16378"/>
        </table:table-row>
        <table:table-row table:style-name="ro1">
          <table:table-cell office:value-type="string" calcext:value-type="string">
            <text:p>When aligning different types of data formats into a unified representation space, what specific optimization goal is used to train the respective representation extractors on massive web datasets?</text:p>
          </table:table-cell>
          <table:table-cell table:number-columns-repeated="2"/>
          <table:table-cell table:style-name="ce3" office:value-type="float" office:value="48" calcext:value-type="float">
            <text:p>48</text:p>
          </table:table-cell>
          <table:table-cell office:value-type="string" calcext:value-type="string">
            <text:p>Multimodal Embedding Spaces</text:p>
            <text:p>Multimodal embedding spaces are typically learned by collecting large amounts of paired multimodal data from the Internet, often images and text, and learning encoders for each modality using pairwise similarity objective.</text:p>
          </table:table-cell>
          <table:table-cell/>
          <table:table-cell table:style-name="ce2" table:number-columns-repeated="16378"/>
        </table:table-row>
        <table:table-row table:style-name="ro1">
          <table:table-cell office:value-type="string" calcext:value-type="string">
            <text:p>What proposed alternative methodology is suggested for implementing sequence location embeddings if one wishes to avoid utilizing a trainable parameter matrix?</text:p>
          </table:table-cell>
          <table:table-cell table:number-columns-repeated="2"/>
          <table:table-cell table:style-name="ce3" office:value-type="float" office:value="19" calcext:value-type="float">
            <text:p>19</text:p>
          </table:table-cell>
          <table:table-cell office:value-type="string" calcext:value-type="string">
            <text:p>Positional Encoding</text:p>
            <text:p>Options for pos(.) 1. Learn lookup table: Learn parameters to use for pos for [0,) Lookup table contains parameters. Desiderata of pos(.): 1. It should output unique encoding for each time-step (word position in sentence) 2. Distance between any two time-steps should be consistent across sentences with different lengths. 3. Our model should generalize to longer sentences without any efforts. Its values should be bounded. 4. It must be deterministic. Source: Attention is all you need, NeurIPS, 2017.19</text:p>
          </table:table-cell>
          <table:table-cell/>
          <table:table-cell table:style-name="ce2" table:number-columns-repeated="16378"/>
        </table:table-row>
        <table:table-row table:style-name="ro1">
          <table:table-cell office:value-type="string" calcext:value-type="string">
            <text:p>During the iterative improvement loop of the text-based reinforcement framework, what exact condition must be met for the interactive trials to finally terminate?</text:p>
          </table:table-cell>
          <table:table-cell table:number-columns-repeated="2"/>
          <table:table-cell table:style-name="ce3" office:value-type="float" office:value="80" calcext:value-type="float">
            <text:p>80</text:p>
          </table:table-cell>
          <table:table-cell office:value-type="string" calcext:value-type="string">
            <text:p>The Reflexion process</text:p>
            <text:p>Initialization The Actor produces trajectory " by interacting with the environment. The Evaluator then produces score r" which is computed as #=M$("), where # is only scalar reward for trial t. The Self-Reflection model analyzes the set of {", r"} to produce summary sr" which is stored in the memory mem, where sr# is verbal experience feedback for trial t. Repeat The Actor, Evaluator, and Self-Reflection model work together through trials in loop until the Evaluator deems sr# to be correct. Note that after each trial t, sr#, is appended mem.</text:p>
          </table:table-cell>
          <table:table-cell/>
          <table:table-cell table:style-name="ce2" table:number-columns-repeated="16378"/>
        </table:table-row>
        <table:table-row table:style-name="ro1">
          <table:table-cell office:value-type="string" calcext:value-type="string">
            <text:p>What is the fundamental distinction between a mere syntactic link combining two statements and the overarching relationship where the truth of one entire set of information guarantees the truth of another?</text:p>
          </table:table-cell>
          <table:table-cell table:number-columns-repeated="2"/>
          <table:table-cell table:style-name="ce3" office:value-type="float" office:value="194" calcext:value-type="float">
            <text:p>194</text:p>
          </table:table-cell>
          <table:table-cell office:value-type="string" calcext:value-type="string">
            <text:p>For example, if Î±: âIt is a Tuesday in Januaryâ and Î²: âIt</text:p>
            <text:p>is January, then we know that.If it is true that it is Tuesday in January, we also know that it is January. Entailment is different from implication. Implication is logical connective between two propositions. Entailment, on the other hand, is relation that means that if all the information in is true, then all the information in is true.</text:p>
          </table:table-cell>
          <table:table-cell/>
          <table:table-cell table:style-name="ce2" table:number-columns-repeated="16378"/>
        </table:table-row>
        <table:table-row table:style-name="ro1">
          <table:table-cell office:value-type="string" calcext:value-type="string">
            <text:p>During the initial phase of the experimental setups, at what precise percentage of completion was the multi-goal learning process recorded?</text:p>
          </table:table-cell>
          <table:table-cell table:number-columns-repeated="2"/>
          <table:table-cell table:style-name="ce3" office:value-type="float" office:value="126" calcext:value-type="float">
            <text:p>126</text:p>
          </table:table-cell>
          <table:table-cell office:value-type="string" calcext:value-type="string">
            <text:p>Experiments: Setting (1)</text:p>
            <text:p>Note: MoT at 55.8% training steps</text:p>
          </table:table-cell>
          <table:table-cell/>
          <table:table-cell table:style-name="ce2" table:number-columns-repeated="16378"/>
        </table:table-row>
        <table:table-row table:style-name="ro1">
          <table:table-cell office:value-type="string" calcext:value-type="string">
            <text:p>At what point do we shift our focus from the macroscopic layout of the stacked generative modules to explicitly examining the internal workings of a single unit?</text:p>
          </table:table-cell>
          <table:table-cell table:number-columns-repeated="2"/>
          <table:table-cell table:style-name="ce3" office:value-type="float" office:value="27" calcext:value-type="float">
            <text:p>27</text:p>
          </table:table-cell>
          <table:table-cell office:value-type="string" calcext:value-type="string">
            <text:p>Multi-Head Self-Attention Layer</text:p>
            <text:p>Multiple self-attention heads in parallel Self-attention of Head0 Self-attention of Head1 Self-attention of Head3. 27 Source: https://cs231n.stanford.edu/slides/2022/lecture_11_ruohan.pdf</text:p>
          </table:table-cell>
          <table:table-cell/>
          <table:table-cell table:style-name="ce2" table:number-columns-repeated="16378"/>
        </table:table-row>
        <table:table-row table:style-name="ro1">
          <table:table-cell office:value-type="string" calcext:value-type="string">
            <text:p>What specific factors make the optimization of standard unified-architecture algorithms particularly difficult when blending multiple distinct data types simultaneously?</text:p>
          </table:table-cell>
          <table:table-cell table:number-columns-repeated="2"/>
          <table:table-cell table:style-name="ce3" office:value-type="float" office:value="118" calcext:value-type="float">
            <text:p>118</text:p>
          </table:table-cell>
          <table:table-cell office:value-type="string" calcext:value-type="string">
            <text:p>The two main challenges</text:p>
            <text:p>Demanding larger datasets and computations For example, Chameleon (released by Meta, 2024) is trained on 9.2 trillion training tokens (including image tokens) to match LLaMA2, which is trained on 2 trillion training tokens for text performance. Inherent differences in how different modalities are processed In the feature space (across layers), PCA results show the distinct clustering by modality (text, speech, image).</text:p>
          </table:table-cell>
          <table:table-cell/>
          <table:table-cell table:style-name="ce2" table:number-columns-repeated="16378"/>
        </table:table-row>
        <table:table-row table:style-name="ro1">
          <table:table-cell office:value-type="string" calcext:value-type="string">
            <text:p>What specific data transformation steps are identified as mandatory prerequisites for converting standard text-generating networks into fully functional autonomous decision-makers?</text:p>
          </table:table-cell>
          <table:table-cell table:number-columns-repeated="2"/>
          <table:table-cell table:style-name="ce3" office:value-type="float" office:value="8" calcext:value-type="float">
            <text:p>8</text:p>
          </table:table-cell>
          <table:table-cell office:value-type="string" calcext:value-type="string">
            <text:p>Sequence to Sequence Generation</text:p>
            <text:p>with Transformer Based Models Input: Sequence x1,., xT Output: Sequence y1,., yT Transformer is an encoder-decoder architecture: An encoder (neural network) analyzes the input and builds an intermediate representation (.context vector) of it; decoder (neural network) analyzes the intermediate representation and creates an output. 8 Source: https://huggingface.co/blog/encoder-decoder</text:p>
          </table:table-cell>
          <table:table-cell/>
          <table:table-cell table:style-name="ce2" table:number-columns-repeated="16378"/>
        </table:table-row>
        <table:table-row table:style-name="ro1">
          <table:table-cell office:value-type="string" calcext:value-type="string">
            <text:p>Why does answering a query about the final academic schedule date for a specific Taiwanese university require more than just the model's basic internal parameters?</text:p>
          </table:table-cell>
          <table:table-cell table:number-columns-repeated="2"/>
          <table:table-cell table:style-name="ce3" office:value-type="float" office:value="146" calcext:value-type="float">
            <text:p>146</text:p>
          </table:table-cell>
          <table:table-cell office:value-type="string" calcext:value-type="string">
            <text:p>Explicit knowledge</text:p>
            <text:p>Let consider one task for now: question answering (QA).: What is 1 + 2?: 3: What is the last day of classes for the next semester Requires external knowledge at National Taiwan University?</text:p>
          </table:table-cell>
          <table:table-cell/>
          <table:table-cell table:style-name="ce2" table:number-columns-repeated="16378"/>
        </table:table-row>
        <table:table-row table:style-name="ro1">
          <table:table-cell office:value-type="string" calcext:value-type="string">
            <text:p>Which specific internal components are cited as the driving force behind the cross-format capabilities of advanced language architectures?</text:p>
          </table:table-cell>
          <table:table-cell table:number-columns-repeated="2"/>
          <table:table-cell table:style-name="ce3" office:value-type="float" office:value="73" calcext:value-type="float">
            <text:p>73</text:p>
          </table:table-cell>
          <table:table-cell office:value-type="string" calcext:value-type="string">
            <text:p>Toolformer: Language Models Can Teach</text:p>
            <text:p>Themselves to Use Tools [NeurIPS 2023] Key steps: Given an input text, we first sample position and corresponding API call candidates c1i, c2i,., cki. We then execute these API calls and filter out all calls which do not reduce the loss Li over the next tokens. All remaining API calls are interleaved with the original text, resulting in new text.</text:p>
          </table:table-cell>
          <table:table-cell/>
          <table:table-cell table:style-name="ce2" table:number-columns-repeated="16378"/>
        </table:table-row>
        <table:table-row table:style-name="ro1">
          <table:table-cell office:value-type="string" calcext:value-type="string">
            <text:p>What specific software developed by a major AI laboratory is mentioned as an example of creating lifelike visuals from written descriptions?</text:p>
          </table:table-cell>
          <table:table-cell table:number-columns-repeated="2"/>
          <table:table-cell table:style-name="ce3" office:value-type="float" office:value="36" calcext:value-type="float">
            <text:p>36</text:p>
          </table:table-cell>
          <table:table-cell office:value-type="string" calcext:value-type="string">
            <text:p>Text to Image Generation</text:p>
            <text:p>with Diffusion Based Models Text to Image Generation Generating realistic images from text descriptions by OpenAI DALL 2 36 Source: Hierarchical Text-Conditional Image Generation with CLIP Latents, arXiv, 2022.</text:p>
          </table:table-cell>
          <table:table-cell/>
          <table:table-cell table:style-name="ce2" table:number-columns-repeated="16378"/>
        </table:table-row>
        <table:table-row table:style-name="ro1">
          <table:table-cell office:value-type="string" calcext:value-type="string">
            <text:p>What are the three specific sub-topics listed under the introductory section concerning artificial intelligence entities that can interact with their environment?</text:p>
          </table:table-cell>
          <table:table-cell table:number-columns-repeated="2"/>
          <table:table-cell table:style-name="ce3" office:value-type="float" office:value="1" calcext:value-type="float">
            <text:p>1</text:p>
          </table:table-cell>
          <table:table-cell office:value-type="string" calcext:value-type="string">
            <text:p>Intelligence Artificial</text:p>
            <text:p>Preliminaries and AI Agent Basics Wen-Huang Cheng National Taiwan University wenhuang@csie.ntu.edu.tw</text:p>
          </table:table-cell>
          <table:table-cell/>
          <table:table-cell table:style-name="ce2" table:number-columns-repeated="16378"/>
        </table:table-row>
        <table:table-row table:style-name="ro1">
          <table:table-cell office:value-type="string" calcext:value-type="string">
            <text:p>Under a strictly constrained computational budget, what scaling principle explains why building a massively scaled network architecture executed for fewer training iterations yields superior quality compared to a smaller dense network trained extensively?</text:p>
          </table:table-cell>
          <table:table-cell table:number-columns-repeated="2"/>
          <table:table-cell table:style-name="ce3" office:value-type="float" office:value="118" calcext:value-type="float">
            <text:p>118</text:p>
          </table:table-cell>
          <table:table-cell office:value-type="string" calcext:value-type="string">
            <text:p>The two main challenges</text:p>
            <text:p>Demanding larger datasets and computations For example, Chameleon (released by Meta, 2024) is trained on 9.2 trillion training tokens (including image tokens) to match LLaMA2, which is trained on 2 trillion training tokens for text performance. Inherent differences in how different modalities are processed In the feature space (across layers), PCA results show the distinct clustering by modality (text, speech, image).</text:p>
          </table:table-cell>
          <table:table-cell/>
          <table:table-cell table:style-name="ce2" table:number-columns-repeated="16378"/>
        </table:table-row>
        <table:table-row table:style-name="ro1">
          <table:table-cell office:value-type="string" calcext:value-type="string">
            <text:p>In the troubleshooting example involving a hearing-impaired performer, what specific sci-fi character's appearance was mistakenly retrieved due to a poorly phrased query?</text:p>
          </table:table-cell>
          <table:table-cell table:number-columns-repeated="2"/>
          <table:table-cell table:style-name="ce3" office:value-type="float" office:value="138" calcext:value-type="float">
            <text:p>138</text:p>
          </table:table-cell>
          <table:table-cell office:value-type="string" calcext:value-type="string">
            <text:p>Method 1: Modality Imputation</text:p>
            <text:p>AVR: Audio-Visual Relation-aware diffusion model depicts the diffusion and reverse process of concatenated features between real features, while represents the reverse process of features where the pseudo feature and the real feature are concatenated.</text:p>
          </table:table-cell>
          <table:table-cell/>
          <table:table-cell table:style-name="ce2" table:number-columns-repeated="16378"/>
        </table:table-row>
        <table:table-row table:style-name="ro1">
          <table:table-cell office:value-type="string" calcext:value-type="string">
            <text:p>What structural representation is used to recursively process basic observations to conclude that a specific persona has a strong commitment to their academic work?</text:p>
          </table:table-cell>
          <table:table-cell table:number-columns-repeated="2"/>
          <table:table-cell table:style-name="ce3" office:value-type="float" office:value="102" calcext:value-type="float">
            <text:p>102</text:p>
          </table:table-cell>
          <table:table-cell office:value-type="string" calcext:value-type="string">
            <text:p>Stanford AI Village [UIST 2023]</text:p>
            <text:p>Episodic memory of experience reflection tree for Klaus Mueller. The agent observations of the world, represented in the leaf nodes, are recursively synthesized to derive Klaus self-notion that he is highly dedicated to his research.</text:p>
          </table:table-cell>
          <table:table-cell/>
          <table:table-cell table:style-name="ce2" table:number-columns-repeated="16378"/>
        </table:table-row>
        <table:table-row table:style-name="ro1">
          <table:table-cell office:value-type="string" calcext:value-type="string">
            <text:p>Which academic publication from a 2022 journal is referenced as the foundation for scaling network capacities to a trillion parameters via simplified sparsity?</text:p>
          </table:table-cell>
          <table:table-cell table:number-columns-repeated="2"/>
          <table:table-cell table:style-name="ce3" office:value-type="float" office:value="118" calcext:value-type="float">
            <text:p>118</text:p>
          </table:table-cell>
          <table:table-cell office:value-type="string" calcext:value-type="string">
            <text:p>The two main challenges</text:p>
            <text:p>Demanding larger datasets and computations For example, Chameleon (released by Meta, 2024) is trained on 9.2 trillion training tokens (including image tokens) to match LLaMA2, which is trained on 2 trillion training tokens for text performance. Inherent differences in how different modalities are processed In the feature space (across layers), PCA results show the distinct clustering by modality (text, speech, image).</text:p>
          </table:table-cell>
          <table:table-cell/>
          <table:table-cell table:style-name="ce2" table:number-columns-repeated="16378"/>
        </table:table-row>
        <table:table-row table:style-name="ro1">
          <table:table-cell office:value-type="string" calcext:value-type="string">
            <text:p>In the experiment comparing simple scaling against solver-driven feedback, by exactly how many percentage points does the two-sample approach on the smaller base network beat the heavily optimized setup that utilizes a model ten times its size?</text:p>
          </table:table-cell>
          <table:table-cell table:number-columns-repeated="2"/>
          <table:table-cell table:style-name="ce3" office:value-type="float" office:value="126" calcext:value-type="float">
            <text:p>126</text:p>
          </table:table-cell>
          <table:table-cell office:value-type="string" calcext:value-type="string">
            <text:p>Experiments: Setting (1)</text:p>
            <text:p>Note: MoT at 55.8% training steps</text:p>
          </table:table-cell>
          <table:table-cell/>
          <table:table-cell table:style-name="ce2" table:number-columns-repeated="16378"/>
        </table:table-row>
        <table:table-row table:style-name="ro1">
          <table:table-cell office:value-type="string" calcext:value-type="string">
            <text:p>Based on the analogy of microscopic particle movement, what specific mathematical perturbation is applied directly to the individual elements of a digital picture?</text:p>
          </table:table-cell>
          <table:table-cell table:number-columns-repeated="2"/>
          <table:table-cell table:style-name="ce3" office:value-type="float" office:value="37" calcext:value-type="float">
            <text:p>37</text:p>
          </table:table-cell>
          <table:table-cell office:value-type="string" calcext:value-type="string">
            <text:p>Text to Image Generation</text:p>
            <text:p>with Diffusion Based Models Diffusion Process Diffusion models are inspired by non-equilibrium thermodynamics. For small fraction of the time, it is difficult to determine whether particles are moving in the direction of mixing or in the opposite direction. 37 Source: https://sgvr.kaist.ac.kr/~sungeui/CG/Slides/slides_24/CS380_Talk3_Diffusion.pdf</text:p>
          </table:table-cell>
          <table:table-cell/>
          <table:table-cell table:style-name="ce2" table:number-columns-repeated="16378"/>
        </table:table-row>
        <table:table-row table:style-name="ro1">
          <table:table-cell office:value-type="string" calcext:value-type="string">
            <text:p>When a network architecture separates its learning weights based on the type of sensory input, which specific sub-components of the network layer are isolated from one another, apart from the initial token embeddings?</text:p>
          </table:table-cell>
          <table:table-cell table:number-columns-repeated="2"/>
          <table:table-cell table:style-name="ce3" office:value-type="float" office:value="23" calcext:value-type="float">
            <text:p>23</text:p>
          </table:table-cell>
          <table:table-cell office:value-type="string" calcext:value-type="string">
            <text:p>Self-Attention Layer</text:p>
            <text:p>Outputs: Context vectors: (shape:) Inputs: Input vectors: (shape:) 23 Source: https://cs231n.stanford.edu/slides/2022/lecture_11_ruohan.pdf</text:p>
          </table:table-cell>
          <table:table-cell/>
          <table:table-cell table:style-name="ce2" table:number-columns-repeated="16378"/>
        </table:table-row>
        <table:table-row table:style-name="ro1">
          <table:table-cell office:value-type="string" calcext:value-type="string">
            <text:p>What empirical evidence shows that leveraging self-face reflection achieves higher accuracy on two specific facial datasets than just applying standard mirror transformation techniques to a ResNet-18 baseline?</text:p>
          </table:table-cell>
          <table:table-cell table:number-columns-repeated="2"/>
          <table:table-cell table:style-name="ce3" office:value-type="float" office:value="142" calcext:value-type="float">
            <text:p>142</text:p>
          </table:table-cell>
          <table:table-cell office:value-type="string" calcext:value-type="string">
            <text:p>Effective Feature Extraction for FER</text:p>
            <text:p>Facial Chirality Psychological studies show that emotional faces are asymmetric. Powell,.Ryan, and James.Schirillo. "Asymmetrical facial expressions in portraits and hemispheric laterality: literature review." Laterality 14.6 (2009): 545-572. However, face image and its reflection are with exact the same expression. Ling Lo, HongXia Xie, Hong-Han Shuai and Wen-Huang Cheng, Facial Chirality: Using Self-Face Reflection to Learn Discriminative Features for Facial Expression Recognition, ICME 2021 (Best Paper Award)</text:p>
          </table:table-cell>
          <table:table-cell/>
          <table:table-cell table:style-name="ce2" table:number-columns-repeated="16378"/>
        </table:table-row>
        <table:table-row table:style-name="ro1">
          <table:table-cell office:value-type="string" calcext:value-type="string">
            <text:p>How exactly does the proposed algorithm mathematically separate the asymmetrical characteristics from the actual emotion within the hidden representation layers?</text:p>
          </table:table-cell>
          <table:table-cell table:number-columns-repeated="2"/>
          <table:table-cell table:style-name="ce3" office:value-type="float" office:value="142" calcext:value-type="float">
            <text:p>142</text:p>
          </table:table-cell>
          <table:table-cell office:value-type="string" calcext:value-type="string">
            <text:p>Effective Feature Extraction for FER</text:p>
            <text:p>Facial Chirality Psychological studies show that emotional faces are asymmetric. Powell,.Ryan, and James.Schirillo. "Asymmetrical facial expressions in portraits and hemispheric laterality: literature review." Laterality 14.6 (2009): 545-572. However, face image and its reflection are with exact the same expression. Ling Lo, HongXia Xie, Hong-Han Shuai and Wen-Huang Cheng, Facial Chirality: Using Self-Face Reflection to Learn Discriminative Features for Facial Expression Recognition, ICME 2021 (Best Paper Award)</text:p>
          </table:table-cell>
          <table:table-cell/>
          <table:table-cell table:style-name="ce2" table:number-columns-repeated="16378"/>
        </table:table-row>
        <table:table-row table:style-name="ro1">
          <table:table-cell office:value-type="string" calcext:value-type="string">
            <text:p>How is the categorization of tangible domain information structured to contrast rapid, immediate comprehension with deliberate, sluggish cognition?</text:p>
          </table:table-cell>
          <table:table-cell table:number-columns-repeated="2"/>
          <table:table-cell table:style-name="ce3" office:value-type="float" office:value="215" calcext:value-type="float">
            <text:p>215</text:p>
          </table:table-cell>
          <table:table-cell office:value-type="string" calcext:value-type="string">
            <text:p>Remarks</text:p>
            <text:p>Real-world knowledge plays vital role in human intelligence. Physical World Knowledge Taxonomy Horizon Deep Planning Semantics Temporal Relation (slow-thinking) Situation/Event (Image) Action (Video) Spatial Relation Object Affordance Surface Object Properties Semantics Object Permanence (fast-thinking) 112 Dynamics Static Dynamic</text:p>
          </table:table-cell>
          <table:table-cell/>
          <table:table-cell table:style-name="ce2" table:number-columns-repeated="16378"/>
        </table:table-row>
        <table:table-row table:style-name="ro1">
          <table:table-cell office:value-type="string" calcext:value-type="string">
            <text:p>How are the final conclusions regarding the weather status and a cancelled social meeting mathematically derived from the initial three behavioral premises?</text:p>
          </table:table-cell>
          <table:table-cell table:number-columns-repeated="2"/>
          <table:table-cell table:style-name="ce3" office:value-type="float" office:value="196" calcext:value-type="float">
            <text:p>196</text:p>
          </table:table-cell>
          <table:table-cell office:value-type="string" calcext:value-type="string">
            <text:p>! If it didn't rain, Amy visited Bobby today.</text:p>
            <text:p>" Amy visited Bobby or Carson today, but not both. # Amy visited Carson today. $ Amy did not visit Bobby today. % It rained today. (4)(5) are inferred from (1)(2)(3).</text:p>
          </table:table-cell>
          <table:table-cell/>
          <table:table-cell table:style-name="ce2" table:number-columns-repeated="16378"/>
        </table:table-row>
        <table:table-row table:style-name="ro1">
          <table:table-cell office:value-type="string" calcext:value-type="string">
            <text:p>During a step-by-step trial to identify an actor with hearing loss in a famous animated comedy, what specific sci-fi character did the system mistakenly retrieve information about before correcting its strategy?</text:p>
          </table:table-cell>
          <table:table-cell table:number-columns-repeated="2"/>
          <table:table-cell table:style-name="ce3" office:value-type="float" office:value="138" calcext:value-type="float">
            <text:p>138</text:p>
          </table:table-cell>
          <table:table-cell office:value-type="string" calcext:value-type="string">
            <text:p>Method 1: Modality Imputation</text:p>
            <text:p>AVR: Audio-Visual Relation-aware diffusion model depicts the diffusion and reverse process of concatenated features between real features, while represents the reverse process of features where the pseudo feature and the real feature are concatenated.</text:p>
          </table:table-cell>
          <table:table-cell/>
          <table:table-cell table:style-name="ce2" table:number-columns-repeated="16378"/>
        </table:table-row>
        <table:table-row table:style-name="ro1">
          <table:table-cell office:value-type="string" calcext:value-type="string">
            <text:p>Why might an AI need to rely on specific character markers to access external utilities like computational or lookup services?</text:p>
          </table:table-cell>
          <table:table-cell table:number-columns-repeated="2"/>
          <table:table-cell table:style-name="ce3" office:value-type="float" office:value="114" calcext:value-type="float">
            <text:p>114</text:p>
          </table:table-cell>
          <table:table-cell office:value-type="string" calcext:value-type="string">
            <text:p>Multimodal Knowledge in AI Agents</text:p>
            <text:p>Two types of knowledge: implicit and explicit Implicit knowledge is typically what large-scale language models encapsulate after being trained on vast amounts of text data. Explicit knowledge is structured and can be directly queried, such as the information found in knowledge bases or databases, which was traditionally used to enhance AI reasoning capabilities by referencing verifiable external resources.</text:p>
          </table:table-cell>
          <table:table-cell/>
          <table:table-cell table:style-name="ce2" table:number-columns-repeated="16378"/>
        </table:table-row>
        <table:table-row table:style-name="ro1">
          <table:table-cell office:value-type="string" calcext:value-type="string">
            <text:p>Which part of the third experimental setup details the empirical outcomes for optimizing multiple distinct goals simultaneously?</text:p>
          </table:table-cell>
          <table:table-cell table:number-columns-repeated="2"/>
          <table:table-cell table:style-name="ce3" office:value-type="float" office:value="131" calcext:value-type="float">
            <text:p>131</text:p>
          </table:table-cell>
          <table:table-cell office:value-type="string" calcext:value-type="string">
            <text:p>Experiments: Setting (3)</text:p>
            <text:p>Multi-objective training performance in MoT</text:p>
          </table:table-cell>
          <table:table-cell/>
          <table:table-cell table:style-name="ce2" table:number-columns-repeated="16378"/>
        </table:table-row>
        <table:table-row table:style-name="ro1">
          <table:table-cell office:value-type="string" calcext:value-type="string">
            <text:p>Under what precise meteorological and physical location circumstances does the presented rule about staying inside during wet weather become logically invalid?</text:p>
          </table:table-cell>
          <table:table-cell table:number-columns-repeated="2"/>
          <table:table-cell table:style-name="ce3" office:value-type="float" office:value="187" calcext:value-type="float">
            <text:p>187</text:p>
          </table:table-cell>
          <table:table-cell office:value-type="string" calcext:value-type="string">
            <text:p>When the antecedent is true, the whole implication is true in</text:p>
            <text:p>the case that the consequent is true., if it is raining and indoors, then the sentence if it is raining, then indoors is true. When the antecedent is true, the implication is false if the consequent is false., if outside while it is raining, then the sentence If it is raining, then indoors is false.</text:p>
          </table:table-cell>
          <table:table-cell/>
          <table:table-cell table:style-name="ce2" table:number-columns-repeated="16378"/>
        </table:table-row>
        <table:table-row table:style-name="ro1">
          <table:table-cell office:value-type="string" calcext:value-type="string">
            <text:p>What linguistic metaphor is used to describe the ultimate goal of training separate vision and text processing modules together?</text:p>
          </table:table-cell>
          <table:table-cell table:number-columns-repeated="2"/>
          <table:table-cell table:style-name="ce3" office:value-type="float" office:value="49" calcext:value-type="float">
            <text:p>49</text:p>
          </table:table-cell>
          <table:table-cell office:value-type="string" calcext:value-type="string">
            <text:p>Multimodal Embedding Spaces</text:p>
            <text:p>Multimodal learning The multi-modal nature of MLLMs is powered by two encoder models (Text encoder and Image encoder) trained to speak the same language.</text:p>
          </table:table-cell>
          <table:table-cell/>
          <table:table-cell table:style-name="ce2" table:number-columns-repeated="16378"/>
        </table:table-row>
        <table:table-row table:style-name="ro1">
          <table:table-cell office:value-type="string" calcext:value-type="string">
            <text:p>During the internal success-checking phase, the gaming agent realizes it cannot build the optical viewing instrument. What exact missing raw material prevents the completion of this specific recipe?</text:p>
          </table:table-cell>
          <table:table-cell table:number-columns-repeated="2"/>
          <table:table-cell table:style-name="ce3" office:value-type="float" office:value="83" calcext:value-type="float">
            <text:p>83</text:p>
          </table:table-cell>
          <table:table-cell office:value-type="string" calcext:value-type="string">
            <text:p>A decision-making example</text:p>
            <text:p>Task: examine the mug with the desklamp</text:p>
          </table:table-cell>
          <table:table-cell/>
          <table:table-cell table:style-name="ce2" table:number-columns-repeated="16378"/>
        </table:table-row>
        <table:table-row table:style-name="ro1">
          <table:table-cell office:value-type="string" calcext:value-type="string">
            <text:p>Given that a simulated character records a massive amount of both useful and useless information over time, what specific process is used to isolate the exact data needed to shape its reaction to a given scenario?</text:p>
          </table:table-cell>
          <table:table-cell table:number-columns-repeated="2"/>
          <table:table-cell table:style-name="ce3" office:value-type="float" office:value="99" calcext:value-type="float">
            <text:p>99</text:p>
          </table:table-cell>
          <table:table-cell office:value-type="string" calcext:value-type="string">
            <text:p>Stanford AI Village [UIST 2023]</text:p>
            <text:p>Episodic memory of experience 99 Source: Generative Agents: Interactive Simulacra of Human Behavior, UIST, 2023.</text:p>
          </table:table-cell>
          <table:table-cell/>
          <table:table-cell table:style-name="ce2" table:number-columns-repeated="16378"/>
        </table:table-row>
        <table:table-row table:style-name="ro1">
          <table:table-cell office:value-type="string" calcext:value-type="string">
            <text:p>Why is it inherently difficult for artificial entities to autonomously generate constructive critiques of their own past performance?</text:p>
          </table:table-cell>
          <table:table-cell table:number-columns-repeated="2"/>
          <table:table-cell table:style-name="ce3" office:value-type="float" office:value="78" calcext:value-type="float">
            <text:p>78</text:p>
          </table:table-cell>
          <table:table-cell office:value-type="string" calcext:value-type="string">
            <text:p>Transforming Experience into Long-Term Memory</text:p>
            <text:p>For agents, however, generating useful reflective feedback is challenging since it requires: good understanding of where the model made mistakes; the ability to generate summary containing actionable insights for improvement.</text:p>
          </table:table-cell>
          <table:table-cell/>
          <table:table-cell table:style-name="ce2" table:number-columns-repeated="16378"/>
        </table:table-row>
        <table:table-row table:style-name="ro1">
          <table:table-cell office:value-type="string" calcext:value-type="string">
            <text:p>How is the forecasting of the subsequent environmental state mathematically represented on the slide that also establishes the explicit necessity for input and output discretization?</text:p>
          </table:table-cell>
          <table:table-cell table:number-columns-repeated="2"/>
          <table:table-cell table:style-name="ce3" office:value-type="float" office:value="40" calcext:value-type="float">
            <text:p>40</text:p>
          </table:table-cell>
          <table:table-cell office:value-type="string" calcext:value-type="string">
            <text:p>Denoising Diffusion Models</text:p>
            <text:p>Denoising diffusion models consist of two processes: Forward diffusion process that gradually adds noise to input Reverse denoising process that learns to generate data by denoising 40 Source: https://sgvr.kaist.ac.kr/~sungeui/CG/Slides/slides_24/CS380_Talk3_Diffusion.pdf</text:p>
          </table:table-cell>
          <table:table-cell/>
          <table:table-cell table:style-name="ce2" table:number-columns-repeated="16378"/>
        </table:table-row>
        <table:table-row table:style-name="ro1">
          <table:table-cell office:value-type="string" calcext:value-type="string">
            <text:p>What two specific capabilities must be achieved regarding inputs and outputs in order to consider large multimodal systems as functional autonomous entities?</text:p>
          </table:table-cell>
          <table:table-cell table:number-columns-repeated="2"/>
          <table:table-cell table:style-name="ce3" office:value-type="float" office:value="113" calcext:value-type="float">
            <text:p>113</text:p>
          </table:table-cell>
          <table:table-cell office:value-type="string" calcext:value-type="string">
            <text:p>Multimodal Knowledge in AI Agents</text:p>
            <text:p>The integration of multimodal understanding is essential for developing sophisticated generalist AI agents. In the context of AI agents, knowledge refers to the processing and representation of diverse data types (such as text, images, and speech) within unified MLLM framework.</text:p>
          </table:table-cell>
          <table:table-cell/>
          <table:table-cell table:style-name="ce2" table:number-columns-repeated="16378"/>
        </table:table-row>
        <table:table-row table:style-name="ro1">
          <table:table-cell office:value-type="string" calcext:value-type="string">
            <text:p>Which section simply supplements the lecture with an external media hyperlink to explain universally valid formulas versus situationally dependent ones using traditional Chinese terms?</text:p>
          </table:table-cell>
          <table:table-cell table:number-columns-repeated="2"/>
          <table:table-cell table:style-name="ce3" office:value-type="float" office:value="93" calcext:value-type="float">
            <text:p>93</text:p>
          </table:table-cell>
          <table:table-cell office:value-type="string" calcext:value-type="string">
            <text:p>The system prompt for automatic curriculum (1/3)</text:p>
            <text:p>(The list of question-answer pairs represents the additional context.)</text:p>
          </table:table-cell>
          <table:table-cell/>
          <table:table-cell table:style-name="ce2" table:number-columns-repeated="16378"/>
        </table:table-row>
        <table:table-row table:style-name="ro1">
          <table:table-cell office:value-type="string" calcext:value-type="string">
            <text:p>If the primary mechanism that relates different parts of an input to each other ignores the sequence in which the data arrives, what is the stated reason for needing an extra mechanism to track structural arrangement?</text:p>
          </table:table-cell>
          <table:table-cell table:number-columns-repeated="2"/>
          <table:table-cell table:style-name="ce3" office:value-type="float" office:value="26" calcext:value-type="float">
            <text:p>26</text:p>
          </table:table-cell>
          <table:table-cell office:value-type="string" calcext:value-type="string">
            <text:p>Self-Attention Layer</text:p>
            <text:p>Permutation equivariant Self-attention layer does not care about the orders of the inputs! Problem: How can we encode ordered sequences like language or spatially ordered image features? That why we need positional encoding! 26 Source: https://cs231n.stanford.edu/slides/2022/lecture_11_ruohan.pdf</text:p>
          </table:table-cell>
          <table:table-cell/>
          <table:table-cell table:style-name="ce2" table:number-columns-repeated="16378"/>
        </table:table-row>
        <table:table-row table:style-name="ro1">
          <table:table-cell office:value-type="string" calcext:value-type="string">
            <text:p>What is the stated end goal of utilizing hierarchical conditional models in the context of interpreting descriptive language?</text:p>
          </table:table-cell>
          <table:table-cell table:number-columns-repeated="2"/>
          <table:table-cell table:style-name="ce3" office:value-type="float" office:value="195" calcext:value-type="float">
            <text:p>195</text:p>
          </table:table-cell>
          <table:table-cell office:value-type="string" calcext:value-type="string">
            <text:p>inference</text:p>
            <text:p>the process of deriving new sentences from old ones</text:p>
          </table:table-cell>
          <table:table-cell/>
          <table:table-cell table:style-name="ce2" table:number-columns-repeated="16378"/>
        </table:table-row>
        <table:table-row table:style-name="ro1">
          <table:table-cell office:value-type="string" calcext:value-type="string">
            <text:p>During extremely brief temporal windows, why does analyzing the physical blending of matter become highly ambiguous regarding its trajectory?</text:p>
          </table:table-cell>
          <table:table-cell table:number-columns-repeated="2"/>
          <table:table-cell table:style-name="ce3" office:value-type="float" office:value="37" calcext:value-type="float">
            <text:p>37</text:p>
          </table:table-cell>
          <table:table-cell office:value-type="string" calcext:value-type="string">
            <text:p>Text to Image Generation</text:p>
            <text:p>with Diffusion Based Models Diffusion Process Diffusion models are inspired by non-equilibrium thermodynamics. For small fraction of the time, it is difficult to determine whether particles are moving in the direction of mixing or in the opposite direction. 37 Source: https://sgvr.kaist.ac.kr/~sungeui/CG/Slides/slides_24/CS380_Talk3_Diffusion.pdf</text:p>
          </table:table-cell>
          <table:table-cell/>
          <table:table-cell table:style-name="ce2" table:number-columns-repeated="16378"/>
        </table:table-row>
        <table:table-row table:style-name="ro1">
          <table:table-cell office:value-type="string" calcext:value-type="string">
            <text:p>What explicit capability does the core routing module grant the network to ensure it prioritizes the most crucial elements of the source sequence during output creation?</text:p>
          </table:table-cell>
          <table:table-cell table:number-columns-repeated="2"/>
          <table:table-cell table:style-name="ce3" office:value-type="float" office:value="9" calcext:value-type="float">
            <text:p>9</text:p>
          </table:table-cell>
          <table:table-cell office:value-type="string" calcext:value-type="string">
            <text:p>Transformer Based Models</text:p>
            <text:p>Transformer is an encoder-decoder architecture with core component attention mechanism. Attention allows the model to focus on the most relevant parts of the input sequence when generating the output. 9 Source: https://huggingface.co/blog/encoder-decoder</text:p>
          </table:table-cell>
          <table:table-cell/>
          <table:table-cell table:style-name="ce2" table:number-columns-repeated="16378"/>
        </table:table-row>
        <table:table-row table:style-name="ro1">
          <table:table-cell office:value-type="string" calcext:value-type="string">
            <text:p>How do the lecture materials distinguish between verifiable facts stored in databases and the underlying patterns algorithms absorb from massive corpora?</text:p>
          </table:table-cell>
          <table:table-cell table:number-columns-repeated="2"/>
          <table:table-cell table:style-name="ce3" office:value-type="float" office:value="204" calcext:value-type="float">
            <text:p>204</text:p>
          </table:table-cell>
          <table:table-cell office:value-type="string" calcext:value-type="string">
            <text:p>â¢ Looking at this table, there is only one model where our knowledge base is true.</text:p>
            <text:p>In this model, we see that is also true. By the definition of entailment, if is true in all models where the KB is true, then KB.KB</text:p>
          </table:table-cell>
          <table:table-cell/>
          <table:table-cell table:style-name="ce2" table:number-columns-repeated="16378"/>
        </table:table-row>
        <table:table-row table:style-name="ro1">
          <table:table-cell office:value-type="string" calcext:value-type="string">
            <text:p>When comparing self-evaluation techniques for binary classification, exactly how many distinct challenges were analyzed to chart the cumulative proportion of successes?</text:p>
          </table:table-cell>
          <table:table-cell table:number-columns-repeated="2"/>
          <table:table-cell table:style-name="ce3" office:value-type="float" office:value="86" calcext:value-type="float">
            <text:p>86</text:p>
          </table:table-cell>
          <table:table-cell office:value-type="string" calcext:value-type="string">
            <text:p>More Reflection, Greater Success</text:p>
            <text:p>AlfWorld performance across 134 tasks showing cumulative proportions of solved tasks using self- evaluation techniques of (Heuristic) and (GPT) for binary classification. ReAct [ICLR 2023]</text:p>
          </table:table-cell>
          <table:table-cell/>
          <table:table-cell table:style-name="ce2" table:number-columns-repeated="16378"/>
        </table:table-row>
        <table:table-row table:style-name="ro1">
          <table:table-cell office:value-type="string" calcext:value-type="string">
            <text:p>In a directional conditional statement linking two events, what formal terminology is introduced to identify the initial premise and its resulting outcome?</text:p>
          </table:table-cell>
          <table:table-cell table:number-columns-repeated="2"/>
          <table:table-cell table:style-name="ce3" office:value-type="float" office:value="186" calcext:value-type="float">
            <text:p>186</text:p>
          </table:table-cell>
          <table:table-cell office:value-type="string" calcext:value-type="string">
            <text:p>Implication represent a structure of âif P then Qâ</text:p>
            <text:p>For example: if: It is raining and: indoors then means If it is raining, then indoors. In the case of implies, is called the antecedent and is called the consequent.</text:p>
          </table:table-cell>
          <table:table-cell/>
          <table:table-cell table:style-name="ce2" table:number-columns-repeated="16378"/>
        </table:table-row>
        <table:table-row table:style-name="ro1">
          <table:table-cell office:value-type="string" calcext:value-type="string">
            <text:p>In a compartmentalized network structure, what specific mechanism is responsible for directing individual pieces of input data to the appropriate processing sub-network?</text:p>
          </table:table-cell>
          <table:table-cell table:number-columns-repeated="2"/>
          <table:table-cell table:style-name="ce3" office:value-type="float" office:value="23" calcext:value-type="float">
            <text:p>23</text:p>
          </table:table-cell>
          <table:table-cell office:value-type="string" calcext:value-type="string">
            <text:p>Self-Attention Layer</text:p>
            <text:p>Outputs: Context vectors: (shape:) Inputs: Input vectors: (shape:) 23 Source: https://cs231n.stanford.edu/slides/2022/lecture_11_ruohan.pdf</text:p>
          </table:table-cell>
          <table:table-cell/>
          <table:table-cell table:style-name="ce2" table:number-columns-repeated="16378"/>
        </table:table-row>
        <table:table-row table:style-name="ro1">
          <table:table-cell office:value-type="string" calcext:value-type="string">
            <text:p>What specific mathematical value is assigned to the compatibility scores of upcoming sequence positions to successfully blind the model to them?</text:p>
          </table:table-cell>
          <table:table-cell table:number-columns-repeated="2"/>
          <table:table-cell table:style-name="ce3" office:value-type="float" office:value="33" calcext:value-type="float">
            <text:p>33</text:p>
          </table:table-cell>
          <table:table-cell office:value-type="string" calcext:value-type="string">
            <text:p>Masked Self-Attention Layer</text:p>
            <text:p>Prevent vectors from looking at future vectors Future alignment scores are set to-infinity 33 Source: Attention is All You Need, NIPS. 2017.</text:p>
          </table:table-cell>
          <table:table-cell/>
          <table:table-cell table:style-name="ce2" table:number-columns-repeated="16378"/>
        </table:table-row>
        <table:table-row table:style-name="ro1">
          <table:table-cell office:value-type="string" calcext:value-type="string">
            <text:p>Which slide initially outlines the four foundational criteria for sequence mapping functions, strictly before suggesting any concrete ways to implement them?</text:p>
          </table:table-cell>
          <table:table-cell table:number-columns-repeated="2"/>
          <table:table-cell table:style-name="ce3" office:value-type="float" office:value="174" calcext:value-type="float">
            <text:p>174</text:p>
          </table:table-cell>
          <table:table-cell office:value-type="string" calcext:value-type="string">
            <text:p>Some of the following slides credit to:</text:p>
            <text:p>Harvard University-CS 50: Artificial Intelligence in Python</text:p>
          </table:table-cell>
          <table:table-cell/>
          <table:table-cell table:style-name="ce2" table:number-columns-repeated="16378"/>
        </table:table-row>
        <table:table-row table:style-name="ro1">
          <table:table-cell office:value-type="string" calcext:value-type="string">
            <text:p>What specific 2022 publication from the Journal of Machine Learning Research is cited as a foundational reference for achieving extreme algorithmic scale through streamlined sparsity?</text:p>
          </table:table-cell>
          <table:table-cell table:number-columns-repeated="2"/>
          <table:table-cell table:style-name="ce3" office:value-type="float" office:value="118" calcext:value-type="float">
            <text:p>118</text:p>
          </table:table-cell>
          <table:table-cell office:value-type="string" calcext:value-type="string">
            <text:p>The two main challenges</text:p>
            <text:p>Demanding larger datasets and computations For example, Chameleon (released by Meta, 2024) is trained on 9.2 trillion training tokens (including image tokens) to match LLaMA2, which is trained on 2 trillion training tokens for text performance. Inherent differences in how different modalities are processed In the feature space (across layers), PCA results show the distinct clustering by modality (text, speech, image).</text:p>
          </table:table-cell>
          <table:table-cell/>
          <table:table-cell table:style-name="ce2" table:number-columns-repeated="16378"/>
        </table:table-row>
        <table:table-row table:style-name="ro1">
          <table:table-cell office:value-type="string" calcext:value-type="string">
            <text:p>In the proposed technique utilizing a relation-aware generative model, which specific diagram segment illustrates the backward mapping steps when combining synthesized representations with actual ones?</text:p>
          </table:table-cell>
          <table:table-cell table:number-columns-repeated="2"/>
          <table:table-cell table:style-name="ce3" office:value-type="float" office:value="8" calcext:value-type="float">
            <text:p>8</text:p>
          </table:table-cell>
          <table:table-cell office:value-type="string" calcext:value-type="string">
            <text:p>Sequence to Sequence Generation</text:p>
            <text:p>with Transformer Based Models Input: Sequence x1,., xT Output: Sequence y1,., yT Transformer is an encoder-decoder architecture: An encoder (neural network) analyzes the input and builds an intermediate representation (.context vector) of it; decoder (neural network) analyzes the intermediate representation and creates an output. 8 Source: https://huggingface.co/blog/encoder-decoder</text:p>
          </table:table-cell>
          <table:table-cell/>
          <table:table-cell table:style-name="ce2" table:number-columns-repeated="16378"/>
        </table:table-row>
        <table:table-row table:style-name="ro1">
          <table:table-cell office:value-type="string" calcext:value-type="string">
            <text:p>According to the cited 2021 academic paper on the virtual mock-up environment, what exact type of high-level, word-driven strategies is the system designed to teach the simulated actors?</text:p>
          </table:table-cell>
          <table:table-cell table:number-columns-repeated="2"/>
          <table:table-cell table:style-name="ce3" office:value-type="float" office:value="87" calcext:value-type="float">
            <text:p>87</text:p>
          </table:table-cell>
          <table:table-cell office:value-type="string" calcext:value-type="string">
            <text:p>Voyager [TMLR 2024]</text:p>
            <text:p>procedural memory of skills Objective: Leveraging MLLMs (., OpenAI APIs) for improved game mechanics understanding Innovative Features: Introduction of automatic curriculum and skill library Automatic curriculum proposes increasingly complex tasks Skill library serves as learning and evolution basis Iterative prompting mechanism refines the program and incorporates it into the skill library as new skill Source: Voyager: An Open-Ended Embodied Agent with Large Language Models, Transactions on Machine Learning Research (TMLR), 2024.87</text:p>
          </table:table-cell>
          <table:table-cell/>
          <table:table-cell table:style-name="ce2" table:number-columns-repeated="16378"/>
        </table:table-row>
        <table:table-row table:style-name="ro1">
          <table:table-cell office:value-type="string" calcext:value-type="string">
            <text:p>In what specific journal is the 2026 comprehensive review published that discusses how systems can keep working effectively even when one type of sensory input is completely unavailable?</text:p>
          </table:table-cell>
          <table:table-cell table:number-columns-repeated="2"/>
          <table:table-cell table:style-name="ce3" office:value-type="float" office:value="140" calcext:value-type="float">
            <text:p>140</text:p>
          </table:table-cell>
          <table:table-cell office:value-type="string" calcext:value-type="string">
            <text:p>Method 2: Architecture-Focused Models</text:p>
            <text:p>Core idea: Dynamic adjust to handle the absence of certain modality. electronic health record Source: DrFuse: Learning Disentangled Representation for Clinical Multi-Modal Fusion with Missing Modality and Modal Inconsistency, AAAI, 2024.</text:p>
          </table:table-cell>
          <table:table-cell/>
          <table:table-cell table:style-name="ce2" table:number-columns-repeated="16378"/>
        </table:table-row>
        <table:table-row table:style-name="ro1">
          <table:table-cell office:value-type="string" calcext:value-type="string">
            <text:p>In the hypothetical deduction puzzle detailing visits among three individuals, what is the ultimately deduced weather condition for that specific day?</text:p>
          </table:table-cell>
          <table:table-cell table:number-columns-repeated="2"/>
          <table:table-cell table:style-name="ce3" office:value-type="float" office:value="196" calcext:value-type="float">
            <text:p>196</text:p>
          </table:table-cell>
          <table:table-cell office:value-type="string" calcext:value-type="string">
            <text:p>! If it didn't rain, Amy visited Bobby today.</text:p>
            <text:p>" Amy visited Bobby or Carson today, but not both. # Amy visited Carson today. $ Amy did not visit Bobby today. % It rained today. (4)(5) are inferred from (1)(2)(3).</text:p>
          </table:table-cell>
          <table:table-cell/>
          <table:table-cell table:style-name="ce2" table:number-columns-repeated="16378"/>
        </table:table-row>
        <table:table-row table:style-name="ro1">
          <table:table-cell office:value-type="string" calcext:value-type="string">
            <text:p>In an unsuccessful trial detailing an economic projection, what exact percentage increase did the system attempt to apply to a base figure of $1.71 trillion?</text:p>
          </table:table-cell>
          <table:table-cell table:number-columns-repeated="2"/>
          <table:table-cell table:style-name="ce3" office:value-type="float" office:value="172" calcext:value-type="float">
            <text:p>172</text:p>
          </table:table-cell>
          <table:table-cell office:value-type="string" calcext:value-type="string">
            <text:p>Case study</text:p>
            <text:p>(bad case): 1/2</text:p>
          </table:table-cell>
          <table:table-cell/>
          <table:table-cell table:style-name="ce2" table:number-columns-repeated="16378"/>
        </table:table-row>
        <table:table-row table:style-name="ro1">
          <table:table-cell office:value-type="string" calcext:value-type="string">
            <text:p>Which specific 2024 academic publication demonstrates a system capable of bridging numerous distinct data formats?</text:p>
          </table:table-cell>
          <table:table-cell table:number-columns-repeated="2"/>
          <table:table-cell table:style-name="ce3" office:value-type="float" office:value="166" calcext:value-type="float">
            <text:p>166</text:p>
          </table:table-cell>
          <table:table-cell office:value-type="string" calcext:value-type="string">
            <text:p>The Dyn-VQA dataset</text:p>
            <text:p>Comparison of knowledge-seeking VQA datasets The annotation of fast or slow is determined by whether the updating occurs on yearly basis.</text:p>
          </table:table-cell>
          <table:table-cell/>
          <table:table-cell table:style-name="ce2" table:number-columns-repeated="16378"/>
        </table:table-row>
        <table:table-row table:style-name="ro1">
          <table:table-cell office:value-type="string" calcext:value-type="string">
            <text:p>What exact numerical value is assigned to the compatibility metrics of upcoming sequence elements to mathematically prevent the network from looking ahead?</text:p>
          </table:table-cell>
          <table:table-cell table:number-columns-repeated="2"/>
          <table:table-cell table:style-name="ce3" office:value-type="float" office:value="21" calcext:value-type="float">
            <text:p>21</text:p>
          </table:table-cell>
          <table:table-cell office:value-type="string" calcext:value-type="string">
            <text:p>Positional Encoding</text:p>
            <text:p>Positional Encoding Visualization (0) (1) (2) (3)=0=1=2=3 Source: https://erdem.pl/2021/05/understanding-positional-encoding-in-transformers</text:p>
          </table:table-cell>
          <table:table-cell/>
          <table:table-cell table:style-name="ce2" table:number-columns-repeated="16378"/>
        </table:table-row>
        <table:table-row table:style-name="ro1">
          <table:table-cell office:value-type="string" calcext:value-type="string">
            <text:p>Which part of the presentation provides practical demonstrations of modifying and altering existing visual content using the seven billion parameter system?</text:p>
          </table:table-cell>
          <table:table-cell table:number-columns-repeated="2"/>
          <table:table-cell table:style-name="ce3" office:value-type="float" office:value="67" calcext:value-type="float">
            <text:p>67</text:p>
          </table:table-cell>
          <table:table-cell office:value-type="string" calcext:value-type="string">
            <text:p>Example:</text:p>
            <text:p>RT-2: Vision-Language-Action Models [PLMR 2023]</text:p>
          </table:table-cell>
          <table:table-cell/>
          <table:table-cell table:style-name="ce2" table:number-columns-repeated="16378"/>
        </table:table-row>
        <table:table-row table:style-name="ro1">
          <table:table-cell office:value-type="string" calcext:value-type="string">
            <text:p>Where can one find the high-level visual summarization or structural outline specifically designated for the newly proposed 2025 autonomous driving framework?</text:p>
          </table:table-cell>
          <table:table-cell table:number-columns-repeated="2"/>
          <table:table-cell table:style-name="ce3" office:value-type="float" office:value="65" calcext:value-type="float">
            <text:p>65</text:p>
          </table:table-cell>
          <table:table-cell office:value-type="string" calcext:value-type="string">
            <text:p>Example:</text:p>
            <text:p>Policy World Model for Driving [NeurIPS 2025] Overview of the Policy World Model</text:p>
          </table:table-cell>
          <table:table-cell/>
          <table:table-cell table:style-name="ce2" table:number-columns-repeated="16378"/>
        </table:table-row>
        <table:table-row table:style-name="ro1">
          <table:table-cell office:value-type="string" calcext:value-type="string">
            <text:p>When analyzing the trajectory of an individual chemical particle over a brief interval, what specific statistical pattern does both its forward blending and reverse trajectory exhibit?</text:p>
          </table:table-cell>
          <table:table-cell table:number-columns-repeated="2"/>
          <table:table-cell table:style-name="ce3" office:value-type="float" office:value="37" calcext:value-type="float">
            <text:p>37</text:p>
          </table:table-cell>
          <table:table-cell office:value-type="string" calcext:value-type="string">
            <text:p>Text to Image Generation</text:p>
            <text:p>with Diffusion Based Models Diffusion Process Diffusion models are inspired by non-equilibrium thermodynamics. For small fraction of the time, it is difficult to determine whether particles are moving in the direction of mixing or in the opposite direction. 37 Source: https://sgvr.kaist.ac.kr/~sungeui/CG/Slides/slides_24/CS380_Talk3_Diffusion.pdf</text:p>
          </table:table-cell>
          <table:table-cell/>
          <table:table-cell table:style-name="ce2" table:number-columns-repeated="16378"/>
        </table:table-row>
        <table:table-row table:style-name="ro1">
          <table:table-cell office:value-type="string" calcext:value-type="string">
            <text:p>What is the exact mathematical summation formula used to compute the final output representations after the probability weights have been determined?</text:p>
          </table:table-cell>
          <table:table-cell table:number-columns-repeated="2"/>
          <table:table-cell table:style-name="ce3" office:value-type="float" office:value="44" calcext:value-type="float">
            <text:p>44</text:p>
          </table:table-cell>
          <table:table-cell office:value-type="string" calcext:value-type="string">
            <text:p>Denoising Diffusion Models</text:p>
            <text:p>Reverse denoising process: Removing noise We can directly calculate (xt1xt) because it involves complex data- related calculations. Instead, we model the reverse process with neural network to estimate (xt1xt). Model 44 Source: https://lilianweng.github.io/posts/2021-07-11-diffusion-models/</text:p>
          </table:table-cell>
          <table:table-cell/>
          <table:table-cell table:style-name="ce2" table:number-columns-repeated="16378"/>
        </table:table-row>
        <table:table-row table:style-name="ro1">
          <table:table-cell office:value-type="string" calcext:value-type="string">
            <text:p>What type of raw information is typically gathered in massive quantities to build shared representation environments for different formats?</text:p>
          </table:table-cell>
          <table:table-cell table:number-columns-repeated="2"/>
          <table:table-cell table:style-name="ce3" office:value-type="float" office:value="48" calcext:value-type="float">
            <text:p>48</text:p>
          </table:table-cell>
          <table:table-cell office:value-type="string" calcext:value-type="string">
            <text:p>Multimodal Embedding Spaces</text:p>
            <text:p>Multimodal embedding spaces are typically learned by collecting large amounts of paired multimodal data from the Internet, often images and text, and learning encoders for each modality using pairwise similarity objective.</text:p>
          </table:table-cell>
          <table:table-cell/>
          <table:table-cell table:style-name="ce2" table:number-columns-repeated="16378"/>
        </table:table-row>
        <table:table-row table:style-name="ro1">
          <table:table-cell office:value-type="string" calcext:value-type="string">
            <text:p>Why do the native metadata tags scraped from web datasets often fail as high-quality training data for vision-language models, particularly when describing images of humans?</text:p>
          </table:table-cell>
          <table:table-cell table:number-columns-repeated="2"/>
          <table:table-cell table:style-name="ce3" office:value-type="float" office:value="51" calcext:value-type="float">
            <text:p>51</text:p>
          </table:table-cell>
          <table:table-cell office:value-type="string" calcext:value-type="string">
            <text:p>[Google Research 2023] Observations</text:p>
            <text:p>Open-web datasets used to train open text-to-image models suffer from significannot issues. To be specific, the captions in the LAION dataset, used to train vision- language models, come from alt HTML tags (Alttext) and often describes only narrow aspect of the image, neglecting significannot visual details. For example, an image of person can have as Alttext the name of the person and the name of the photographer, but not description of their appearance, their clothes, their position, or the background. Source: Picture is Worth Thousand Words: Principled Recaptioning Improves Image Generation, arXiv, 2023.</text:p>
          </table:table-cell>
          <table:table-cell/>
          <table:table-cell table:style-name="ce2" table:number-columns-repeated="16378"/>
        </table:table-row>
        <table:table-row table:style-name="ro1">
          <table:table-cell office:value-type="string" calcext:value-type="string">
            <text:p>Which specific slide explicitly provides the structural blueprint of the internal components for the simulated interactive human personas, rather than just introducing the episodic memory concept?</text:p>
          </table:table-cell>
          <table:table-cell table:number-columns-repeated="2"/>
          <table:table-cell table:style-name="ce3" office:value-type="float" office:value="100" calcext:value-type="float">
            <text:p>100</text:p>
          </table:table-cell>
          <table:table-cell office:value-type="string" calcext:value-type="string">
            <text:p>Stanford AI Village [UIST 2023]</text:p>
            <text:p>Episodic memory of experience The agent architecture 100 Source: Generative Agents: Interactive Simulacra of Human Behavior, UIST, 2023.</text:p>
          </table:table-cell>
          <table:table-cell/>
          <table:table-cell table:style-name="ce2" table:number-columns-repeated="16378"/>
        </table:table-row>
        <table:table-row table:style-name="ro1">
          <table:table-cell office:value-type="string" calcext:value-type="string">
            <text:p>Could you provide the visual samples demonstrating the system's ability to modify existing pictures, specifically using a seven-billion parameter network that was processed on half a trillion tokens?</text:p>
          </table:table-cell>
          <table:table-cell table:number-columns-repeated="2"/>
          <table:table-cell table:style-name="ce3" office:value-type="float" office:value="133" calcext:value-type="float">
            <text:p>133</text:p>
          </table:table-cell>
          <table:table-cell office:value-type="string" calcext:value-type="string">
            <text:p>Image editing examples from a 7B Transfusion</text:p>
            <text:p>MoT model trained with 0.5T tokens</text:p>
          </table:table-cell>
          <table:table-cell/>
          <table:table-cell table:style-name="ce2" table:number-columns-repeated="16378"/>
        </table:table-row>
        <table:table-row table:style-name="ro1">
          <table:table-cell office:value-type="string" calcext:value-type="string">
            <text:p>How is the conceptual analogy of a chemical particle's random trajectory practically applied to the fundamental visual elements of a digital picture?</text:p>
          </table:table-cell>
          <table:table-cell table:number-columns-repeated="2"/>
          <table:table-cell table:style-name="ce3" office:value-type="float" office:value="38" calcext:value-type="float">
            <text:p>38</text:p>
          </table:table-cell>
          <table:table-cell office:value-type="string" calcext:value-type="string">
            <text:p>Text to Image Generation</text:p>
            <text:p>with Diffusion Based Models Diffusion Process If we look at the movement of single molecule on very short time scale, it follows Gaussian distribution. Since the direction of mixing and the opposite direction are the same in very short time, the opposite direction also follows Gaussian distribution. 38 Source: https://sgvr.kaist.ac.kr/~sungeui/CG/Slides/slides_24/CS380_Talk3_Diffusion.pdf</text:p>
          </table:table-cell>
          <table:table-cell/>
          <table:table-cell table:style-name="ce2" table:number-columns-repeated="16378"/>
        </table:table-row>
        <table:table-row table:style-name="ro1">
          <table:table-cell office:value-type="string" calcext:value-type="string">
            <text:p>Which section illustrates the two-tiered cognitive hierarchy of autonomous systems while explicitly noting that the mechanisms for retaining information and utilizing external utilities will be covered in future coursework?</text:p>
          </table:table-cell>
          <table:table-cell table:number-columns-repeated="2"/>
          <table:table-cell table:style-name="ce3" office:value-type="float" office:value="215" calcext:value-type="float">
            <text:p>215</text:p>
          </table:table-cell>
          <table:table-cell office:value-type="string" calcext:value-type="string">
            <text:p>Remarks</text:p>
            <text:p>Real-world knowledge plays vital role in human intelligence. Physical World Knowledge Taxonomy Horizon Deep Planning Semantics Temporal Relation (slow-thinking) Situation/Event (Image) Action (Video) Spatial Relation Object Affordance Surface Object Properties Semantics Object Permanence (fast-thinking) 112 Dynamics Static Dynamic</text:p>
          </table:table-cell>
          <table:table-cell/>
          <table:table-cell table:style-name="ce2" table:number-columns-repeated="16378"/>
        </table:table-row>
        <table:table-row table:style-name="ro1">
          <table:table-cell office:value-type="string" calcext:value-type="string">
            <text:p>What is the specific mathematical formula used to compute the compatibility between the query and key vectors before normalizing them into probability weights?</text:p>
          </table:table-cell>
          <table:table-cell table:number-columns-repeated="2"/>
          <table:table-cell table:style-name="ce3" office:value-type="float" office:value="156" calcext:value-type="float">
            <text:p>156</text:p>
          </table:table-cell>
          <table:table-cell office:value-type="string" calcext:value-type="string">
            <text:p>RA-VQA-v2 [NeurIPS 2023]</text:p>
            <text:p>Relevance score between the query and the document is computed by aggregating the fine-grained relevance at token level with late interaction mechanism. The answer generator takes the text query, the image, and the retrieved documents as input, generating one candidate answer per retrieved document. The answer with the highest joint probability is selected.</text:p>
          </table:table-cell>
          <table:table-cell/>
          <table:table-cell table:style-name="ce2" table:number-columns-repeated="16378"/>
        </table:table-row>
        <table:table-row table:style-name="ro1">
          <table:table-cell office:value-type="string" calcext:value-type="string">
            <text:p>Is there an example showing how models dynamically adapt to the absence of certain inputs by using clinical records, such as digital patient medical files, from a recent 2024 conference?</text:p>
          </table:table-cell>
          <table:table-cell table:number-columns-repeated="2"/>
          <table:table-cell table:style-name="ce3" office:value-type="float" office:value="140" calcext:value-type="float">
            <text:p>140</text:p>
          </table:table-cell>
          <table:table-cell office:value-type="string" calcext:value-type="string">
            <text:p>Method 2: Architecture-Focused Models</text:p>
            <text:p>Core idea: Dynamic adjust to handle the absence of certain modality. electronic health record Source: DrFuse: Learning Disentangled Representation for Clinical Multi-Modal Fusion with Missing Modality and Modal Inconsistency, AAAI, 2024.</text:p>
          </table:table-cell>
          <table:table-cell/>
          <table:table-cell table:style-name="ce2" table:number-columns-repeated="16378"/>
        </table:table-row>
        <table:table-row table:style-name="ro1">
          <table:table-cell office:value-type="string" calcext:value-type="string">
            <text:p>During the phase where corruption is systematically injected into the data, what mathematical parameters characterize the perturbations added across multiple time increments?</text:p>
          </table:table-cell>
          <table:table-cell table:number-columns-repeated="2"/>
          <table:table-cell table:style-name="ce3" office:value-type="float" office:value="43" calcext:value-type="float">
            <text:p>43</text:p>
          </table:table-cell>
          <table:table-cell office:value-type="string" calcext:value-type="string">
            <text:p>Denoising Diffusion Models</text:p>
            <text:p>Forward diffusion process: Introducing noise In the forward diffusion process, the small Gaussian noise is incrementally added to the distribution over steps, resulting in series of increasingly noisy samples. mean variance 2 43 Source: https://lilianweng.github.io/posts/2021-07-11-diffusion-models/</text:p>
          </table:table-cell>
          <table:table-cell/>
          <table:table-cell table:style-name="ce2" table:number-columns-repeated="16378"/>
        </table:table-row>
        <table:table-row table:style-name="ro1">
          <table:table-cell office:value-type="string" calcext:value-type="string">
            <text:p>What are the fundamental limitations of standard temporal windows compared to a system that successfully archives past skills and knowledge?</text:p>
          </table:table-cell>
          <table:table-cell table:number-columns-repeated="2"/>
          <table:table-cell table:style-name="ce3" office:value-type="float" office:value="76" calcext:value-type="float">
            <text:p>76</text:p>
          </table:table-cell>
          <table:table-cell office:value-type="string" calcext:value-type="string">
            <text:p>Memory</text:p>
            <text:p>Stores experience, skills, knowledge. Persist over new Append-only experience Limited context Limited attention Do not persist over new tasks</text:p>
          </table:table-cell>
          <table:table-cell/>
          <table:table-cell table:style-name="ce2" table:number-columns-repeated="16378"/>
        </table:table-row>
        <table:table-row table:style-name="ro1">
          <table:table-cell office:value-type="string" calcext:value-type="string">
            <text:p>What phrase is used to define a declarative statement about reality when expressed within a formal system for representing information?</text:p>
          </table:table-cell>
          <table:table-cell table:number-columns-repeated="2"/>
          <table:table-cell table:style-name="ce3" office:value-type="float" office:value="178" calcext:value-type="float">
            <text:p>178</text:p>
          </table:table-cell>
          <table:table-cell office:value-type="string" calcext:value-type="string">
            <text:p>sentence</text:p>
            <text:p>an assertion about the world in knowledge representation language</text:p>
          </table:table-cell>
          <table:table-cell/>
          <table:table-cell table:style-name="ce2" table:number-columns-repeated="16378"/>
        </table:table-row>
        <table:table-row table:style-name="ro1">
          <table:table-cell office:value-type="string" calcext:value-type="string">
            <text:p>To strictly block the neural architecture from peeking ahead at upcoming sequence elements during generation, what specific numerical abstraction is assigned to the forward-looking evaluation metrics?</text:p>
          </table:table-cell>
          <table:table-cell table:number-columns-repeated="2"/>
          <table:table-cell table:style-name="ce3" office:value-type="float" office:value="17" calcext:value-type="float">
            <text:p>17</text:p>
          </table:table-cell>
          <table:table-cell office:value-type="string" calcext:value-type="string">
            <text:p>Positional Encoding</text:p>
            <text:p>Source: Attention is all you need, NeurIPS, 2017.17</text:p>
          </table:table-cell>
          <table:table-cell/>
          <table:table-cell table:style-name="ce2" table:number-columns-repeated="16378"/>
        </table:table-row>
        <table:table-row table:style-name="ro1">
          <table:table-cell office:value-type="string" calcext:value-type="string">
            <text:p>Which section surprisingly brings up the architectural design for visual tasks immediately following the citation of the foundational 2017 neural network paper?</text:p>
          </table:table-cell>
          <table:table-cell table:number-columns-repeated="2"/>
          <table:table-cell table:style-name="ce3" office:value-type="float" office:value="23" calcext:value-type="float">
            <text:p>23</text:p>
          </table:table-cell>
          <table:table-cell office:value-type="string" calcext:value-type="string">
            <text:p>Self-Attention Layer</text:p>
            <text:p>Outputs: Context vectors: (shape:) Inputs: Input vectors: (shape:) 23 Source: https://cs231n.stanford.edu/slides/2022/lecture_11_ruohan.pdf</text:p>
          </table:table-cell>
          <table:table-cell/>
          <table:table-cell table:style-name="ce2" table:number-columns-repeated="16378"/>
        </table:table-row>
        <table:table-row table:style-name="ro1">
          <table:table-cell office:value-type="string" calcext:value-type="string">
            <text:p>Under a constrained computational allocation, what is the stated preferred strategy regarding network size and the duration of the pretraining phase?</text:p>
          </table:table-cell>
          <table:table-cell table:number-columns-repeated="2"/>
          <table:table-cell table:style-name="ce3" office:value-type="float" office:value="122" calcext:value-type="float">
            <text:p>122</text:p>
          </table:table-cell>
          <table:table-cell office:value-type="string" calcext:value-type="string">
            <text:p>Experiments: Setting (1)</text:p>
            <text:p>MoT (pre-training at 7B scale) is compared against two baselines: dense transformer model Mixture-of-Experts model with 4 experts (MoE-4x) This plots the training steps required by MoT and MoE-4x to reach equivalent loss values as the dense model.</text:p>
          </table:table-cell>
          <table:table-cell/>
          <table:table-cell table:style-name="ce2" table:number-columns-repeated="16378"/>
        </table:table-row>
        <table:table-row table:style-name="ro1">
          <table:table-cell office:value-type="string" calcext:value-type="string">
            <text:p>Which upcoming academic paper is highlighted for successfully bridging the gap between step-by-step linguistic data and fluid visual inputs within a singular algorithmic framework?</text:p>
          </table:table-cell>
          <table:table-cell table:number-columns-repeated="2"/>
          <table:table-cell table:style-name="ce3" office:value-type="float" office:value="49" calcext:value-type="float">
            <text:p>49</text:p>
          </table:table-cell>
          <table:table-cell office:value-type="string" calcext:value-type="string">
            <text:p>Multimodal Embedding Spaces</text:p>
            <text:p>Multimodal learning The multi-modal nature of MLLMs is powered by two encoder models (Text encoder and Image encoder) trained to speak the same language.</text:p>
          </table:table-cell>
          <table:table-cell/>
          <table:table-cell table:style-name="ce2" table:number-columns-repeated="16378"/>
        </table:table-row>
        <table:table-row table:style-name="ro1">
          <table:table-cell office:value-type="string" calcext:value-type="string">
            <text:p>Which specific visual recognition framework is referenced as an example when discussing the technique designed to selectively hide certain sequence elements during the learning phase?</text:p>
          </table:table-cell>
          <table:table-cell table:number-columns-repeated="2"/>
          <table:table-cell table:style-name="ce3" office:value-type="float" office:value="32" calcext:value-type="float">
            <text:p>32</text:p>
          </table:table-cell>
          <table:table-cell office:value-type="string" calcext:value-type="string">
            <text:p>Masked Self-Attention Layer</text:p>
            <text:p>Masked self-attention is used The architecture of to ensure that the modelVision Transformer (ViT) does not attend to some of the tokens in the input sequence during training or generation. 32 Source: Attention is All You Need, NIPS. 2017.</text:p>
          </table:table-cell>
          <table:table-cell/>
          <table:table-cell table:style-name="ce2" table:number-columns-repeated="16378"/>
        </table:table-row>
        <table:table-row table:style-name="ro1">
          <table:table-cell office:value-type="string" calcext:value-type="string">
            <text:p>What specific literature reference is cited to support the psychological concept that human expressions of emotion are not perfectly symmetrical on both sides of the face?</text:p>
          </table:table-cell>
          <table:table-cell table:number-columns-repeated="2"/>
          <table:table-cell table:style-name="ce3" office:value-type="float" office:value="142" calcext:value-type="float">
            <text:p>142</text:p>
          </table:table-cell>
          <table:table-cell office:value-type="string" calcext:value-type="string">
            <text:p>Effective Feature Extraction for FER</text:p>
            <text:p>Facial Chirality Psychological studies show that emotional faces are asymmetric. Powell,.Ryan, and James.Schirillo. "Asymmetrical facial expressions in portraits and hemispheric laterality: literature review." Laterality 14.6 (2009): 545-572. However, face image and its reflection are with exact the same expression. Ling Lo, HongXia Xie, Hong-Han Shuai and Wen-Huang Cheng, Facial Chirality: Using Self-Face Reflection to Learn Discriminative Features for Facial Expression Recognition, ICME 2021 (Best Paper Award)</text:p>
          </table:table-cell>
          <table:table-cell/>
          <table:table-cell table:style-name="ce2" table:number-columns-repeated="16378"/>
        </table:table-row>
        <table:table-row table:style-name="ro1">
          <table:table-cell office:value-type="string" calcext:value-type="string">
            <text:p>To demonstrate the massive computational cost of handling multiple sensory inputs, what specific token counts are compared between a 2024 Meta release and a standard text-focused language model?</text:p>
          </table:table-cell>
          <table:table-cell table:number-columns-repeated="2"/>
          <table:table-cell table:style-name="ce3" office:value-type="float" office:value="118" calcext:value-type="float">
            <text:p>118</text:p>
          </table:table-cell>
          <table:table-cell office:value-type="string" calcext:value-type="string">
            <text:p>The two main challenges</text:p>
            <text:p>Demanding larger datasets and computations For example, Chameleon (released by Meta, 2024) is trained on 9.2 trillion training tokens (including image tokens) to match LLaMA2, which is trained on 2 trillion training tokens for text performance. Inherent differences in how different modalities are processed In the feature space (across layers), PCA results show the distinct clustering by modality (text, speech, image).</text:p>
          </table:table-cell>
          <table:table-cell/>
          <table:table-cell table:style-name="ce2" table:number-columns-repeated="16378"/>
        </table:table-row>
        <table:table-row table:style-name="ro1">
          <table:table-cell office:value-type="string" calcext:value-type="string">
            <text:p>During the emotion recognition pipeline, at what specific mathematical juncture does the system split the representation of physical facial asymmetry away from the core emotional signal?</text:p>
          </table:table-cell>
          <table:table-cell table:number-columns-repeated="2"/>
          <table:table-cell table:style-name="ce3" office:value-type="float" office:value="142" calcext:value-type="float">
            <text:p>142</text:p>
          </table:table-cell>
          <table:table-cell office:value-type="string" calcext:value-type="string">
            <text:p>Effective Feature Extraction for FER</text:p>
            <text:p>Facial Chirality Psychological studies show that emotional faces are asymmetric. Powell,.Ryan, and James.Schirillo. "Asymmetrical facial expressions in portraits and hemispheric laterality: literature review." Laterality 14.6 (2009): 545-572. However, face image and its reflection are with exact the same expression. Ling Lo, HongXia Xie, Hong-Han Shuai and Wen-Huang Cheng, Facial Chirality: Using Self-Face Reflection to Learn Discriminative Features for Facial Expression Recognition, ICME 2021 (Best Paper Award)</text:p>
          </table:table-cell>
          <table:table-cell/>
          <table:table-cell table:style-name="ce2" table:number-columns-repeated="16378"/>
        </table:table-row>
        <table:table-row table:style-name="ro1">
          <table:table-cell office:value-type="string" calcext:value-type="string">
            <text:p>Despite isolating the computational weights for different sensory inputs, what core mechanistic feature remains universally shared across the entire network?</text:p>
          </table:table-cell>
          <table:table-cell table:number-columns-repeated="2"/>
          <table:table-cell table:style-name="ce3" office:value-type="float" office:value="119" calcext:value-type="float">
            <text:p>119</text:p>
          </table:table-cell>
          <table:table-cell office:value-type="string" calcext:value-type="string">
            <text:p>An alternative solution (by Meta, 2024):</text:p>
            <text:p>Mixture-of-Transformers Architecture (MoT) Modality-Specific Parameter Decoupling Each modality employs separate set of non-embedding transformer parameters including the feedforward network, attention matrices and layer normalization. During training, each modality can be supervised using modality-specific losses.</text:p>
          </table:table-cell>
          <table:table-cell/>
          <table:table-cell table:style-name="ce2" table:number-columns-repeated="16378"/>
        </table:table-row>
        <table:table-row table:style-name="ro1">
          <table:table-cell office:value-type="string" calcext:value-type="string">
            <text:p>What is the primary difference in how an AI retrieves verified facts from structured external databases compared to the innate understanding it develops during massive text corpus training?</text:p>
          </table:table-cell>
          <table:table-cell table:number-columns-repeated="2"/>
          <table:table-cell table:style-name="ce3" office:value-type="float" office:value="114" calcext:value-type="float">
            <text:p>114</text:p>
          </table:table-cell>
          <table:table-cell office:value-type="string" calcext:value-type="string">
            <text:p>Multimodal Knowledge in AI Agents</text:p>
            <text:p>Two types of knowledge: implicit and explicit Implicit knowledge is typically what large-scale language models encapsulate after being trained on vast amounts of text data. Explicit knowledge is structured and can be directly queried, such as the information found in knowledge bases or databases, which was traditionally used to enhance AI reasoning capabilities by referencing verifiable external resources.</text:p>
          </table:table-cell>
          <table:table-cell/>
          <table:table-cell table:style-name="ce2" table:number-columns-repeated="16378"/>
        </table:table-row>
        <table:table-row table:style-name="ro1">
          <table:table-cell office:value-type="string" calcext:value-type="string">
            <text:p>In the visual comparisons demonstrating the relabeling framework's superiority over the baseline, what unusual arboreal obstacle is an automobile depicted navigating through?</text:p>
          </table:table-cell>
          <table:table-cell table:number-columns-repeated="2"/>
          <table:table-cell table:style-name="ce3" office:value-type="float" office:value="152" calcext:value-type="float">
            <text:p>152</text:p>
          </table:table-cell>
          <table:table-cell office:value-type="string" calcext:value-type="string">
            <text:p>REVIVE [NeurIPS 2022]:</text:p>
            <text:p>Regional Visual Representation Source: REVIVE: Regional Visual Representation Matters in Knowledge-Based Visual Question Answering, NeurIPS, 2022.</text:p>
          </table:table-cell>
          <table:table-cell/>
          <table:table-cell table:style-name="ce2" table:number-columns-repeated="16378"/>
        </table:table-row>
        <table:table-row table:style-name="ro1">
          <table:table-cell office:value-type="string" calcext:value-type="string">
            <text:p>When attempting to assemble an optical viewing instrument in the sandbox game, why was the attempt marked as a failure despite the inventory showing three copper ingots?</text:p>
          </table:table-cell>
          <table:table-cell table:number-columns-repeated="2"/>
          <table:table-cell table:style-name="ce3" office:value-type="float" office:value="83" calcext:value-type="float">
            <text:p>83</text:p>
          </table:table-cell>
          <table:table-cell office:value-type="string" calcext:value-type="string">
            <text:p>A decision-making example</text:p>
            <text:p>Task: examine the mug with the desklamp</text:p>
          </table:table-cell>
          <table:table-cell/>
          <table:table-cell table:style-name="ce2" table:number-columns-repeated="16378"/>
        </table:table-row>
        <table:table-row table:style-name="ro1">
          <table:table-cell office:value-type="string" calcext:value-type="string">
            <text:p>What are the three distinct evaluation configurations used to test the proposed segregated architecture's effectiveness across different inputs and optimization goals?</text:p>
          </table:table-cell>
          <table:table-cell table:number-columns-repeated="2"/>
          <table:table-cell table:style-name="ce3" office:value-type="float" office:value="120" calcext:value-type="float">
            <text:p>120</text:p>
          </table:table-cell>
          <table:table-cell office:value-type="string" calcext:value-type="string">
            <text:p>Mixture-of-Transformers</text:p>
            <text:p>Architecture (MoT) The proposed MoT decouples the parameters by modality while maintaining global self-attention.</text:p>
          </table:table-cell>
          <table:table-cell/>
          <table:table-cell table:style-name="ce2" table:number-columns-repeated="16378"/>
        </table:table-row>
        <table:table-row table:style-name="ro1">
          <table:table-cell office:value-type="string" calcext:value-type="string">
            <text:p>How is the framework from a recent 2025 conference structured to simultaneously comprehend unbroken visual streams alongside step-by-step written language sequences inside a solitary network?</text:p>
          </table:table-cell>
          <table:table-cell table:number-columns-repeated="2"/>
          <table:table-cell table:style-name="ce3" office:value-type="float" office:value="128" calcext:value-type="float">
            <text:p>128</text:p>
          </table:table-cell>
          <table:table-cell office:value-type="string" calcext:value-type="string">
            <text:p>Experiments: Setting (3)</text:p>
            <text:p>Transfusion [ICLR 2025] introduces unified framework that enables single transformer model to process both discrete text and continuous image modalities.</text:p>
          </table:table-cell>
          <table:table-cell/>
          <table:table-cell table:style-name="ce2" table:number-columns-repeated="16378"/>
        </table:table-row>
        <table:table-row table:style-name="ro1">
          <table:table-cell office:value-type="string" calcext:value-type="string">
            <text:p>In the flowchart depicting the self-critique framework, which specific component is tasked with housing both the long-term and short-term experiential records?</text:p>
          </table:table-cell>
          <table:table-cell table:number-columns-repeated="2"/>
          <table:table-cell table:style-name="ce3" office:value-type="float" office:value="77" calcext:value-type="float">
            <text:p>77</text:p>
          </table:table-cell>
          <table:table-cell office:value-type="string" calcext:value-type="string">
            <text:p>Transforming Experience into Long-Term Memory</text:p>
            <text:p>Humans learn from prior mistakes to perform better on task. Self-reflection is mechanism to build long-term memory of self-reflective experiences which allows humans to identify their own errors and self-suggest lessons to learn from their mistakes over time.</text:p>
          </table:table-cell>
          <table:table-cell/>
          <table:table-cell table:style-name="ce2" table:number-columns-repeated="16378"/>
        </table:table-row>
        <table:table-row table:style-name="ro1">
          <table:table-cell office:value-type="string" calcext:value-type="string">
            <text:p>Could someone clarify the exact monetary expense and the total volume of textual fragments analyzed during the live run of the fully automated research deployment?</text:p>
          </table:table-cell>
          <table:table-cell table:number-columns-repeated="2"/>
          <table:table-cell table:style-name="ce3" office:value-type="float" office:value="118" calcext:value-type="float">
            <text:p>118</text:p>
          </table:table-cell>
          <table:table-cell office:value-type="string" calcext:value-type="string">
            <text:p>The two main challenges</text:p>
            <text:p>Demanding larger datasets and computations For example, Chameleon (released by Meta, 2024) is trained on 9.2 trillion training tokens (including image tokens) to match LLaMA2, which is trained on 2 trillion training tokens for text performance. Inherent differences in how different modalities are processed In the feature space (across layers), PCA results show the distinct clustering by modality (text, speech, image).</text:p>
          </table:table-cell>
          <table:table-cell/>
          <table:table-cell table:style-name="ce2" table:number-columns-repeated="16378"/>
        </table:table-row>
        <table:table-row table:style-name="ro1">
          <table:table-cell office:value-type="string" calcext:value-type="string">
            <text:p>Which specific computational step distinguishes itself by calculating relationships based on the final outputs of the previous module rather than evaluating its own internal data?</text:p>
          </table:table-cell>
          <table:table-cell table:number-columns-repeated="2"/>
          <table:table-cell table:style-name="ce3" office:value-type="float" office:value="80" calcext:value-type="float">
            <text:p>80</text:p>
          </table:table-cell>
          <table:table-cell office:value-type="string" calcext:value-type="string">
            <text:p>The Reflexion process</text:p>
            <text:p>Initialization The Actor produces trajectory " by interacting with the environment. The Evaluator then produces score r" which is computed as #=M$("), where # is only scalar reward for trial t. The Self-Reflection model analyzes the set of {", r"} to produce summary sr" which is stored in the memory mem, where sr# is verbal experience feedback for trial t. Repeat The Actor, Evaluator, and Self-Reflection model work together through trials in loop until the Evaluator deems sr# to be correct. Note that after each trial t, sr#, is appended mem.</text:p>
          </table:table-cell>
          <table:table-cell/>
          <table:table-cell table:style-name="ce2" table:number-columns-repeated="16378"/>
        </table:table-row>
        <table:table-row table:style-name="ro1">
          <table:table-cell office:value-type="string" calcext:value-type="string">
            <text:p>Which slide highlights the ultimate objective of adapting broad, internet-scale information over to the realm of physical machine manipulation?</text:p>
          </table:table-cell>
          <table:table-cell table:number-columns-repeated="2"/>
          <table:table-cell table:style-name="ce3" office:value-type="float" office:value="69" calcext:value-type="float">
            <text:p>69</text:p>
          </table:table-cell>
          <table:table-cell office:value-type="string" calcext:value-type="string">
            <text:p>Example:</text:p>
            <text:p>RT-2: Vision-Language-Action Models [PLMR 2023] Transfer Web Knowledge to Robotic Control</text:p>
          </table:table-cell>
          <table:table-cell/>
          <table:table-cell table:style-name="ce2" table:number-columns-repeated="16378"/>
        </table:table-row>
        <table:table-row table:style-name="ro1">
          <table:table-cell office:value-type="string" calcext:value-type="string">
            <text:p>Which specific university course is explicitly acknowledged as the origin of the instructional material being presented?</text:p>
          </table:table-cell>
          <table:table-cell table:number-columns-repeated="2"/>
          <table:table-cell table:style-name="ce3" office:value-type="float" office:value="93" calcext:value-type="float">
            <text:p>93</text:p>
          </table:table-cell>
          <table:table-cell office:value-type="string" calcext:value-type="string">
            <text:p>The system prompt for automatic curriculum (1/3)</text:p>
            <text:p>(The list of question-answer pairs represents the additional context.)</text:p>
          </table:table-cell>
          <table:table-cell/>
          <table:table-cell table:style-name="ce2" table:number-columns-repeated="16378"/>
        </table:table-row>
        <table:table-row table:style-name="ro1">
          <table:table-cell office:value-type="string" calcext:value-type="string">
            <text:p>Which section establishes the initial dimensional shapes and variable names for both incoming and outgoing data sequences, completely prior to introducing any internal calculations?</text:p>
          </table:table-cell>
          <table:table-cell table:number-columns-repeated="2"/>
          <table:table-cell table:style-name="ce3" office:value-type="float" office:value="25" calcext:value-type="float">
            <text:p>25</text:p>
          </table:table-cell>
          <table:table-cell office:value-type="string" calcext:value-type="string">
            <text:p>Self-Attention Layer</text:p>
            <text:p>Outputs: Context vectors: (shape:) Operations: Query vectors:=xWq Key vectors:=xWk Value vectors:=xWv Alignment: ei,=qj ki/Attention:=softmax Output: yj=ai, vi Inputs: Input vectors: (shape:) 25 Source: https://cs231n.stanford.edu/slides/2022/lecture_11_ruohan.pdf</text:p>
          </table:table-cell>
          <table:table-cell/>
          <table:table-cell table:style-name="ce2" table:number-columns-repeated="16378"/>
        </table:table-row>
        <table:table-row table:style-name="ro1">
          <table:table-cell office:value-type="string" calcext:value-type="string">
            <text:p>When dealing with factual domains that shift rapidly, why is a single-pass fetching strategy considered inadequate, and what must the system do instead to ensure accuracy?</text:p>
          </table:table-cell>
          <table:table-cell table:number-columns-repeated="2"/>
          <table:table-cell table:style-name="ce3" office:value-type="float" office:value="160" calcext:value-type="float">
            <text:p>160</text:p>
          </table:table-cell>
          <table:table-cell office:value-type="string" calcext:value-type="string">
            <text:p>Dynamic questions</text:p>
            <text:p>Since the context knowledge of such question updates frequently, the retrieved content may be mixed with outdated and newer knowledge that is difficult to distinguish. This requires mARG methods to flexibly plan additional retrievals based on feedback from current retrieved content for further comprehension, rather than merely one-time retrieval.</text:p>
          </table:table-cell>
          <table:table-cell/>
          <table:table-cell table:style-name="ce2" table:number-columns-repeated="16378"/>
        </table:table-row>
        <table:table-row table:style-name="ro1">
          <table:table-cell office:value-type="string" calcext:value-type="string">
            <text:p>For frameworks that avoid using direct visual embeddings, what is the required intermediate step used to process an image before searching the database?</text:p>
          </table:table-cell>
          <table:table-cell table:number-columns-repeated="2"/>
          <table:table-cell table:style-name="ce3" office:value-type="float" office:value="158" calcext:value-type="float">
            <text:p>158</text:p>
          </table:table-cell>
          <table:table-cell office:value-type="string" calcext:value-type="string">
            <text:p>Challenges with mRAG</text:p>
            <text:p>Heuristic mRAG methods typically predefined fixed retrieval processes, suffering from challenges: (1) Non-adaptive Retrieval Queries Referring to the fixed retrieval processes and query structures of heuristic mRAG methods (2) Overloaded Retrieval Queries Referring to heuristic mRAG methods merely format single query by concatenating textual descriptions of objects in images with input questions</text:p>
          </table:table-cell>
          <table:table-cell/>
          <table:table-cell table:style-name="ce2" table:number-columns-repeated="16378"/>
        </table:table-row>
        <table:table-row table:style-name="ro1">
          <table:table-cell office:value-type="string" calcext:value-type="string">
            <text:p>If the simulated character does not have a weapon readily available in its inventory during an encounter with an undead enemy, what specific asynchronous function is triggered to create one?</text:p>
          </table:table-cell>
          <table:table-cell table:number-columns-repeated="2"/>
          <table:table-cell table:style-name="ce3" office:value-type="float" office:value="210" calcext:value-type="float">
            <text:p>210</text:p>
          </table:table-cell>
          <table:table-cell office:value-type="string" calcext:value-type="string">
            <text:p>People Rooms Weapons</text:p>
            <text:p>One card of each category is picked at random and put it in an envelope, and it is up to the participants to uncover whodunnit.</text:p>
          </table:table-cell>
          <table:table-cell/>
          <table:table-cell table:style-name="ce2" table:number-columns-repeated="16378"/>
        </table:table-row>
        <table:table-row table:style-name="ro1">
          <table:table-cell office:value-type="string" calcext:value-type="string">
            <text:p>How does the system filter the vast array of collected environmental observations before feeding them into the core language engine to shape its reactions?</text:p>
          </table:table-cell>
          <table:table-cell table:number-columns-repeated="2"/>
          <table:table-cell table:style-name="ce3" office:value-type="float" office:value="73" calcext:value-type="float">
            <text:p>73</text:p>
          </table:table-cell>
          <table:table-cell office:value-type="string" calcext:value-type="string">
            <text:p>Toolformer: Language Models Can Teach</text:p>
            <text:p>Themselves to Use Tools [NeurIPS 2023] Key steps: Given an input text, we first sample position and corresponding API call candidates c1i, c2i,., cki. We then execute these API calls and filter out all calls which do not reduce the loss Li over the next tokens. All remaining API calls are interleaved with the original text, resulting in new text.</text:p>
          </table:table-cell>
          <table:table-cell/>
          <table:table-cell table:style-name="ce2" table:number-columns-repeated="16378"/>
        </table:table-row>
        <table:table-row table:style-name="ro1">
          <table:table-cell office:value-type="string" calcext:value-type="string">
            <text:p>Where is the fundamental discrepancy between standard foundation predictors and interactive autonomous systems first mathematically detailed, prior to introducing any input conversion requirements?</text:p>
          </table:table-cell>
          <table:table-cell table:number-columns-repeated="2"/>
          <table:table-cell table:style-name="ce3" office:value-type="float" office:value="63" calcext:value-type="float">
            <text:p>63</text:p>
          </table:table-cell>
          <table:table-cell office:value-type="string" calcext:value-type="string">
            <text:p>MLLMs as Agent Models</text:p>
            <text:p>MLLMs predict model-specific tokens (w!, w",., w#) w#$! AI Agents predict observation-action sequences Policy model: (o!, a!, o", a",., o#) a# World model: (o!, a!, o", a",., o#, a#) o#$!</text:p>
          </table:table-cell>
          <table:table-cell/>
          <table:table-cell table:style-name="ce2" table:number-columns-repeated="16378"/>
        </table:table-row>
        <table:table-row table:style-name="ro1">
          <table:table-cell office:value-type="string" calcext:value-type="string">
            <text:p>When categorizing the pace of information change within the referenced evaluation benchmark, what specific time interval dictates whether the data is flagged as 'rapid' versus 'gradual'?</text:p>
          </table:table-cell>
          <table:table-cell table:number-columns-repeated="2"/>
          <table:table-cell table:style-name="ce3" office:value-type="float" office:value="166" calcext:value-type="float">
            <text:p>166</text:p>
          </table:table-cell>
          <table:table-cell office:value-type="string" calcext:value-type="string">
            <text:p>The Dyn-VQA dataset</text:p>
            <text:p>Comparison of knowledge-seeking VQA datasets The annotation of fast or slow is determined by whether the updating occurs on yearly basis.</text:p>
          </table:table-cell>
          <table:table-cell/>
          <table:table-cell table:style-name="ce2" table:number-columns-repeated="16378"/>
        </table:table-row>
        <table:table-row table:style-name="ro1">
          <table:table-cell office:value-type="string" calcext:value-type="string">
            <text:p>What linguistic metaphor explains how dual processing modules coordinate to power large-scale vision-language architectures?</text:p>
          </table:table-cell>
          <table:table-cell table:number-columns-repeated="2"/>
          <table:table-cell table:style-name="ce3" office:value-type="float" office:value="67" calcext:value-type="float">
            <text:p>67</text:p>
          </table:table-cell>
          <table:table-cell office:value-type="string" calcext:value-type="string">
            <text:p>Example:</text:p>
            <text:p>RT-2: Vision-Language-Action Models [PLMR 2023]</text:p>
          </table:table-cell>
          <table:table-cell/>
          <table:table-cell table:style-name="ce2" table:number-columns-repeated="16378"/>
        </table:table-row>
        <table:table-row table:style-name="ro1">
          <table:table-cell office:value-type="string" calcext:value-type="string">
            <text:p>How are in-game discoveries, such as ruling out a specific suspect or certain combinations of rooms and tools, formally appended to the tracking system?</text:p>
          </table:table-cell>
          <table:table-cell table:number-columns-repeated="2"/>
          <table:table-cell table:style-name="ce3" office:value-type="float" office:value="165" calcext:value-type="float">
            <text:p>165</text:p>
          </table:table-cell>
          <table:table-cell office:value-type="string" calcext:value-type="string">
            <text:p>The OmniSearch framework</text:p>
            <text:p>The planning agent is the core module that formulates sub-questions and plans the subsequent retrieval action based on real-world feedback (., retrieved content or solver output). Actual retrieval action is execute by the retriever. Then, sub- question solver generates feedback on sub-question based on the retrieval content and update it to the planner.</text:p>
          </table:table-cell>
          <table:table-cell/>
          <table:table-cell table:style-name="ce2" table:number-columns-repeated="16378"/>
        </table:table-row>
        <table:table-row table:style-name="ro1">
          <table:table-cell office:value-type="string" calcext:value-type="string">
            <text:p>Why exactly does the core processing mechanism require external spatial data to handle ordered elements like natural language or images?</text:p>
          </table:table-cell>
          <table:table-cell table:number-columns-repeated="2"/>
          <table:table-cell table:style-name="ce3" office:value-type="float" office:value="26" calcext:value-type="float">
            <text:p>26</text:p>
          </table:table-cell>
          <table:table-cell office:value-type="string" calcext:value-type="string">
            <text:p>Self-Attention Layer</text:p>
            <text:p>Permutation equivariant Self-attention layer does not care about the orders of the inputs! Problem: How can we encode ordered sequences like language or spatially ordered image features? That why we need positional encoding! 26 Source: https://cs231n.stanford.edu/slides/2022/lecture_11_ruohan.pdf</text:p>
          </table:table-cell>
          <table:table-cell/>
          <table:table-cell table:style-name="ce2" table:number-columns-repeated="16378"/>
        </table:table-row>
        <table:table-row table:style-name="ro1">
          <table:table-cell office:value-type="string" calcext:value-type="string">
            <text:p>Where can I find the visual diagram that plots the sequence index variables against depth indices represented by the letter k?</text:p>
          </table:table-cell>
          <table:table-cell table:number-columns-repeated="2"/>
          <table:table-cell table:style-name="ce3" office:value-type="float" office:value="21" calcext:value-type="float">
            <text:p>21</text:p>
          </table:table-cell>
          <table:table-cell office:value-type="string" calcext:value-type="string">
            <text:p>Positional Encoding</text:p>
            <text:p>Positional Encoding Visualization (0) (1) (2) (3)=0=1=2=3 Source: https://erdem.pl/2021/05/understanding-positional-encoding-in-transformers</text:p>
          </table:table-cell>
          <table:table-cell/>
          <table:table-cell table:style-name="ce2" table:number-columns-repeated="16378"/>
        </table:table-row>
        <table:table-row table:style-name="ro1">
          <table:table-cell office:value-type="string" calcext:value-type="string">
            <text:p>When analyzing the structural similarities between the generative and analytical parts of the architecture, what specific restriction limits the generative component's awareness strictly to historical data?</text:p>
          </table:table-cell>
          <table:table-cell table:number-columns-repeated="2"/>
          <table:table-cell table:style-name="ce3" office:value-type="float" office:value="215" calcext:value-type="float">
            <text:p>215</text:p>
          </table:table-cell>
          <table:table-cell office:value-type="string" calcext:value-type="string">
            <text:p>Remarks</text:p>
            <text:p>Real-world knowledge plays vital role in human intelligence. Physical World Knowledge Taxonomy Horizon Deep Planning Semantics Temporal Relation (slow-thinking) Situation/Event (Image) Action (Video) Spatial Relation Object Affordance Surface Object Properties Semantics Object Permanence (fast-thinking) 112 Dynamics Static Dynamic</text:p>
          </table:table-cell>
          <table:table-cell/>
          <table:table-cell table:style-name="ce2" table:number-columns-repeated="16378"/>
        </table:table-row>
        <table:table-row table:style-name="ro1">
          <table:table-cell office:value-type="string" calcext:value-type="string">
            <text:p>In the negative result report regarding mathematical constraint correction, what was the exact success rate of the minimalist strategy that generated just two attempts, ultimately outperforming a massively larger architecture?</text:p>
          </table:table-cell>
          <table:table-cell table:number-columns-repeated="2"/>
          <table:table-cell table:style-name="ce3" office:value-type="float" office:value="131" calcext:value-type="float">
            <text:p>131</text:p>
          </table:table-cell>
          <table:table-cell office:value-type="string" calcext:value-type="string">
            <text:p>Experiments: Setting (3)</text:p>
            <text:p>Multi-objective training performance in MoT</text:p>
          </table:table-cell>
          <table:table-cell/>
          <table:table-cell table:style-name="ce2" table:number-columns-repeated="16378"/>
        </table:table-row>
        <table:table-row table:style-name="ro1">
          <table:table-cell office:value-type="string" calcext:value-type="string">
            <text:p>In standard sequence mapping architectures, what alternative two-word phrase is given for the 'intermediate representation' constructed by the analysis network before the output generation begins?</text:p>
          </table:table-cell>
          <table:table-cell table:number-columns-repeated="2"/>
          <table:table-cell table:style-name="ce3" office:value-type="float" office:value="8" calcext:value-type="float">
            <text:p>8</text:p>
          </table:table-cell>
          <table:table-cell office:value-type="string" calcext:value-type="string">
            <text:p>Sequence to Sequence Generation</text:p>
            <text:p>with Transformer Based Models Input: Sequence x1,., xT Output: Sequence y1,., yT Transformer is an encoder-decoder architecture: An encoder (neural network) analyzes the input and builds an intermediate representation (.context vector) of it; decoder (neural network) analyzes the intermediate representation and creates an output. 8 Source: https://huggingface.co/blog/encoder-decoder</text:p>
          </table:table-cell>
          <table:table-cell/>
          <table:table-cell table:style-name="ce2" table:number-columns-repeated="16378"/>
        </table:table-row>
        <table:table-row table:style-name="ro1">
          <table:table-cell office:value-type="string" calcext:value-type="string">
            <text:p>In the multi-step search example involving a famous basketball player, what specific physical object is ultimately identified as the symbol of his franchise?</text:p>
          </table:table-cell>
          <table:table-cell table:number-columns-repeated="2"/>
          <table:table-cell table:style-name="ce3" office:value-type="float" office:value="165" calcext:value-type="float">
            <text:p>165</text:p>
          </table:table-cell>
          <table:table-cell office:value-type="string" calcext:value-type="string">
            <text:p>The OmniSearch framework</text:p>
            <text:p>The planning agent is the core module that formulates sub-questions and plans the subsequent retrieval action based on real-world feedback (., retrieved content or solver output). Actual retrieval action is execute by the retriever. Then, sub- question solver generates feedback on sub-question based on the retrieval content and update it to the planner.</text:p>
          </table:table-cell>
          <table:table-cell/>
          <table:table-cell table:style-name="ce2" table:number-columns-repeated="16378"/>
        </table:table-row>
        <table:table-row table:style-name="ro1">
          <table:table-cell office:value-type="string" calcext:value-type="string">
            <text:p>What optimization criterion is primarily utilized when aligning separate feature extractors on massive web-scraped datasets?</text:p>
          </table:table-cell>
          <table:table-cell table:number-columns-repeated="2"/>
          <table:table-cell table:style-name="ce3" office:value-type="float" office:value="118" calcext:value-type="float">
            <text:p>118</text:p>
          </table:table-cell>
          <table:table-cell office:value-type="string" calcext:value-type="string">
            <text:p>The two main challenges</text:p>
            <text:p>Demanding larger datasets and computations For example, Chameleon (released by Meta, 2024) is trained on 9.2 trillion training tokens (including image tokens) to match LLaMA2, which is trained on 2 trillion training tokens for text performance. Inherent differences in how different modalities are processed In the feature space (across layers), PCA results show the distinct clustering by modality (text, speech, image).</text:p>
          </table:table-cell>
          <table:table-cell/>
          <table:table-cell table:style-name="ce2" table:number-columns-repeated="16378"/>
        </table:table-row>
        <table:table-row table:style-name="ro1">
          <table:table-cell office:value-type="string" calcext:value-type="string">
            <text:p>What does the three-letter acronym representing the fully connected feed-forward network component inside the final encoding module stand for?</text:p>
          </table:table-cell>
          <table:table-cell table:number-columns-repeated="2"/>
          <table:table-cell table:style-name="ce3" office:value-type="float" office:value="9" calcext:value-type="float">
            <text:p>9</text:p>
          </table:table-cell>
          <table:table-cell office:value-type="string" calcext:value-type="string">
            <text:p>Transformer Based Models</text:p>
            <text:p>Transformer is an encoder-decoder architecture with core component attention mechanism. Attention allows the model to focus on the most relevant parts of the input sequence when generating the output. 9 Source: https://huggingface.co/blog/encoder-decoder</text:p>
          </table:table-cell>
          <table:table-cell/>
          <table:table-cell table:style-name="ce2" table:number-columns-repeated="16378"/>
        </table:table-row>
        <table:table-row table:style-name="ro1">
          <table:table-cell office:value-type="string" calcext:value-type="string">
            <text:p>In the framework that uses text-based reinforcement to learn from failures, which specific sub-module is responsible for assessing the quality of the generated actions?</text:p>
          </table:table-cell>
          <table:table-cell table:number-columns-repeated="2"/>
          <table:table-cell table:style-name="ce3" office:value-type="float" office:value="79" calcext:value-type="float">
            <text:p>79</text:p>
          </table:table-cell>
          <table:table-cell office:value-type="string" calcext:value-type="string">
            <text:p>Reflexion [NeurIPS 2023]</text:p>
            <text:p>Reflexion uses verbal reinforcement to help agents learn from prior failings,., converting binary (., success/fail) or scalar feedback from the environment into verbal feedback in the form of textual summary, which is then added as additional context for the MLLM agent in the next episode. Reflexion utilizes three distinct models: Actor: generating text and actions Evaluator: scoring the outputs produced by the Actor Self-Reflection model: generating verbal reinforcement cues to assist the Actor in self-improvement. Source: Reflexion: Language Agents with Verbal Reinforcement Learning, NeurIPS, 2023.79</text:p>
          </table:table-cell>
          <table:table-cell/>
          <table:table-cell table:style-name="ce2" table:number-columns-repeated="16378"/>
        </table:table-row>
        <table:table-row table:style-name="ro1">
          <table:table-cell office:value-type="string" calcext:value-type="string">
            <text:p>In the context of replacing standard fully connected structures, what numerical example is provided for the quantity of independent, specialized networks typically utilized?</text:p>
          </table:table-cell>
          <table:table-cell table:number-columns-repeated="2"/>
          <table:table-cell table:style-name="ce3" office:value-type="float" office:value="27" calcext:value-type="float">
            <text:p>27</text:p>
          </table:table-cell>
          <table:table-cell office:value-type="string" calcext:value-type="string">
            <text:p>Multi-Head Self-Attention Layer</text:p>
            <text:p>Multiple self-attention heads in parallel Self-attention of Head0 Self-attention of Head1 Self-attention of Head3. 27 Source: https://cs231n.stanford.edu/slides/2022/lecture_11_ruohan.pdf</text:p>
          </table:table-cell>
          <table:table-cell/>
          <table:table-cell table:style-name="ce2" table:number-columns-repeated="16378"/>
        </table:table-row>
        <table:table-row table:style-name="ro1">
          <table:table-cell office:value-type="string" calcext:value-type="string">
            <text:p>During the task of automatically generating textual descriptions for visual data, what specific component is utilized to feed the visual characteristics into the generating sub-network?</text:p>
          </table:table-cell>
          <table:table-cell table:number-columns-repeated="2"/>
          <table:table-cell table:style-name="ce3" office:value-type="float" office:value="36" calcext:value-type="float">
            <text:p>36</text:p>
          </table:table-cell>
          <table:table-cell office:value-type="string" calcext:value-type="string">
            <text:p>Text to Image Generation</text:p>
            <text:p>with Diffusion Based Models Text to Image Generation Generating realistic images from text descriptions by OpenAI DALL 2 36 Source: Hierarchical Text-Conditional Image Generation with CLIP Latents, arXiv, 2022.</text:p>
          </table:table-cell>
          <table:table-cell/>
          <table:table-cell table:style-name="ce2" table:number-columns-repeated="16378"/>
        </table:table-row>
        <table:table-row table:style-name="ro1">
          <table:table-cell office:value-type="string" calcext:value-type="string">
            <text:p>What structural design strategy relies on on-the-fly network adaptations to ensure continuous operation when specific patient medical logs are absent during clinical evaluations?</text:p>
          </table:table-cell>
          <table:table-cell table:number-columns-repeated="2"/>
          <table:table-cell table:style-name="ce3" office:value-type="float" office:value="140" calcext:value-type="float">
            <text:p>140</text:p>
          </table:table-cell>
          <table:table-cell office:value-type="string" calcext:value-type="string">
            <text:p>Method 2: Architecture-Focused Models</text:p>
            <text:p>Core idea: Dynamic adjust to handle the absence of certain modality. electronic health record Source: DrFuse: Learning Disentangled Representation for Clinical Multi-Modal Fusion with Missing Modality and Modal Inconsistency, AAAI, 2024.</text:p>
          </table:table-cell>
          <table:table-cell/>
          <table:table-cell table:style-name="ce2" table:number-columns-repeated="16378"/>
        </table:table-row>
        <table:table-row table:style-name="ro1">
          <table:table-cell office:value-type="string" calcext:value-type="string">
            <text:p>When diagnosing the quality issues in large-scale internet image-text datasets, what specific physical attributes of human subjects are noted as frequently missing from the original web scraping metadata?</text:p>
          </table:table-cell>
          <table:table-cell table:number-columns-repeated="2"/>
          <table:table-cell table:style-name="ce3" office:value-type="float" office:value="51" calcext:value-type="float">
            <text:p>51</text:p>
          </table:table-cell>
          <table:table-cell office:value-type="string" calcext:value-type="string">
            <text:p>[Google Research 2023] Observations</text:p>
            <text:p>Open-web datasets used to train open text-to-image models suffer from significannot issues. To be specific, the captions in the LAION dataset, used to train vision- language models, come from alt HTML tags (Alttext) and often describes only narrow aspect of the image, neglecting significannot visual details. For example, an image of person can have as Alttext the name of the person and the name of the photographer, but not description of their appearance, their clothes, their position, or the background. Source: Picture is Worth Thousand Words: Principled Recaptioning Improves Image Generation, arXiv, 2023.</text:p>
          </table:table-cell>
          <table:table-cell/>
          <table:table-cell table:style-name="ce2" table:number-columns-repeated="16378"/>
        </table:table-row>
        <table:table-row table:style-name="ro1">
          <table:table-cell office:value-type="string" calcext:value-type="string">
            <text:p>At what exact step is the linear transformation formula for the first extraction vector introduced, while the mathematical calculations for the remaining vectors are still kept hidden?</text:p>
          </table:table-cell>
          <table:table-cell table:number-columns-repeated="2"/>
          <table:table-cell table:style-name="ce3" office:value-type="float" office:value="22" calcext:value-type="float">
            <text:p>22</text:p>
          </table:table-cell>
          <table:table-cell office:value-type="string" calcext:value-type="string">
            <text:p>The Transformer Encoder Block (4/5)</text:p>
            <text:p>Attention attends over all the vectors Add positional encoding 22 Source: https://cs231n.stanford.edu/slides/2022/lecture_11_ruohan.pdf</text:p>
          </table:table-cell>
          <table:table-cell/>
          <table:table-cell table:style-name="ce2" table:number-columns-repeated="16378"/>
        </table:table-row>
        <table:table-row table:style-name="ro1">
          <table:table-cell office:value-type="string" calcext:value-type="string">
            <text:p>Where can I find the web address for the 2022 university lecture slides that were used to illustrate the stacked nature of the generative modules?</text:p>
          </table:table-cell>
          <table:table-cell table:number-columns-repeated="2"/>
          <table:table-cell table:style-name="ce3" office:value-type="float" office:value="174" calcext:value-type="float">
            <text:p>174</text:p>
          </table:table-cell>
          <table:table-cell office:value-type="string" calcext:value-type="string">
            <text:p>Some of the following slides credit to:</text:p>
            <text:p>Harvard University-CS 50: Artificial Intelligence in Python</text:p>
          </table:table-cell>
          <table:table-cell/>
          <table:table-cell table:style-name="ce2" table:number-columns-repeated="16378"/>
        </table:table-row>
        <table:table-row table:style-name="ro1">
          <table:table-cell office:value-type="string" calcext:value-type="string">
            <text:p>When the system is tasked with generating descriptions for pictures, how exactly are the visual representations integrated into the generating module?</text:p>
          </table:table-cell>
          <table:table-cell table:number-columns-repeated="2"/>
          <table:table-cell table:style-name="ce3" office:value-type="float" office:value="12" calcext:value-type="float">
            <text:p>12</text:p>
          </table:table-cell>
          <table:table-cell office:value-type="string" calcext:value-type="string">
            <text:p>Example:</text:p>
            <text:p>Image Captioning with Transformers Image Captioning is the task of describing the content of an image in words. 12 Source: https://eman-lotfy-elrefai.medium.com/5-models-to-use-for-image-captioning-task-59143fb2df6d</text:p>
          </table:table-cell>
          <table:table-cell/>
          <table:table-cell table:style-name="ce2" table:number-columns-repeated="16378"/>
        </table:table-row>
        <table:table-row table:style-name="ro1">
          <table:table-cell office:value-type="string" calcext:value-type="string">
            <text:p>What specific psychological observation about human physical features explains why an original portrait and its mirrored counterpart convey the identical emotional state despite lacking perfect left-right symmetry?</text:p>
          </table:table-cell>
          <table:table-cell table:number-columns-repeated="2"/>
          <table:table-cell table:style-name="ce3" office:value-type="float" office:value="142" calcext:value-type="float">
            <text:p>142</text:p>
          </table:table-cell>
          <table:table-cell office:value-type="string" calcext:value-type="string">
            <text:p>Effective Feature Extraction for FER</text:p>
            <text:p>Facial Chirality Psychological studies show that emotional faces are asymmetric. Powell,.Ryan, and James.Schirillo. "Asymmetrical facial expressions in portraits and hemispheric laterality: literature review." Laterality 14.6 (2009): 545-572. However, face image and its reflection are with exact the same expression. Ling Lo, HongXia Xie, Hong-Han Shuai and Wen-Huang Cheng, Facial Chirality: Using Self-Face Reflection to Learn Discriminative Features for Facial Expression Recognition, ICME 2021 (Best Paper Award)</text:p>
          </table:table-cell>
          <table:table-cell/>
          <table:table-cell table:style-name="ce2" table:number-columns-repeated="16378"/>
        </table:table-row>
        <table:table-row table:style-name="ro1">
          <table:table-cell office:value-type="string" calcext:value-type="string">
            <text:p>What was the exact financial expenditure required to autonomously produce over a hundred and sixty academic manuscripts using a system that processed over twenty billion textual units?</text:p>
          </table:table-cell>
          <table:table-cell table:number-columns-repeated="2"/>
          <table:table-cell table:style-name="ce3" office:value-type="float" office:value="118" calcext:value-type="float">
            <text:p>118</text:p>
          </table:table-cell>
          <table:table-cell office:value-type="string" calcext:value-type="string">
            <text:p>The two main challenges</text:p>
            <text:p>Demanding larger datasets and computations For example, Chameleon (released by Meta, 2024) is trained on 9.2 trillion training tokens (including image tokens) to match LLaMA2, which is trained on 2 trillion training tokens for text performance. Inherent differences in how different modalities are processed In the feature space (across layers), PCA results show the distinct clustering by modality (text, speech, image).</text:p>
          </table:table-cell>
          <table:table-cell/>
          <table:table-cell table:style-name="ce2" table:number-columns-repeated="16378"/>
        </table:table-row>
        <table:table-row table:style-name="ro1">
          <table:table-cell office:value-type="string" calcext:value-type="string">
            <text:p>Which specific branch of physics is cited as the foundational inspiration for models that simulate the gradual mixture and separation of particles over infinitesimal periods?</text:p>
          </table:table-cell>
          <table:table-cell table:number-columns-repeated="2"/>
          <table:table-cell table:style-name="ce3" office:value-type="float" office:value="37" calcext:value-type="float">
            <text:p>37</text:p>
          </table:table-cell>
          <table:table-cell office:value-type="string" calcext:value-type="string">
            <text:p>Text to Image Generation</text:p>
            <text:p>with Diffusion Based Models Diffusion Process Diffusion models are inspired by non-equilibrium thermodynamics. For small fraction of the time, it is difficult to determine whether particles are moving in the direction of mixing or in the opposite direction. 37 Source: https://sgvr.kaist.ac.kr/~sungeui/CG/Slides/slides_24/CS380_Talk3_Diffusion.pdf</text:p>
          </table:table-cell>
          <table:table-cell/>
          <table:table-cell table:style-name="ce2" table:number-columns-repeated="16378"/>
        </table:table-row>
        <table:table-row table:style-name="ro1">
          <table:table-cell office:value-type="string" calcext:value-type="string">
            <text:p>In the detailed transcript of the failed household simulation run, what realization does the system come to regarding the sequence of objects it should have interacted with?</text:p>
          </table:table-cell>
          <table:table-cell table:number-columns-repeated="2"/>
          <table:table-cell table:style-name="ce3" office:value-type="float" office:value="100" calcext:value-type="float">
            <text:p>100</text:p>
          </table:table-cell>
          <table:table-cell office:value-type="string" calcext:value-type="string">
            <text:p>Stanford AI Village [UIST 2023]</text:p>
            <text:p>Episodic memory of experience The agent architecture 100 Source: Generative Agents: Interactive Simulacra of Human Behavior, UIST, 2023.</text:p>
          </table:table-cell>
          <table:table-cell/>
          <table:table-cell table:style-name="ce2" table:number-columns-repeated="16378"/>
        </table:table-row>
        <table:table-row table:style-name="ro8" table:number-rows-repeated="1048374">
          <table:table-cell table:number-columns-repeated="6"/>
          <table:table-cell table:style-name="Default" table:number-columns-repeated="16378"/>
        </table:table-row>
        <table:table-row table:style-name="ro8">
          <table:table-cell table:number-columns-repeated="6"/>
          <table:table-cell table:style-name="Default" table:number-columns-repeated="16378"/>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Adwaita Sans'" style:font-family-generic-asian="system" style:font-pitch-asian="variable" style:font-size-asian="12pt" style:language-asian="zh" style:country-asian="CN" style:font-family-complex="'Nimbus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07">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6-04-07T13:11:04.764506354</dc:date>
    <meta:editing-duration>PT10H41M46S</meta:editing-duration>
    <meta:editing-cycles>23</meta:editing-cycles>
    <meta:generator>LibreOffice/25.8.5.2$Linux_X86_64 LibreOffice_project/580$Build-2</meta:generator>
    <meta:document-statistic meta:table-count="1" meta:cell-count="645" meta:object-count="0"/>
  </office:meta>
</office:document-meta>
</file>